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20000000204B249CA79A42C6D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2" svg:font-family="'Lohit Devanagari'"/>
    <style:font-face style:name="Liberation Serif2" svg:font-family="'Liberation Serif'" style:font-family-generic="roman"/>
    <style:font-face style:name="Liberation Serif3" svg:font-family="'Liberation Serif'" style:font-adornments="Standard" style:font-family-generic="roman"/>
    <style:font-face style:name="Liberation Sans5" svg:font-family="'Liberation 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ans6" svg:font-family="'Liberation Sans'" style:font-pitch="variable"/>
    <style:font-face style:name="Liberation Sans3" svg:font-family="'Liberation Sans'" style:font-adornments="Standard" style:font-pitch="variable"/>
    <style:font-face style:name="Liberation Serif1" svg:font-family="'Liberation Serif'"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4" svg:font-family="'Liberation Sans'" style:font-adornments="Regular" style:font-family-generic="swiss" style:font-pitch="variable"/>
    <style:font-face style:name="Liberation Sans2" svg:font-family="'Liberation Sans'" style:font-adornments="Standard" style:font-family-generic="swiss" style:font-pitch="variable"/>
    <style:font-face style:name="Liberation Serif4" svg:font-family="'Liberation Serif'" style:font-family-generic="swiss" style:font-pitch="variable"/>
    <style:font-face style:name="Lohit Devanagari1" svg:font-family="'Lohit Devanagari'" style:font-family-generic="swiss" style:font-pitch="variable"/>
    <style:font-face style:name="WenQuanYi Zen Hei Sharp" svg:font-family="'WenQuanYi Zen Hei Sharp'"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ource Han Sans CN Regular" svg:font-family="'Source Han Sans CN Regular'" style:font-family-generic="system" style:font-pitch="variable"/>
    <style:font-face style:name="WenQuanYi Zen Hei Sharp1" svg:font-family="'WenQuanYi Zen Hei Sharp'" style:font-family-generic="system" style:font-pitch="variable"/>
  </office:font-face-decls>
  <office:automatic-styles>
    <style:style style:name="Table3" style:family="table">
      <style:table-properties style:width="16.002cm" fo:margin-top="0cm" fo:margin-bottom="0cm" table:align="margins" fo:background-color="transparent" fo:keep-with-next="always" style:may-break-between-rows="false" table:border-model="collapsing">
        <style:background-image/>
      </style:table-properties>
    </style:style>
    <style:style style:name="Table3.A" style:family="table-column">
      <style:table-column-properties style:column-width="8.001cm" style:rel-column-width="32768*"/>
    </style:style>
    <style:style style:name="Table3.B" style:family="table-column">
      <style:table-column-properties style:column-width="8.001cm" style:rel-column-width="32767*"/>
    </style:style>
    <style:style style:name="Table3.1" style:family="table-row">
      <style:table-row-properties fo:background-color="transparent" fo:keep-together="auto">
        <style:background-image/>
      </style:table-row-properties>
    </style:style>
    <style:style style:name="Table3.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3.B1" style:family="table-cell">
      <style:table-cell-properties style:vertical-align="middle" fo:background-color="#dddddd" fo:padding="0.097cm" fo:border="0.25pt solid #000000" style:writing-mode="page">
        <style:background-image/>
      </style:table-cell-properties>
    </style:style>
    <style:style style:name="Table3.2" style:family="table-row">
      <style:table-row-properties fo:keep-together="auto"/>
    </style:style>
    <style:style style:name="Table3.A2"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le3.B2"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le3.3" style:family="table-row">
      <style:table-row-properties fo:keep-together="auto"/>
    </style:style>
    <style:style style:name="Table3.A3"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le3.B3"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le3.4" style:family="table-row">
      <style:table-row-properties fo:keep-together="auto"/>
    </style:style>
    <style:style style:name="Table3.A4"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ella1" style:family="table">
      <style:table-properties style:width="16.002cm" fo:margin-top="0cm" fo:margin-bottom="0cm" table:align="margins" fo:background-color="transparent" fo:keep-with-next="always" style:may-break-between-rows="false" table:border-model="collapsing">
        <style:background-image/>
      </style:table-properties>
    </style:style>
    <style:style style:name="Tabella1.A" style:family="table-column">
      <style:table-column-properties style:column-width="2.258cm" style:rel-column-width="9246*"/>
    </style:style>
    <style:style style:name="Tabella1.B" style:family="table-column">
      <style:table-column-properties style:column-width="6.872cm" style:rel-column-width="28144*"/>
    </style:style>
    <style:style style:name="Tabella1.C" style:family="table-column">
      <style:table-column-properties style:column-width="6.872cm" style:rel-column-width="28145*"/>
    </style:style>
    <style:style style:name="Tabella1.1" style:family="table-row">
      <style:table-row-properties fo:background-color="transparent">
        <style:background-image/>
      </style:table-row-properties>
    </style:style>
    <style:style style:name="Tabella1.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ella1.C1" style:family="table-cell">
      <style:table-cell-properties style:vertical-align="middle" fo:background-color="#dddddd" fo:padding="0.097cm" fo:border="0.25pt solid #000000" style:writing-mode="page">
        <style:background-image/>
      </style:table-cell-properties>
    </style:style>
    <style:style style:name="Tabella1.2" style:family="table-row">
      <style:table-row-properties fo:background-color="transparent" fo:keep-together="auto">
        <style:background-image/>
      </style:table-row-properties>
    </style:style>
    <style:style style:name="Tabella1.A2"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1.B2"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1.C2"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ella1.A3"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1.B3"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1.C3"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ella1.A4"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1.B4"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1.C4"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ella1.A5"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1.B5"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1.C5"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ella1.A6"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1.B6"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1.C6"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ella1.A7"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1.B7"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1.C7"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ella1.A8"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1.B8"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1.C8"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ella1.A9"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1.B9"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1.C9"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ella1.A10"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1.B10"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1.C10"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ella1.A11"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1.B11"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1.C11"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ella1.A12"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P1" style:family="paragraph" style:parent-style-name="EG_20_Sezione_20_etichetta">
      <style:paragraph-properties fo:break-before="page"/>
      <style:text-properties officeooo:rsid="00dee732" officeooo:paragraph-rsid="00f71338"/>
    </style:style>
    <style:style style:name="P2" style:family="paragraph" style:parent-style-name="Contenuto_20_tabella_20_lungo">
      <style:text-properties officeooo:paragraph-rsid="00b3414c"/>
    </style:style>
    <style:style style:name="P3" style:family="paragraph" style:parent-style-name="Contenuto_20_tabella_20_lungo">
      <style:text-properties style:use-window-font-color="true" loext:opacity="0%" style:font-name="Liberation Sans2" fo:font-size="9pt" officeooo:rsid="0123af4d" officeooo:paragraph-rsid="007f2054" style:font-size-asian="10.5pt"/>
    </style:style>
    <style:style style:name="P4" style:family="paragraph" style:parent-style-name="Contenuto_20_tabella_20_lungo">
      <style:text-properties officeooo:rsid="012546f6" officeooo:paragraph-rsid="007f2054"/>
    </style:style>
    <style:style style:name="P5" style:family="paragraph" style:parent-style-name="Contenuto_20_tabella_20_lungo">
      <style:text-properties officeooo:paragraph-rsid="007f2054"/>
    </style:style>
    <style:style style:name="P6" style:family="paragraph" style:parent-style-name="Contenuto_20_tabella_20_lungo">
      <style:text-properties officeooo:paragraph-rsid="00d3ac92"/>
    </style:style>
    <style:style style:name="P7" style:family="paragraph" style:parent-style-name="Contenuto_20_tabella_20_lungo">
      <style:text-properties officeooo:paragraph-rsid="00d41409"/>
    </style:style>
    <style:style style:name="P8" style:family="paragraph" style:parent-style-name="Contenuto_20_tabella_20_lungo">
      <style:text-properties officeooo:rsid="00d4686d" officeooo:paragraph-rsid="00d5ed33"/>
    </style:style>
    <style:style style:name="P9" style:family="paragraph" style:parent-style-name="Table">
      <style:text-properties officeooo:paragraph-rsid="007f2054"/>
    </style:style>
    <style:style style:name="P10" style:family="paragraph" style:parent-style-name="Table_20_Heading">
      <style:text-properties style:use-window-font-color="true" loext:opacity="0%" style:font-name="Liberation Sans2" fo:font-size="9pt" fo:font-weight="bold" officeooo:rsid="01231e67" officeooo:paragraph-rsid="007f2054" style:font-size-asian="10.5pt" style:font-weight-asian="bold" style:font-weight-complex="bold"/>
    </style:style>
    <style:style style:name="P11" style:family="paragraph" style:parent-style-name="Table_20_Heading">
      <style:text-properties officeooo:paragraph-rsid="007f2054"/>
    </style:style>
    <style:style style:name="P12" style:family="paragraph" style:parent-style-name="Table_20_Heading">
      <style:text-properties officeooo:rsid="00ac2d2b" officeooo:paragraph-rsid="007f2054"/>
    </style:style>
    <style:style style:name="P13" style:family="paragraph" style:parent-style-name="Table_20_Contents">
      <style:text-properties style:use-window-font-color="true" loext:opacity="0%" style:font-name="Liberation Sans2" fo:font-size="9pt" officeooo:rsid="01231e67" officeooo:paragraph-rsid="007f2054" style:font-size-asian="10.5pt"/>
    </style:style>
    <style:style style:name="P14" style:family="paragraph" style:parent-style-name="Table_20_Contents">
      <style:text-properties style:use-window-font-color="true" loext:opacity="0%" style:font-name="Liberation Sans2" fo:font-size="9pt" officeooo:rsid="001720ff" officeooo:paragraph-rsid="007f2054" style:font-size-asian="10.5pt"/>
    </style:style>
    <style:style style:name="P15" style:family="paragraph" style:parent-style-name="Table_20_Contents">
      <style:text-properties officeooo:paragraph-rsid="007f2054"/>
    </style:style>
    <style:style style:name="P16" style:family="paragraph" style:parent-style-name="Contenuto_20_tabella_20_centrato">
      <style:text-properties officeooo:paragraph-rsid="007f2054"/>
    </style:style>
    <style:style style:name="P17" style:family="paragraph" style:parent-style-name="Standard">
      <style:text-properties fo:color="#21409a" loext:opacity="100%" style:font-name="Liberation Sans1" fo:font-size="11pt" fo:font-weight="bold" officeooo:rsid="0072f131" officeooo:paragraph-rsid="007f2054" style:font-name-asian="Source Han Sans CN Regular" style:font-size-asian="14.1000003814697pt" style:font-weight-asian="bold" style:font-name-complex="Lohit Devanagari" style:font-size-complex="14.1000003814697pt" style:font-weight-complex="bold"/>
    </style:style>
    <style:style style:name="P18" style:family="paragraph" style:parent-style-name="Illustration">
      <style:text-properties officeooo:paragraph-rsid="0133d7bf"/>
    </style:style>
    <style:style style:name="P19" style:family="paragraph" style:parent-style-name="Illustration">
      <style:text-properties officeooo:paragraph-rsid="014eb3a3"/>
    </style:style>
    <style:style style:name="P20" style:family="paragraph" style:parent-style-name="Illustration">
      <style:text-properties officeooo:paragraph-rsid="00a0c3e9"/>
    </style:style>
    <style:style style:name="P21" style:family="paragraph" style:parent-style-name="Contents_20_2">
      <style:paragraph-properties>
        <style:tab-stops/>
      </style:paragraph-properties>
    </style:style>
    <style:style style:name="P22" style:family="paragraph" style:parent-style-name="Contents_20_3">
      <style:paragraph-properties>
        <style:tab-stops/>
      </style:paragraph-properties>
    </style:style>
    <style:style style:name="P23" style:family="paragraph" style:parent-style-name="Contents_20_4">
      <style:paragraph-properties>
        <style:tab-stops/>
      </style:paragraph-properties>
    </style:style>
    <style:style style:name="P24" style:family="paragraph" style:parent-style-name="EG_20_Nota">
      <style:text-properties officeooo:paragraph-rsid="007f2054"/>
    </style:style>
    <style:style style:name="P25" style:family="paragraph" style:parent-style-name="EG_20_Nota">
      <style:text-properties officeooo:paragraph-rsid="00a5b943"/>
    </style:style>
    <style:style style:name="P26" style:family="paragraph" style:parent-style-name="EG_20_Nota" style:list-style-name="EG_20_All_20_nota_20_auto">
      <style:text-properties officeooo:paragraph-rsid="00e09f8e"/>
    </style:style>
    <style:style style:name="P27" style:family="paragraph" style:parent-style-name="EG_20_Nota" style:list-style-name="EG_20_All_20_nota_20_auto">
      <style:text-properties officeooo:paragraph-rsid="007f2054"/>
    </style:style>
    <style:style style:name="P28" style:family="paragraph" style:parent-style-name="EG_20_Nota" style:list-style-name="EG_20_All_20_nota_20_auto">
      <style:text-properties officeooo:paragraph-rsid="00af9ef5"/>
    </style:style>
    <style:style style:name="P29" style:family="paragraph" style:parent-style-name="EG_20_Nota">
      <style:text-properties officeooo:rsid="008c7192" officeooo:paragraph-rsid="008c7192"/>
    </style:style>
    <style:style style:name="P30" style:family="paragraph" style:parent-style-name="EG_20_Nota">
      <style:text-properties officeooo:paragraph-rsid="00af9ef5"/>
    </style:style>
    <style:style style:name="P31" style:family="paragraph" style:parent-style-name="EG_20_Nota">
      <style:text-properties officeooo:paragraph-rsid="00bd509a"/>
    </style:style>
    <style:style style:name="P32" style:family="paragraph" style:parent-style-name="EG_20_Nota">
      <style:text-properties officeooo:paragraph-rsid="0095feb4"/>
    </style:style>
    <style:style style:name="P33" style:family="paragraph" style:parent-style-name="EG_20_Nota">
      <style:text-properties officeooo:rsid="00a0c3e9" officeooo:paragraph-rsid="00a0c3e9"/>
    </style:style>
    <style:style style:name="P34" style:family="paragraph" style:parent-style-name="Heading_20_2" style:master-page-name="EG_20_Capitoli_20_prima">
      <style:paragraph-properties style:page-number="auto"/>
      <style:text-properties officeooo:paragraph-rsid="007f2054"/>
    </style:style>
    <style:style style:name="P35" style:family="paragraph" style:parent-style-name="Heading_20_3">
      <style:text-properties officeooo:paragraph-rsid="007f2054"/>
    </style:style>
    <style:style style:name="P36" style:family="paragraph" style:parent-style-name="Heading_20_3" style:master-page-name="">
      <style:paragraph-properties style:page-number="auto" fo:break-before="page"/>
    </style:style>
    <style:style style:name="P37" style:family="paragraph" style:parent-style-name="Heading_20_3" style:master-page-name="">
      <style:paragraph-properties style:page-number="auto" fo:break-before="page"/>
      <style:text-properties officeooo:paragraph-rsid="007f2054"/>
    </style:style>
    <style:style style:name="P38" style:family="paragraph" style:parent-style-name="Heading_20_3">
      <style:paragraph-properties fo:break-before="page"/>
    </style:style>
    <style:style style:name="P39" style:family="paragraph" style:parent-style-name="Heading_20_4">
      <style:text-properties officeooo:rsid="0083028c" officeooo:paragraph-rsid="007f2054"/>
    </style:style>
    <style:style style:name="P40" style:family="paragraph" style:parent-style-name="Heading_20_4">
      <style:text-properties officeooo:rsid="0175aef2" officeooo:paragraph-rsid="007f2054"/>
    </style:style>
    <style:style style:name="P41" style:family="paragraph" style:parent-style-name="Heading_20_4" style:master-page-name="">
      <style:paragraph-properties style:page-number="auto" fo:break-before="page"/>
      <style:text-properties officeooo:rsid="0083028c" officeooo:paragraph-rsid="007f2054"/>
    </style:style>
    <style:style style:name="P42" style:family="paragraph" style:parent-style-name="Heading_20_5">
      <style:text-properties officeooo:paragraph-rsid="00a30a76"/>
    </style:style>
    <style:style style:name="P43" style:family="paragraph" style:parent-style-name="Heading_20_5">
      <style:text-properties officeooo:paragraph-rsid="00bd509a"/>
    </style:style>
    <style:style style:name="P44" style:family="paragraph" style:parent-style-name="Heading_20_5" style:master-page-name="">
      <style:paragraph-properties style:page-number="auto" fo:break-before="auto" fo:break-after="auto"/>
    </style:style>
    <style:style style:name="P45" style:family="paragraph" style:parent-style-name="Text_20_body">
      <style:text-properties officeooo:paragraph-rsid="00859581"/>
    </style:style>
    <style:style style:name="P46" style:family="paragraph" style:parent-style-name="Text_20_body">
      <style:text-properties officeooo:paragraph-rsid="007f2054"/>
    </style:style>
    <style:style style:name="P47" style:family="paragraph" style:parent-style-name="Text_20_body" style:list-style-name="EG_20_All_20_commi">
      <style:text-properties officeooo:paragraph-rsid="007f2054"/>
    </style:style>
    <style:style style:name="P48" style:family="paragraph" style:parent-style-name="Text_20_body" style:list-style-name="EG_20_All_20_commi">
      <style:text-properties officeooo:paragraph-rsid="00aeede4"/>
    </style:style>
    <style:style style:name="P49" style:family="paragraph" style:parent-style-name="Text_20_body" style:list-style-name="EG_20_All_20_commi">
      <style:text-properties officeooo:paragraph-rsid="00a9bdf0"/>
    </style:style>
    <style:style style:name="P50" style:family="paragraph" style:parent-style-name="Text_20_body" style:list-style-name="EG_20_All_20_commi">
      <style:text-properties officeooo:paragraph-rsid="00caacc4"/>
    </style:style>
    <style:style style:name="P51" style:family="paragraph" style:parent-style-name="Text_20_body" style:list-style-name="EG_20_All_20_commi">
      <style:text-properties officeooo:paragraph-rsid="009ca510"/>
    </style:style>
    <style:style style:name="P52" style:family="paragraph" style:parent-style-name="Text_20_body" style:list-style-name="EG_20_All_20_commi">
      <style:text-properties officeooo:paragraph-rsid="009ba508"/>
    </style:style>
    <style:style style:name="P53" style:family="paragraph" style:parent-style-name="Text_20_body" style:list-style-name="EG_20_All_20_commi">
      <style:text-properties officeooo:paragraph-rsid="00bd509a"/>
    </style:style>
    <style:style style:name="P54" style:family="paragraph" style:parent-style-name="Text_20_body" style:list-style-name="EG_20_All_20_commi">
      <style:text-properties officeooo:paragraph-rsid="00ae9818"/>
    </style:style>
    <style:style style:name="P55" style:family="paragraph" style:parent-style-name="Text_20_body" style:list-style-name="EG_20_All_20_commi">
      <style:text-properties officeooo:paragraph-rsid="00e09f8e"/>
    </style:style>
    <style:style style:name="P56" style:family="paragraph" style:parent-style-name="Text_20_body" style:list-style-name="EG_20_All_20_commi">
      <style:text-properties officeooo:paragraph-rsid="00984817"/>
    </style:style>
    <style:style style:name="P57" style:family="paragraph" style:parent-style-name="Text_20_body" style:list-style-name="EG_20_All_20_commi">
      <style:text-properties officeooo:paragraph-rsid="00975855"/>
    </style:style>
    <style:style style:name="P58" style:family="paragraph" style:parent-style-name="Text_20_body" style:list-style-name="EG_20_All_20_commi">
      <style:text-properties officeooo:paragraph-rsid="00b3414c"/>
    </style:style>
    <style:style style:name="P59" style:family="paragraph" style:parent-style-name="Text_20_body">
      <style:text-properties officeooo:rsid="01a40a62" officeooo:paragraph-rsid="007f2054"/>
    </style:style>
    <style:style style:name="P60" style:family="paragraph" style:parent-style-name="Text_20_body">
      <style:text-properties officeooo:paragraph-rsid="00b3414c"/>
    </style:style>
    <style:style style:name="P61" style:family="paragraph" style:parent-style-name="Text_20_body" style:list-style-name="EG_20_All_20_commi">
      <style:text-properties officeooo:rsid="00730d2d" officeooo:paragraph-rsid="007f2054"/>
    </style:style>
    <style:style style:name="P62" style:family="paragraph" style:parent-style-name="Text_20_body" style:list-style-name="EG_20_All_20_commi">
      <style:text-properties officeooo:paragraph-rsid="007f2054" fo:background-color="transparent"/>
    </style:style>
    <style:style style:name="P63" style:family="paragraph" style:parent-style-name="Text_20_body">
      <style:text-properties officeooo:paragraph-rsid="007f2054" fo:background-color="transparent"/>
    </style:style>
    <style:style style:name="P64" style:family="paragraph" style:parent-style-name="Text_20_body" style:list-style-name="EG_20_All_20_commi" style:master-page-name="">
      <style:paragraph-properties style:page-number="auto" fo:keep-with-next="always"/>
      <style:text-properties officeooo:paragraph-rsid="007f2054"/>
    </style:style>
    <style:style style:name="P65" style:family="paragraph" style:parent-style-name="Text_20_body" style:list-style-name="EG_20_All_20_commi" style:master-page-name="">
      <style:paragraph-properties style:page-number="auto" fo:keep-with-next="always"/>
      <style:text-properties officeooo:paragraph-rsid="009ca510"/>
    </style:style>
    <style:style style:name="P66" style:family="paragraph" style:parent-style-name="Text_20_body" style:list-style-name="EG_20_All_20_commi" style:master-page-name="">
      <style:paragraph-properties style:page-number="auto" fo:break-before="auto" fo:break-after="auto"/>
      <style:text-properties officeooo:paragraph-rsid="00b3414c"/>
    </style:style>
    <style:style style:name="P67" style:family="paragraph" style:parent-style-name="Text_20_body" style:list-style-name="EG_20_All_20_commi" style:master-page-name="">
      <style:paragraph-properties style:page-number="auto" fo:break-before="auto" fo:break-after="auto"/>
      <style:text-properties officeooo:paragraph-rsid="007f2054"/>
    </style:style>
    <style:style style:name="P68" style:family="paragraph">
      <loext:graphic-properties draw:fill="hatch" draw:fill-color="#729fcf" draw:fill-gradient-name="Gradient_20_19" draw:fill-hatch-name="Black_20_45_20_Degrees" draw:fill-hatch-solid="fals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9" style:family="paragraph">
      <loext:graphic-properties draw:fill="hatch" draw:fill-color="#729fcf" draw:fill-hatch-name="Black_20_45_20_Degrees" draw:fill-hatch-solid="fals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70" style:family="paragraph">
      <loext:graphic-properties draw:fill="solid" draw:fill-color="#ffffff" draw:fill-gradient-name="Gradient_20_18" draw:fill-hatch-name="Hatching_20_47" draw:fill-hatch-solid="fals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71" style:family="paragraph">
      <style:paragraph-properties fo:margin-left="0cm" fo:margin-right="0cm" fo:margin-top="0cm" fo:margin-bottom="0cm" fo:line-height="100%" fo:text-indent="0cm" style:writing-mode="lr-tb"/>
    </style:style>
    <style:style style:name="P72" style:family="paragraph">
      <loext:graphic-properties draw:fill="none" draw:fill-color="#ffffff" draw:fill-hatch-solid="false"/>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P73" style:family="paragraph">
      <style:paragraph-properties fo:margin-left="0cm" fo:margin-right="0cm" fo:margin-top="0cm" fo:margin-bottom="0cm" fo:line-height="100%" fo:text-align="center" fo:text-indent="0cm" style:writing-mode="lr-tb"/>
    </style:style>
    <style:style style:name="P74" style:family="paragraph">
      <loext:graphic-properties draw:fill="none" draw:fill-color="#729fcf" draw:fill-hatch-solid="false"/>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7pt" fo:font-style="normal" fo:text-shadow="none" style:text-underline-style="none" fo:font-weight="normal" style:letter-kerning="true" style:font-name-asian="Noto Sans CJK SC"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P75" style:family="paragraph">
      <loext:graphic-properties draw:fill="none" draw:fill-color="#ffffff" draw:fill-gradient-name="Gradient_20_18" draw:fill-hatch-name="Hatching_20_47" draw:fill-hatch-solid="fals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76" style:family="paragraph">
      <style:paragraph-properties fo:margin-left="0cm" fo:margin-right="0cm" fo:margin-top="0cm" fo:margin-bottom="0cm" fo:line-height="100%" fo:text-align="end" fo:text-indent="0cm" style:writing-mode="lr-tb"/>
    </style:style>
    <style:style style:name="P77" style:family="paragraph">
      <loext:graphic-properties draw:fill="none" draw:fill-color="#ffffff" draw:fill-hatch-solid="false"/>
      <style:paragraph-properties fo:margin-left="0cm" fo:margin-right="0cm" fo:margin-top="0cm" fo:margin-bottom="0cm" fo:line-height="100%" fo:text-align="end" fo:text-indent="0cm" style:writing-mode="lr-tb"/>
      <style:text-properties fo:font-variant="normal" fo:text-transform="none"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Noto Sans CJK SC"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P78" style:family="paragraph">
      <loext:graphic-properties draw:fill="solid" draw:fill-color="#729fcf" draw:fill-hatch-solid="fals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1"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79" style:family="paragraph">
      <loext:graphic-properties draw:fill="hatch" draw:fill-color="#729fcf" draw:fill-gradient-name="Gradient_20_19" draw:fill-hatch-name="Black_20_45_20_Degrees" draw:fill-hatch-solid="false"/>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0" style:family="paragraph">
      <loext:graphic-properties draw:fill="none" draw:fill-color="#729fcf" draw:fill-gradient-name="Gradient_20_17" draw:fill-hatch-name="Hatching_20_47" draw:fill-hatch-solid="false"/>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7pt" fo:font-style="italic" fo:text-shadow="none" style:text-underline-style="none" fo:font-weight="normal" style:letter-kerning="true" style:font-name-asian="WenQuanYi Zen Hei Sharp1" style:font-size-asian="9pt" style:font-style-asian="italic" style:font-weight-asian="normal" style:font-name-complex="Lohit Devanagari" style:font-size-complex="9pt" style:font-style-complex="italic" style:font-weight-complex="normal" style:text-emphasize="none" style:font-relief="none" style:text-overline-style="none" style:text-overline-color="font-color"/>
    </style:style>
    <style:style style:name="P81" style:family="paragraph">
      <loext:graphic-properties draw:fill="none" draw:fill-color="#729fcf" draw:fill-gradient-name="Gradient_20_7" draw:fill-hatch-name="Hatching_20_46" draw:fill-hatch-solid="fals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3" fo:font-size="9pt" fo:font-style="normal" fo:text-shadow="none" style:text-underline-style="none" fo:font-weight="normal" style:letter-kerning="true" style:font-name-asian="WenQuanYi Zen Hei Sharp1"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2" style:family="paragraph">
      <loext:graphic-properties draw:fill="none" draw:fill-color="#ffffff" draw:fill-hatch-solid="false"/>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Noto Sans CJK SC"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P83" style:family="paragraph">
      <loext:graphic-properties draw:fill="solid" draw:fill-color="#729fcf" draw:fill-hatch-solid="fals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4" style:family="paragraph">
      <loext:graphic-properties draw:fill="none" draw:fill-color="#ffffff" draw:fill-gradient-name="Gradient_20_18" draw:fill-hatch-name="Hatching_20_47" draw:fill-hatch-solid="false" draw:fill-image-name="Bitmap_20_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5" style:family="paragraph">
      <loext:graphic-properties draw:fill="solid" draw:fill-color="#ffffff" draw:fill-gradient-name="Gradient_20_18" draw:fill-hatch-name="Hatching_20_47" draw:fill-hatch-solid="false" draw:fill-image-name="Bitmap_20_1"/>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6" style:family="paragraph">
      <loext:graphic-properties draw:fill="none" draw:fill-color="#ffffff" draw:fill-gradient-name="Gradient_20_18" draw:fill-hatch-name="Hatching_20_47" draw:fill-hatch-solid="false" draw:fill-image-name="Bitmap_20_1"/>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7" style:family="paragraph">
      <loext:graphic-properties draw:fill="none" draw:fill-color="#ffffff" draw:fill-hatch-solid="fals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8" style:family="paragraph">
      <loext:graphic-properties draw:fill="solid" draw:fill-color="#cccccc" draw:fill-hatch-solid="fals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loext:opacity="0%" fo:font-size="11pt" officeooo:rsid="01a7dd19" style:font-size-asian="10.5pt"/>
    </style:style>
    <style:style style:name="T2" style:family="text">
      <style:text-properties style:use-window-font-color="true" loext:opacity="0%" fo:font-size="11pt" officeooo:rsid="00f3fc52" style:font-size-asian="10.5pt"/>
    </style:style>
    <style:style style:name="T3" style:family="text">
      <style:text-properties style:use-window-font-color="true" loext:opacity="0%" fo:font-size="11pt" officeooo:rsid="013a359e" style:font-size-asian="10.5pt"/>
    </style:style>
    <style:style style:name="T4" style:family="text">
      <style:text-properties style:use-window-font-color="true" loext:opacity="0%" fo:font-size="11pt" officeooo:rsid="012117b7" style:font-size-asian="10.5pt"/>
    </style:style>
    <style:style style:name="T5" style:family="text">
      <style:text-properties style:use-window-font-color="true" loext:opacity="0%" fo:font-size="11pt" officeooo:rsid="0100421e" style:font-size-asian="10.5pt"/>
    </style:style>
    <style:style style:name="T6" style:family="text">
      <style:text-properties style:use-window-font-color="true" loext:opacity="0%" fo:font-size="11pt" officeooo:rsid="01a00549" style:font-size-asian="10.5pt"/>
    </style:style>
    <style:style style:name="T7" style:family="text">
      <style:text-properties style:use-window-font-color="true" loext:opacity="0%" fo:font-size="11pt" officeooo:rsid="019e779f" style:font-size-asian="10.5pt"/>
    </style:style>
    <style:style style:name="T8" style:family="text">
      <style:text-properties style:use-window-font-color="true" loext:opacity="0%" fo:font-size="11pt" officeooo:rsid="01987b70" style:font-size-asian="10.5pt"/>
    </style:style>
    <style:style style:name="T9" style:family="text">
      <style:text-properties style:use-window-font-color="true" loext:opacity="0%" fo:font-size="11pt" officeooo:rsid="016c0760" style:font-size-asian="10.5pt"/>
    </style:style>
    <style:style style:name="T10" style:family="text">
      <style:text-properties style:use-window-font-color="true" loext:opacity="0%" fo:font-size="11pt" officeooo:rsid="012b15f7" style:font-size-asian="10.5pt"/>
    </style:style>
    <style:style style:name="T11" style:family="text">
      <style:text-properties style:use-window-font-color="true" loext:opacity="0%" fo:font-size="11pt" officeooo:rsid="01287770" style:font-size-asian="10.5pt"/>
    </style:style>
    <style:style style:name="T12" style:family="text">
      <style:text-properties style:use-window-font-color="true" loext:opacity="0%" fo:font-size="11pt" officeooo:rsid="013d3805" style:font-size-asian="10.5pt"/>
    </style:style>
    <style:style style:name="T13" style:family="text">
      <style:text-properties style:use-window-font-color="true" loext:opacity="0%" fo:font-size="11pt" officeooo:rsid="013c2468" style:font-size-asian="10.5pt"/>
    </style:style>
    <style:style style:name="T14" style:family="text">
      <style:text-properties style:use-window-font-color="true" loext:opacity="0%" fo:font-size="11pt" officeooo:rsid="00f5674e" style:font-size-asian="10.5pt"/>
    </style:style>
    <style:style style:name="T15" style:family="text">
      <style:text-properties style:use-window-font-color="true" loext:opacity="0%" fo:font-size="11pt" officeooo:rsid="0140fa2e" style:font-size-asian="10.5pt"/>
    </style:style>
    <style:style style:name="T16" style:family="text">
      <style:text-properties style:use-window-font-color="true" loext:opacity="0%" fo:font-size="11pt" officeooo:rsid="011d4cec" style:font-size-asian="10.5pt"/>
    </style:style>
    <style:style style:name="T17" style:family="text">
      <style:text-properties style:use-window-font-color="true" loext:opacity="0%" fo:font-size="11pt" officeooo:rsid="011a2165" style:font-size-asian="10.5pt"/>
    </style:style>
    <style:style style:name="T18" style:family="text">
      <style:text-properties style:use-window-font-color="true" loext:opacity="0%" fo:font-size="11pt" officeooo:rsid="016c22cb" style:font-size-asian="10.5pt"/>
    </style:style>
    <style:style style:name="T19" style:family="text">
      <style:text-properties style:use-window-font-color="true" loext:opacity="0%" fo:font-size="11pt" officeooo:rsid="016cd9fd" style:font-size-asian="10.5pt"/>
    </style:style>
    <style:style style:name="T20" style:family="text">
      <style:text-properties style:use-window-font-color="true" loext:opacity="0%" fo:font-size="11pt" officeooo:rsid="011baa55" style:font-size-asian="10.5pt"/>
    </style:style>
    <style:style style:name="T21" style:family="text">
      <style:text-properties style:use-window-font-color="true" loext:opacity="0%" fo:font-size="11pt" officeooo:rsid="0121f862" style:font-size-asian="10.5pt"/>
    </style:style>
    <style:style style:name="T22" style:family="text">
      <style:text-properties style:use-window-font-color="true" loext:opacity="0%" fo:font-size="11pt" officeooo:rsid="016cdfde" style:font-size-asian="10.5pt"/>
    </style:style>
    <style:style style:name="T23" style:family="text">
      <style:text-properties style:use-window-font-color="true" loext:opacity="0%" fo:font-size="11pt" officeooo:rsid="011bed42" style:font-size-asian="10.5pt"/>
    </style:style>
    <style:style style:name="T24" style:family="text">
      <style:text-properties style:use-window-font-color="true" loext:opacity="0%" fo:font-size="11pt" officeooo:rsid="01a40a62" style:font-size-asian="10.5pt"/>
    </style:style>
    <style:style style:name="T25" style:family="text">
      <style:text-properties style:use-window-font-color="true" loext:opacity="0%" fo:font-size="11pt" officeooo:rsid="01a5d764" style:font-size-asian="10.5pt"/>
    </style:style>
    <style:style style:name="T26" style:family="text">
      <style:text-properties style:use-window-font-color="true" loext:opacity="0%" fo:font-size="11pt" officeooo:rsid="010972db" style:font-size-asian="10.5pt"/>
    </style:style>
    <style:style style:name="T27" style:family="text">
      <style:text-properties style:use-window-font-color="true" loext:opacity="0%" fo:font-size="11pt" officeooo:rsid="00ff58a8" style:font-size-asian="10.5pt"/>
    </style:style>
    <style:style style:name="T28" style:family="text">
      <style:text-properties style:use-window-font-color="true" loext:opacity="0%" fo:font-size="11pt" officeooo:rsid="0107965c" style:font-size-asian="10.5pt"/>
    </style:style>
    <style:style style:name="T29" style:family="text">
      <style:text-properties style:use-window-font-color="true" loext:opacity="0%" fo:font-size="11pt" officeooo:rsid="012579db" style:font-size-asian="10.5pt"/>
    </style:style>
    <style:style style:name="T30" style:family="text">
      <style:text-properties style:use-window-font-color="true" loext:opacity="0%" fo:font-size="11pt" officeooo:rsid="011a81f7" style:font-size-asian="10.5pt"/>
    </style:style>
    <style:style style:name="T31" style:family="text">
      <style:text-properties style:use-window-font-color="true" loext:opacity="0%" fo:font-size="11pt" officeooo:rsid="0147fbb4" style:font-size-asian="10.5pt"/>
    </style:style>
    <style:style style:name="T32" style:family="text">
      <style:text-properties style:use-window-font-color="true" loext:opacity="0%" fo:font-size="11pt" officeooo:rsid="01293380" style:font-size-asian="10.5pt"/>
    </style:style>
    <style:style style:name="T33" style:family="text">
      <style:text-properties style:use-window-font-color="true" loext:opacity="0%" fo:font-size="11pt" officeooo:rsid="010dee63" style:font-size-asian="10.5pt"/>
    </style:style>
    <style:style style:name="T34" style:family="text">
      <style:text-properties style:use-window-font-color="true" loext:opacity="0%" fo:font-size="11pt" officeooo:rsid="010b0022" style:font-size-asian="10.5pt"/>
    </style:style>
    <style:style style:name="T35" style:family="text">
      <style:text-properties style:use-window-font-color="true" loext:opacity="0%" fo:font-size="11pt" officeooo:rsid="01116de2" style:font-size-asian="10.5pt"/>
    </style:style>
    <style:style style:name="T36" style:family="text">
      <style:text-properties style:use-window-font-color="true" loext:opacity="0%" fo:font-size="11pt" officeooo:rsid="018480a2" style:font-size-asian="10.5pt"/>
    </style:style>
    <style:style style:name="T37" style:family="text">
      <style:text-properties style:use-window-font-color="true" loext:opacity="0%" fo:font-size="11pt" officeooo:rsid="01861726" style:font-size-asian="10.5pt"/>
    </style:style>
    <style:style style:name="T38" style:family="text">
      <style:text-properties style:use-window-font-color="true" loext:opacity="0%" fo:font-size="11pt" officeooo:rsid="01863ab5" style:font-size-asian="10.5pt"/>
    </style:style>
    <style:style style:name="T39" style:family="text">
      <style:text-properties style:use-window-font-color="true" loext:opacity="0%" fo:font-size="11pt" officeooo:rsid="01a0b63c" style:font-size-asian="10.5pt"/>
    </style:style>
    <style:style style:name="T40" style:family="text">
      <style:text-properties style:use-window-font-color="true" loext:opacity="0%" fo:font-size="11pt" officeooo:rsid="0198efb3" style:font-size-asian="10.5pt"/>
    </style:style>
    <style:style style:name="T41" style:family="text">
      <style:text-properties style:use-window-font-color="true" loext:opacity="0%" fo:font-size="11pt" officeooo:rsid="012e43a9" style:font-size-asian="10.5pt"/>
    </style:style>
    <style:style style:name="T42" style:family="text">
      <style:text-properties style:use-window-font-color="true" loext:opacity="0%" fo:font-size="11pt" officeooo:rsid="01517cf1" style:font-size-asian="10.5pt"/>
    </style:style>
    <style:style style:name="T43" style:family="text">
      <style:text-properties style:use-window-font-color="true" loext:opacity="0%" fo:font-size="11pt" officeooo:rsid="00f7c3a0" style:font-size-asian="10.5pt"/>
    </style:style>
    <style:style style:name="T44" style:family="text">
      <style:text-properties style:use-window-font-color="true" loext:opacity="0%" fo:font-size="11pt" officeooo:rsid="014acfc9" style:font-size-asian="10.5pt"/>
    </style:style>
    <style:style style:name="T45" style:family="text">
      <style:text-properties style:use-window-font-color="true" loext:opacity="0%" fo:font-size="11pt" officeooo:rsid="01b2e32c" style:font-size-asian="10.5pt"/>
    </style:style>
    <style:style style:name="T46" style:family="text">
      <style:text-properties style:use-window-font-color="true" loext:opacity="0%" fo:font-size="11pt" officeooo:rsid="01a9e317" style:font-size-asian="10.5pt"/>
    </style:style>
    <style:style style:name="T47" style:family="text">
      <style:text-properties style:use-window-font-color="true" loext:opacity="0%" fo:font-size="11pt" officeooo:rsid="01313b79" style:font-size-asian="10.5pt"/>
    </style:style>
    <style:style style:name="T48" style:family="text">
      <style:text-properties style:use-window-font-color="true" loext:opacity="0%" fo:font-size="11pt" officeooo:rsid="01531278" style:font-size-asian="10.5pt"/>
    </style:style>
    <style:style style:name="T49" style:family="text">
      <style:text-properties style:use-window-font-color="true" loext:opacity="0%" fo:font-size="11pt" officeooo:rsid="016552c6" style:font-size-asian="10.5pt"/>
    </style:style>
    <style:style style:name="T50" style:family="text">
      <style:text-properties style:use-window-font-color="true" loext:opacity="0%" fo:font-size="11pt" officeooo:rsid="00fdde94" style:font-size-asian="10.5pt"/>
    </style:style>
    <style:style style:name="T51" style:family="text">
      <style:text-properties style:use-window-font-color="true" loext:opacity="0%" fo:font-size="11pt" officeooo:rsid="00859581" style:font-size-asian="10.5pt"/>
    </style:style>
    <style:style style:name="T52" style:family="text">
      <style:text-properties style:use-window-font-color="true" loext:opacity="0%" fo:font-size="11pt" officeooo:rsid="00865d74" style:font-size-asian="10.5pt"/>
    </style:style>
    <style:style style:name="T53" style:family="text">
      <style:text-properties style:use-window-font-color="true" loext:opacity="0%" fo:font-size="11pt" officeooo:rsid="0091dee2" style:font-size-asian="10.5pt"/>
    </style:style>
    <style:style style:name="T54" style:family="text">
      <style:text-properties style:use-window-font-color="true" loext:opacity="0%" fo:font-size="11pt" officeooo:rsid="00931026" style:font-size-asian="10.5pt"/>
    </style:style>
    <style:style style:name="T55" style:family="text">
      <style:text-properties style:use-window-font-color="true" loext:opacity="0%" fo:font-size="11pt" officeooo:rsid="00975855" style:font-size-asian="10.5pt"/>
    </style:style>
    <style:style style:name="T56" style:family="text">
      <style:text-properties style:use-window-font-color="true" loext:opacity="0%" fo:font-size="11pt" officeooo:rsid="00984817" style:font-size-asian="10.5pt"/>
    </style:style>
    <style:style style:name="T57" style:family="text">
      <style:text-properties style:use-window-font-color="true" loext:opacity="0%" fo:font-size="11pt" officeooo:rsid="009a1eee" style:font-size-asian="10.5pt"/>
    </style:style>
    <style:style style:name="T58" style:family="text">
      <style:text-properties style:use-window-font-color="true" loext:opacity="0%" fo:font-size="11pt" officeooo:rsid="009cc142" style:font-size-asian="10.5pt"/>
    </style:style>
    <style:style style:name="T59" style:family="text">
      <style:text-properties style:use-window-font-color="true" loext:opacity="0%" fo:font-size="11pt" officeooo:rsid="0183c232" style:font-size-asian="10.5pt"/>
    </style:style>
    <style:style style:name="T60" style:family="text">
      <style:text-properties style:use-window-font-color="true" loext:opacity="0%" fo:font-size="11pt" officeooo:rsid="009f095c" style:font-size-asian="10.5pt"/>
    </style:style>
    <style:style style:name="T61" style:family="text">
      <style:text-properties style:use-window-font-color="true" loext:opacity="0%" fo:font-size="11pt" officeooo:rsid="00a0c3e9" style:font-size-asian="10.5pt"/>
    </style:style>
    <style:style style:name="T62" style:family="text">
      <style:text-properties style:use-window-font-color="true" loext:opacity="0%" fo:font-size="11pt" officeooo:rsid="00a80502" style:font-size-asian="10.5pt"/>
    </style:style>
    <style:style style:name="T63" style:family="text">
      <style:text-properties style:use-window-font-color="true" loext:opacity="0%" fo:font-size="11pt" officeooo:rsid="00ae9818" style:font-size-asian="10.5pt"/>
    </style:style>
    <style:style style:name="T64" style:family="text">
      <style:text-properties style:use-window-font-color="true" loext:opacity="0%" fo:font-size="11pt" officeooo:rsid="00b02800" style:font-size-asian="10.5pt"/>
    </style:style>
    <style:style style:name="T65" style:family="text">
      <style:text-properties style:use-window-font-color="true" loext:opacity="0%" fo:font-size="11pt" officeooo:rsid="00b3414c" style:font-size-asian="10.5pt"/>
    </style:style>
    <style:style style:name="T66" style:family="text">
      <style:text-properties style:use-window-font-color="true" loext:opacity="0%" fo:font-size="11pt" officeooo:rsid="00b7e5ef" style:font-size-asian="10.5pt"/>
    </style:style>
    <style:style style:name="T67" style:family="text">
      <style:text-properties style:use-window-font-color="true" loext:opacity="0%" fo:font-size="11pt" officeooo:rsid="00b93235" style:font-size-asian="10.5pt"/>
    </style:style>
    <style:style style:name="T68" style:family="text">
      <style:text-properties style:use-window-font-color="true" loext:opacity="0%" fo:font-size="11pt" officeooo:rsid="00bd509a" style:font-size-asian="10.5pt"/>
    </style:style>
    <style:style style:name="T69" style:family="text">
      <style:text-properties style:use-window-font-color="true" loext:opacity="0%" fo:font-size="11pt" officeooo:rsid="00caacc4" style:font-size-asian="10.5pt"/>
    </style:style>
    <style:style style:name="T70" style:family="text">
      <style:text-properties style:use-window-font-color="true" loext:opacity="0%" fo:font-size="11pt" officeooo:rsid="00cf314a" style:font-size-asian="10.5pt"/>
    </style:style>
    <style:style style:name="T71" style:family="text">
      <style:text-properties style:use-window-font-color="true" loext:opacity="0%" fo:font-size="11pt" officeooo:rsid="00ddb4d3" style:font-size-asian="10.5pt"/>
    </style:style>
    <style:style style:name="T72" style:family="text">
      <style:text-properties style:use-window-font-color="true" loext:opacity="0%" fo:font-size="11pt" officeooo:rsid="00e6bfb8" style:font-size-asian="10.5pt"/>
    </style:style>
    <style:style style:name="T73" style:family="text">
      <style:text-properties style:use-window-font-color="true" loext:opacity="0%" fo:font-size="11pt" officeooo:rsid="012117b7"/>
    </style:style>
    <style:style style:name="T74" style:family="text">
      <style:text-properties style:use-window-font-color="true" loext:opacity="0%" fo:font-size="11pt" fo:font-style="italic" officeooo:rsid="0147fbb4" style:font-size-asian="10.5pt" style:font-style-asian="italic" style:font-style-complex="italic"/>
    </style:style>
    <style:style style:name="T75" style:family="text">
      <style:text-properties style:use-window-font-color="true" loext:opacity="0%" fo:font-size="11pt" fo:font-style="italic" officeooo:rsid="012b15f7" style:font-size-asian="10.5pt" style:font-style-asian="italic" style:font-style-complex="italic"/>
    </style:style>
    <style:style style:name="T76" style:family="text">
      <style:text-properties style:use-window-font-color="true" loext:opacity="0%" fo:font-size="11pt" fo:font-style="italic" officeooo:rsid="0144259d" style:font-size-asian="10.5pt" style:font-style-asian="italic" style:font-style-complex="italic"/>
    </style:style>
    <style:style style:name="T77" style:family="text">
      <style:text-properties style:use-window-font-color="true" loext:opacity="0%" fo:font-size="11pt" fo:font-style="italic" officeooo:rsid="01287770" style:font-size-asian="10.5pt" style:font-style-asian="italic" style:font-style-complex="italic"/>
    </style:style>
    <style:style style:name="T78" style:family="text">
      <style:text-properties style:use-window-font-color="true" loext:opacity="0%" fo:font-size="11pt" fo:font-style="italic" officeooo:rsid="01a9e317" style:font-size-asian="10.5pt" style:font-style-asian="italic" style:font-style-complex="italic"/>
    </style:style>
    <style:style style:name="T79" style:family="text">
      <style:text-properties style:use-window-font-color="true" loext:opacity="0%" fo:font-size="11pt" fo:font-style="italic" officeooo:rsid="01ab3bfa" style:font-size-asian="10.5pt" style:font-style-asian="italic" style:font-style-complex="italic"/>
    </style:style>
    <style:style style:name="T80" style:family="text">
      <style:text-properties style:use-window-font-color="true" loext:opacity="0%" fo:font-size="11pt" fo:font-style="italic" officeooo:rsid="01313b79" style:font-size-asian="10.5pt" style:font-style-asian="italic" style:font-style-complex="italic"/>
    </style:style>
    <style:style style:name="T81" style:family="text">
      <style:text-properties style:use-window-font-color="true" loext:opacity="0%" fo:font-size="11pt" fo:font-style="italic" officeooo:rsid="00865d74" style:font-size-asian="10.5pt" style:font-style-asian="italic" style:font-style-complex="italic"/>
    </style:style>
    <style:style style:name="T82" style:family="text">
      <style:text-properties style:use-window-font-color="true" loext:opacity="0%" fo:font-size="11pt" fo:font-style="italic" officeooo:rsid="00984817" style:font-size-asian="10.5pt" style:font-style-asian="italic" style:font-style-complex="italic"/>
    </style:style>
    <style:style style:name="T83" style:family="text">
      <style:text-properties style:use-window-font-color="true" loext:opacity="0%" style:font-name="Liberation Serif2" fo:font-size="11pt" officeooo:rsid="011a2165" style:font-name-asian="Liberation Serif2" style:font-size-asian="10.5pt" style:font-name-complex="Liberation Serif2"/>
    </style:style>
    <style:style style:name="T84" style:family="text">
      <style:text-properties style:use-window-font-color="true" loext:opacity="0%" style:font-name="Liberation Serif2" fo:font-size="11pt" officeooo:rsid="011bed42" style:font-name-asian="Liberation Serif2" style:font-size-asian="10.5pt" style:font-name-complex="Liberation Serif2"/>
    </style:style>
    <style:style style:name="T85" style:family="text">
      <style:text-properties style:use-window-font-color="true" loext:opacity="0%" style:font-name="Liberation Serif2" fo:font-size="11pt" officeooo:rsid="012ef35c" style:font-name-asian="Liberation Serif2" style:font-size-asian="10.5pt" style:font-name-complex="Liberation Serif2"/>
    </style:style>
    <style:style style:name="T86" style:family="text">
      <style:text-properties style:use-window-font-color="true" loext:opacity="0%" style:font-name="Liberation Serif2" fo:font-size="11pt" officeooo:rsid="00caacc4" style:font-name-asian="Liberation Serif2" style:font-size-asian="10.5pt" style:font-name-complex="Liberation Serif2"/>
    </style:style>
    <style:style style:name="T87" style:family="text">
      <style:text-properties style:use-window-font-color="true" loext:opacity="0%" style:font-name="Liberation Serif2" fo:font-size="11pt" officeooo:rsid="013403bc" style:font-size-asian="10.5pt"/>
    </style:style>
    <style:style style:name="T88" style:family="text">
      <style:text-properties style:use-window-font-color="true" loext:opacity="0%" style:font-name="Liberation Serif2" fo:font-size="11pt" officeooo:rsid="01a9e317" style:font-size-asian="10.5pt"/>
    </style:style>
    <style:style style:name="T89" style:family="text">
      <style:text-properties style:use-window-font-color="true" loext:opacity="0%" style:font-name="Liberation Serif2" fo:font-size="11pt" officeooo:rsid="0133d7bf" style:font-size-asian="10.5pt"/>
    </style:style>
    <style:style style:name="T90" style:family="text">
      <style:text-properties style:use-window-font-color="true" loext:opacity="0%" style:font-name="Liberation Serif2" fo:font-size="11pt" officeooo:rsid="01324334" style:font-size-asian="10.5pt"/>
    </style:style>
    <style:style style:name="T91" style:family="text">
      <style:text-properties style:use-window-font-color="true" loext:opacity="0%" style:font-name="Liberation Sans2" fo:font-size="9pt" officeooo:rsid="0144259d" style:font-size-asian="10.5pt"/>
    </style:style>
    <style:style style:name="T92" style:family="text">
      <style:text-properties style:use-window-font-color="true" loext:opacity="0%" style:font-name="Liberation Sans2" fo:font-size="9pt" officeooo:rsid="00169d96" style:font-size-asian="10.5pt"/>
    </style:style>
    <style:style style:name="T93" style:family="text">
      <style:text-properties style:use-window-font-color="true" loext:opacity="0%" style:font-name="Liberation Sans2" fo:font-size="9pt" officeooo:rsid="0123af4d" style:font-size-asian="10.5pt"/>
    </style:style>
    <style:style style:name="T94" style:family="text">
      <style:text-properties style:use-window-font-color="true" loext:opacity="0%" style:font-name="Liberation Sans2" fo:font-size="9pt" officeooo:rsid="010dee63" style:font-size-asian="10.5pt"/>
    </style:style>
    <style:style style:name="T95" style:family="text">
      <style:text-properties style:use-window-font-color="true" loext:opacity="0%" style:font-name="Liberation Sans2" fo:font-size="9pt" officeooo:rsid="012546f6" style:font-size-asian="10.5pt"/>
    </style:style>
    <style:style style:name="T96" style:family="text">
      <style:text-properties style:use-window-font-color="true" loext:opacity="0%" style:font-name="Liberation Sans2" fo:font-size="9pt" officeooo:rsid="016cdfde" style:font-size-asian="10.5pt"/>
    </style:style>
    <style:style style:name="T97" style:family="text">
      <style:text-properties style:use-window-font-color="true" loext:opacity="0%" style:font-name="Liberation Sans2" fo:font-size="9pt" officeooo:rsid="01721e2a" style:font-size-asian="10.5pt"/>
    </style:style>
    <style:style style:name="T98" style:family="text">
      <style:text-properties style:use-window-font-color="true" loext:opacity="0%" style:font-name="Liberation Sans2" fo:font-size="9pt" officeooo:rsid="01a02494" style:font-size-asian="10.5pt"/>
    </style:style>
    <style:style style:name="T99" style:family="text">
      <style:text-properties style:use-window-font-color="true" loext:opacity="0%" style:font-name="Liberation Sans2" fo:font-size="9pt" officeooo:rsid="0140fa2e" style:font-size-asian="10.5pt"/>
    </style:style>
    <style:style style:name="T100" style:family="text">
      <style:text-properties style:use-window-font-color="true" loext:opacity="0%" style:font-name="Liberation Sans2" fo:font-size="9pt" officeooo:rsid="01414207" style:font-size-asian="10.5pt"/>
    </style:style>
    <style:style style:name="T101" style:family="text">
      <style:text-properties style:use-window-font-color="true" loext:opacity="0%" style:font-name="Liberation Sans2" fo:font-size="9pt" officeooo:rsid="001720ff" style:font-size-asian="10.5pt"/>
    </style:style>
    <style:style style:name="T102" style:family="text">
      <style:text-properties style:use-window-font-color="true" loext:opacity="0%" style:font-name="Liberation Sans2" fo:font-size="9pt" officeooo:rsid="010fb385" style:font-size-asian="10.5pt"/>
    </style:style>
    <style:style style:name="T103" style:family="text">
      <style:text-properties style:use-window-font-color="true" loext:opacity="0%" style:font-name="Liberation Sans2" fo:font-size="9pt" officeooo:rsid="0156d7b0" style:font-size-asian="10.5pt"/>
    </style:style>
    <style:style style:name="T104" style:family="text">
      <style:text-properties style:use-window-font-color="true" loext:opacity="0%" style:font-name="Liberation Sans2" fo:font-size="9pt" officeooo:rsid="008ef93f" style:font-size-asian="10.5pt"/>
    </style:style>
    <style:style style:name="T105" style:family="text">
      <style:text-properties style:use-window-font-color="true" loext:opacity="0%" style:font-name="Liberation Sans2" fo:font-size="9pt" officeooo:rsid="00ae9818" style:font-size-asian="10.5pt"/>
    </style:style>
    <style:style style:name="T106" style:family="text">
      <style:text-properties style:use-window-font-color="true" loext:opacity="0%" style:font-name="Liberation Sans2" fo:font-size="9pt" fo:font-style="italic" officeooo:rsid="0140fa2e" style:font-size-asian="10.5pt" style:font-style-asian="italic" style:font-style-complex="italic"/>
    </style:style>
    <style:style style:name="T107" style:family="text">
      <style:text-properties style:use-window-font-color="true" loext:opacity="0%" style:font-name="Liberation Sans2" fo:font-size="9pt" fo:font-style="italic" officeooo:rsid="016cdfde" style:font-size-asian="10.5pt" style:font-style-asian="italic" style:font-style-complex="italic"/>
    </style:style>
    <style:style style:name="T108" style:family="text">
      <style:text-properties style:use-window-font-color="true" loext:opacity="0%" style:font-name="Liberation Sans2" fo:font-size="9pt" fo:font-style="italic" officeooo:rsid="01a02494" style:font-size-asian="10.5pt" style:font-style-asian="italic" style:font-style-complex="italic"/>
    </style:style>
    <style:style style:name="T109" style:family="text">
      <style:text-properties style:use-window-font-color="true" loext:opacity="0%" style:font-name="Liberation Sans4" fo:font-size="9pt" fo:font-weight="bold" officeooo:rsid="012579db" style:font-size-asian="10.5pt" style:font-weight-asian="bold" style:font-weight-complex="bold"/>
    </style:style>
    <style:style style:name="T110" style:family="text">
      <style:text-properties style:use-window-font-color="true" loext:opacity="0%" style:font-name="Liberation Sans4" fo:font-size="9pt" fo:font-weight="bold" officeooo:rsid="00169d96" style:font-size-asian="10.5pt" style:font-weight-asian="bold" style:font-weight-complex="bold"/>
    </style:style>
    <style:style style:name="T111" style:family="text">
      <style:text-properties style:use-window-font-color="true" loext:opacity="0%" style:font-name="Liberation Sans4" fo:font-size="9pt" fo:font-weight="bold" officeooo:rsid="00150379" style:font-size-asian="10.5pt" style:font-weight-asian="bold" style:font-weight-complex="bold"/>
    </style:style>
    <style:style style:name="T112" style:family="text">
      <style:text-properties style:use-window-font-color="true" loext:opacity="0%" style:font-name="Liberation Sans4" fo:font-size="9pt" fo:font-weight="bold" officeooo:rsid="0144259d" style:font-size-asian="10.5pt" style:font-weight-asian="bold" style:font-weight-complex="bold"/>
    </style:style>
    <style:style style:name="T113" style:family="text">
      <style:text-properties style:use-window-font-color="true" loext:opacity="0%" style:font-name="Liberation Sans4" fo:font-size="9pt" fo:font-weight="bold" officeooo:rsid="00d78012" style:font-size-asian="10.5pt" style:font-weight-asian="bold" style:font-weight-complex="bold"/>
    </style:style>
    <style:style style:name="T114" style:family="text">
      <style:text-properties style:use-window-font-color="true" loext:opacity="0%" style:font-name="Liberation Serif" fo:font-size="11pt" officeooo:rsid="012ef35c" style:font-name-asian="WenQuanYi Zen Hei Sharp1" style:font-size-asian="10.5pt" style:font-name-complex="Lohit Devanagari"/>
    </style:style>
    <style:style style:name="T115" style:family="text">
      <style:text-properties style:use-window-font-color="true" loext:opacity="0%" style:font-name="Liberation Serif" fo:font-size="11pt" officeooo:rsid="012e43a9" style:font-name-asian="WenQuanYi Zen Hei Sharp1" style:font-size-asian="10.5pt" style:font-name-complex="Lohit Devanagari"/>
    </style:style>
    <style:style style:name="T116" style:family="text">
      <style:text-properties style:use-window-font-color="true" loext:opacity="0%" style:font-name="Liberation Serif" fo:font-size="11pt" officeooo:rsid="01313b79" style:font-name-asian="WenQuanYi Zen Hei Sharp1" style:font-size-asian="10.5pt" style:font-name-complex="Lohit Devanagari"/>
    </style:style>
    <style:style style:name="T117" style:family="text">
      <style:text-properties style:use-window-font-color="true" loext:opacity="0%" style:font-name="Liberation Serif" fo:font-size="11pt" officeooo:rsid="01517cf1" style:font-name-asian="WenQuanYi Zen Hei Sharp1" style:font-size-asian="10.5pt" style:font-name-complex="Lohit Devanagari"/>
    </style:style>
    <style:style style:name="T118" style:family="text">
      <style:text-properties style:use-window-font-color="true" loext:opacity="0%" style:font-name="Liberation Serif" fo:font-size="11pt" officeooo:rsid="01ab3bfa" style:font-name-asian="WenQuanYi Zen Hei Sharp1" style:font-size-asian="10.5pt" style:font-name-complex="Lohit Devanagari"/>
    </style:style>
    <style:style style:name="T119" style:family="text">
      <style:text-properties style:use-window-font-color="true" loext:opacity="0%" style:font-name="Liberation Serif" fo:font-size="11pt" officeooo:rsid="01a9e317" style:font-name-asian="WenQuanYi Zen Hei Sharp1" style:font-size-asian="10.5pt" style:font-name-complex="Lohit Devanagari"/>
    </style:style>
    <style:style style:name="T120" style:family="text">
      <style:text-properties style:use-window-font-color="true" loext:opacity="0%" style:font-name="Liberation Serif" fo:font-size="11pt" officeooo:rsid="014acfc9" style:font-name-asian="WenQuanYi Zen Hei Sharp1" style:font-size-asian="10.5pt" style:font-name-complex="Lohit Devanagari"/>
    </style:style>
    <style:style style:name="T121" style:family="text">
      <style:text-properties style:use-window-font-color="true" loext:opacity="0%" style:font-name="Liberation Serif" fo:font-size="11pt" officeooo:rsid="01b2e32c" style:font-name-asian="WenQuanYi Zen Hei Sharp1" style:font-size-asian="10.5pt" style:font-name-complex="Lohit Devanagari"/>
    </style:style>
    <style:style style:name="T122" style:family="text">
      <style:text-properties style:use-window-font-color="true" loext:opacity="0%" style:font-name="Liberation Serif" fo:font-size="11pt" officeooo:rsid="00b93235" style:font-name-asian="WenQuanYi Zen Hei Sharp1" style:font-size-asian="10.5pt" style:font-name-complex="Lohit Devanagari"/>
    </style:style>
    <style:style style:name="T123" style:family="text">
      <style:text-properties style:use-window-font-color="true" loext:opacity="0%" style:font-name="Liberation Serif" fo:font-size="11pt" officeooo:rsid="00d8bf29" style:font-name-asian="WenQuanYi Zen Hei Sharp1" style:font-size-asian="10.5pt" style:font-name-complex="Lohit Devanagari"/>
    </style:style>
    <style:style style:name="T124" style:family="text">
      <style:text-properties style:use-window-font-color="true" loext:opacity="0%" style:font-name="Liberation Serif" fo:font-size="11pt" fo:font-style="italic" officeooo:rsid="01a9e317" style:font-name-asian="WenQuanYi Zen Hei Sharp1" style:font-size-asian="10.5pt" style:font-style-asian="italic" style:font-name-complex="Lohit Devanagari" style:font-style-complex="italic"/>
    </style:style>
    <style:style style:name="T125" style:family="text">
      <style:text-properties style:use-window-font-color="true" loext:opacity="0%" style:font-name="Liberation Serif" fo:font-size="11pt" fo:font-style="italic" officeooo:rsid="01ab3bfa" style:font-name-asian="WenQuanYi Zen Hei Sharp1" style:font-size-asian="10.5pt" style:font-style-asian="italic" style:font-name-complex="Lohit Devanagari" style:font-style-complex="italic"/>
    </style:style>
    <style:style style:name="T126" style:family="text">
      <style:text-properties officeooo:rsid="01a7dd19"/>
    </style:style>
    <style:style style:name="T127" style:family="text">
      <style:text-properties fo:font-style="italic" style:font-style-asian="italic" style:font-style-complex="italic"/>
    </style:style>
    <style:style style:name="T128" style:family="text">
      <style:text-properties fo:font-style="italic" officeooo:rsid="016c0760" style:font-style-asian="italic" style:font-style-complex="italic"/>
    </style:style>
    <style:style style:name="T129" style:family="text">
      <style:text-properties fo:font-style="italic" officeooo:rsid="01a40a62" style:font-style-asian="italic" style:font-style-complex="italic"/>
    </style:style>
    <style:style style:name="T130" style:family="text">
      <style:text-properties fo:font-style="italic" officeooo:rsid="0183c232" style:font-style-asian="italic" style:font-style-complex="italic"/>
    </style:style>
    <style:style style:name="T131" style:family="text">
      <style:text-properties fo:font-style="italic" officeooo:rsid="00859581" style:font-style-asian="italic" style:font-style-complex="italic"/>
    </style:style>
    <style:style style:name="T132" style:family="text">
      <style:text-properties fo:font-style="italic" officeooo:rsid="0140fa2e" style:font-style-asian="italic" style:font-style-complex="italic"/>
    </style:style>
    <style:style style:name="T133" style:family="text">
      <style:text-properties fo:font-style="italic" officeooo:rsid="009b140b" style:font-style-asian="italic" style:font-style-complex="italic"/>
    </style:style>
    <style:style style:name="T134" style:family="text">
      <style:text-properties fo:color="#21409a" loext:opacity="100%" style:font-name="Liberation Sans1" fo:font-size="11pt" fo:font-style="normal" fo:font-weight="bold" style:font-name-asian="Source Han Sans CN Regular" style:font-size-asian="13.3000001907349pt" style:font-style-asian="italic" style:font-weight-asian="bold" style:font-name-complex="Lohit Devanagari" style:font-size-complex="13.3000001907349pt" style:font-style-complex="italic" style:font-weight-complex="bold"/>
    </style:style>
    <style:style style:name="T135" style:family="text">
      <style:text-properties fo:color="#21409a" loext:opacity="100%" style:font-name="Liberation Sans1" fo:font-size="11pt" fo:font-style="normal" fo:font-weight="bold" officeooo:rsid="012b15f7" style:font-name-asian="Source Han Sans CN Regular" style:font-size-asian="13.3000001907349pt" style:font-style-asian="italic" style:font-weight-asian="bold" style:font-name-complex="Lohit Devanagari" style:font-size-complex="13.3000001907349pt" style:font-style-complex="italic" style:font-weight-complex="bold"/>
    </style:style>
    <style:style style:name="T136" style:family="text">
      <style:text-properties fo:color="#21409a" loext:opacity="100%" fo:font-size="9pt" officeooo:rsid="016c0760" style:font-size-asian="10.5pt"/>
    </style:style>
    <style:style style:name="T137" style:family="text">
      <style:text-properties fo:color="#21409a" loext:opacity="100%" fo:font-size="9pt" officeooo:rsid="013edea3" style:font-size-asian="10.5pt"/>
    </style:style>
    <style:style style:name="T138" style:family="text">
      <style:text-properties fo:color="#21409a" loext:opacity="100%" fo:font-size="9pt" officeooo:rsid="013a359e" style:font-size-asian="10.5pt"/>
    </style:style>
    <style:style style:name="T139" style:family="text">
      <style:text-properties fo:color="#21409a" loext:opacity="100%" fo:font-size="9pt" officeooo:rsid="01426f4b" style:font-size-asian="10.5pt"/>
    </style:style>
    <style:style style:name="T140" style:family="text">
      <style:text-properties fo:color="#21409a" loext:opacity="100%" fo:font-size="9pt" officeooo:rsid="013c2468" style:font-size-asian="10.5pt"/>
    </style:style>
    <style:style style:name="T141" style:family="text">
      <style:text-properties fo:color="#21409a" loext:opacity="100%" fo:font-size="9pt" officeooo:rsid="0095feb4" style:font-size-asian="10.5pt"/>
    </style:style>
    <style:style style:name="T142" style:family="text">
      <style:text-properties fo:color="#21409a" loext:opacity="100%" fo:font-size="9pt" officeooo:rsid="009f095c" style:font-size-asian="10.5pt"/>
    </style:style>
    <style:style style:name="T143" style:family="text">
      <style:text-properties fo:color="#21409a" loext:opacity="100%" fo:font-size="9pt" officeooo:rsid="00a5b943" style:font-size-asian="10.5pt"/>
    </style:style>
    <style:style style:name="T144" style:family="text">
      <style:text-properties fo:color="#21409a" loext:opacity="100%" fo:font-size="9pt" officeooo:rsid="00af9ef5" style:font-size-asian="10.5pt"/>
    </style:style>
    <style:style style:name="T145" style:family="text">
      <style:text-properties fo:color="#21409a" loext:opacity="100%" fo:font-size="9pt" officeooo:rsid="00d1db9c" style:font-size-asian="10.5pt"/>
    </style:style>
    <style:style style:name="T146" style:family="text">
      <style:text-properties fo:color="#21409a" loext:opacity="100%" fo:font-size="9pt" officeooo:rsid="00d1dde1" style:font-size-asian="10.5pt"/>
    </style:style>
    <style:style style:name="T147" style:family="text">
      <style:text-properties fo:color="#21409a" loext:opacity="100%" fo:font-size="11pt" fo:font-style="italic" officeooo:rsid="01072e73" style:font-size-asian="10.5pt"/>
    </style:style>
    <style:style style:name="T148" style:family="text">
      <style:text-properties fo:color="#21409a" loext:opacity="100%" fo:font-size="11pt" fo:font-style="italic" officeooo:rsid="01231e67" style:font-size-asian="10.5pt"/>
    </style:style>
    <style:style style:name="T149" style:family="text">
      <style:text-properties fo:color="#21409a" loext:opacity="100%" fo:font-size="11pt" fo:font-style="italic" officeooo:rsid="01987b70" style:font-size-asian="10.5pt"/>
    </style:style>
    <style:style style:name="T150" style:family="text">
      <style:text-properties fo:color="#21409a" loext:opacity="100%" fo:font-size="11pt" fo:font-style="italic" officeooo:rsid="012579db" style:font-size-asian="10.5pt"/>
    </style:style>
    <style:style style:name="T151" style:family="text">
      <style:text-properties fo:color="#21409a" loext:opacity="100%" fo:font-size="11pt" fo:font-style="italic" officeooo:rsid="01116de2" style:font-size-asian="10.5pt"/>
    </style:style>
    <style:style style:name="T152" style:family="text">
      <style:text-properties fo:color="#21409a" loext:opacity="100%" fo:font-size="11pt" fo:font-style="italic" officeooo:rsid="0144259d" style:font-size-asian="10.5pt"/>
    </style:style>
    <style:style style:name="T153" style:family="text">
      <style:text-properties fo:color="#21409a" loext:opacity="100%" fo:font-size="11pt" fo:font-style="italic" officeooo:rsid="012e43a9" style:font-size-asian="10.5pt"/>
    </style:style>
    <style:style style:name="T154" style:family="text">
      <style:text-properties fo:color="#21409a" loext:opacity="100%" fo:font-size="11pt" fo:font-style="italic" officeooo:rsid="0132d7fb" style:font-size-asian="10.5pt"/>
    </style:style>
    <style:style style:name="T155" style:family="text">
      <style:text-properties fo:color="#21409a" loext:opacity="100%" fo:font-size="11pt" fo:font-style="italic" officeooo:rsid="01ae21eb" style:font-size-asian="10.5pt"/>
    </style:style>
    <style:style style:name="T156" style:family="text">
      <style:text-properties fo:color="#21409a" loext:opacity="100%" fo:font-size="11pt" fo:font-style="italic" officeooo:rsid="014d4855" style:font-size-asian="10.5pt"/>
    </style:style>
    <style:style style:name="T157" style:family="text">
      <style:text-properties fo:color="#21409a" loext:opacity="100%" fo:font-size="11pt" fo:font-style="italic" officeooo:rsid="01ae7a03" style:font-size-asian="10.5pt"/>
    </style:style>
    <style:style style:name="T158" style:family="text">
      <style:text-properties fo:color="#21409a" loext:opacity="100%" fo:font-size="11pt" fo:font-style="italic" officeooo:rsid="00d8bf29" style:font-size-asian="10.5pt"/>
    </style:style>
    <style:style style:name="T159" style:family="text">
      <style:text-properties officeooo:rsid="00f3fc52"/>
    </style:style>
    <style:style style:name="T160" style:family="text">
      <style:text-properties officeooo:rsid="013a359e"/>
    </style:style>
    <style:style style:name="T161" style:family="text">
      <style:text-properties officeooo:rsid="00ff58a8"/>
    </style:style>
    <style:style style:name="T162" style:family="text">
      <style:text-properties officeooo:rsid="0100421e"/>
    </style:style>
    <style:style style:name="T163" style:family="text">
      <style:text-properties officeooo:rsid="0101f5b7"/>
    </style:style>
    <style:style style:name="T164" style:family="text">
      <style:text-properties officeooo:rsid="013c2468"/>
    </style:style>
    <style:style style:name="T165" style:family="text">
      <style:text-properties officeooo:rsid="016c0760"/>
    </style:style>
    <style:style style:name="T166" style:family="text">
      <style:text-properties officeooo:rsid="013edea3"/>
    </style:style>
    <style:style style:name="T167" style:family="text">
      <style:text-properties officeooo:rsid="019e779f"/>
    </style:style>
    <style:style style:name="T168" style:family="text">
      <style:text-properties officeooo:rsid="01987b70"/>
    </style:style>
    <style:style style:name="T169" style:family="text">
      <style:text-properties officeooo:rsid="013d81d4"/>
    </style:style>
    <style:style style:name="T170" style:family="text">
      <style:text-properties officeooo:rsid="01439cb4"/>
    </style:style>
    <style:style style:name="T171" style:family="text">
      <style:text-properties officeooo:rsid="01287770"/>
    </style:style>
    <style:style style:name="T172" style:family="text">
      <style:text-properties officeooo:rsid="016194af"/>
    </style:style>
    <style:style style:name="T173" style:family="text">
      <style:text-properties officeooo:rsid="013d3805"/>
    </style:style>
    <style:style style:name="T174" style:family="text">
      <style:text-properties officeooo:rsid="011a2165"/>
    </style:style>
    <style:style style:name="T175" style:family="text">
      <style:text-properties officeooo:rsid="0140fa2e"/>
    </style:style>
    <style:style style:name="T176" style:family="text">
      <style:text-properties officeooo:rsid="011baa55"/>
    </style:style>
    <style:style style:name="T177" style:family="text">
      <style:text-properties officeooo:rsid="012117b7"/>
    </style:style>
    <style:style style:name="T178" style:family="text">
      <style:text-properties officeooo:rsid="01a40a62"/>
    </style:style>
    <style:style style:name="T179" style:family="text">
      <style:text-properties officeooo:rsid="01a5d764"/>
    </style:style>
    <style:style style:name="T180" style:family="text">
      <style:text-properties officeooo:rsid="0107965c"/>
    </style:style>
    <style:style style:name="T181" style:family="text">
      <style:text-properties officeooo:rsid="010972db"/>
    </style:style>
    <style:style style:name="T182" style:family="text">
      <style:text-properties officeooo:rsid="016c22cb"/>
    </style:style>
    <style:style style:name="T183" style:family="text">
      <style:text-properties officeooo:rsid="01072e73"/>
    </style:style>
    <style:style style:name="T184" style:family="text">
      <style:text-properties officeooo:rsid="017d6a8a"/>
    </style:style>
    <style:style style:name="T185" style:family="text">
      <style:text-properties officeooo:rsid="014613ae"/>
    </style:style>
    <style:style style:name="T186" style:family="text">
      <style:text-properties officeooo:rsid="016cdfde"/>
    </style:style>
    <style:style style:name="T187" style:family="text">
      <style:text-properties officeooo:rsid="01a02494"/>
    </style:style>
    <style:style style:name="T188" style:family="text">
      <style:text-properties officeooo:rsid="012579db"/>
    </style:style>
    <style:style style:name="T189" style:family="text">
      <style:text-properties officeooo:rsid="00f790a5"/>
    </style:style>
    <style:style style:name="T190" style:family="text">
      <style:text-properties officeooo:rsid="00fcafe5"/>
    </style:style>
    <style:style style:name="T191" style:family="text">
      <style:text-properties style:font-name="Liberation Serif2" officeooo:rsid="00f790a5" style:font-name-asian="Liberation Serif2" style:font-name-complex="Liberation Serif2"/>
    </style:style>
    <style:style style:name="T192" style:family="text">
      <style:text-properties style:font-name="Liberation Serif2" officeooo:rsid="00a80502" style:font-name-asian="Liberation Serif2" style:font-name-complex="Liberation Serif2"/>
    </style:style>
    <style:style style:name="T193" style:family="text">
      <style:text-properties style:font-name="Liberation Serif2" officeooo:rsid="01324334"/>
    </style:style>
    <style:style style:name="T194" style:family="text">
      <style:text-properties style:font-name="Liberation Serif2" officeooo:rsid="0133d7bf"/>
    </style:style>
    <style:style style:name="T195" style:family="text">
      <style:text-properties style:font-name="Liberation Serif2" officeooo:rsid="013403bc"/>
    </style:style>
    <style:style style:name="T196" style:family="text">
      <style:text-properties style:font-name="Liberation Serif2" officeooo:rsid="01a77eb2"/>
    </style:style>
    <style:style style:name="T197" style:family="text">
      <style:text-properties style:font-name="Liberation Serif" officeooo:rsid="00f790a5" style:font-name-asian="WenQuanYi Zen Hei Sharp1" style:font-name-complex="Lohit Devanagari"/>
    </style:style>
    <style:style style:name="T198" style:family="text">
      <style:text-properties style:font-name="Liberation Serif" officeooo:rsid="00a80502" style:font-name-asian="WenQuanYi Zen Hei Sharp1" style:font-name-complex="Lohit Devanagari"/>
    </style:style>
    <style:style style:name="T199" style:family="text">
      <style:text-properties officeooo:rsid="0147fbb4"/>
    </style:style>
    <style:style style:name="T200" style:family="text">
      <style:text-properties officeooo:rsid="01531278"/>
    </style:style>
    <style:style style:name="T201" style:family="text">
      <style:text-properties officeooo:rsid="015a4a85"/>
    </style:style>
    <style:style style:name="T202" style:family="text">
      <style:text-properties officeooo:rsid="010b0022"/>
    </style:style>
    <style:style style:name="T203" style:family="text">
      <style:text-properties officeooo:rsid="01293380"/>
    </style:style>
    <style:style style:name="T204" style:family="text">
      <style:text-properties officeooo:rsid="010dee63"/>
    </style:style>
    <style:style style:name="T205" style:family="text">
      <style:text-properties officeooo:rsid="01151266"/>
    </style:style>
    <style:style style:name="T206" style:family="text">
      <style:text-properties officeooo:rsid="01116de2"/>
    </style:style>
    <style:style style:name="T207" style:family="text">
      <style:text-properties style:font-name="Liberation Sans4" fo:font-size="9pt" fo:font-weight="bold" officeooo:rsid="00150379" style:font-weight-asian="bold" style:font-weight-complex="bold"/>
    </style:style>
    <style:style style:name="T208" style:family="text">
      <style:text-properties style:font-name="Liberation Sans4" fo:font-size="9pt" officeooo:rsid="00105620"/>
    </style:style>
    <style:style style:name="T209" style:family="text">
      <style:text-properties officeooo:rsid="00169d96"/>
    </style:style>
    <style:style style:name="T210" style:family="text">
      <style:text-properties officeooo:rsid="001720ff"/>
    </style:style>
    <style:style style:name="T211" style:family="text">
      <style:text-properties officeooo:rsid="0123af4d"/>
    </style:style>
    <style:style style:name="T212" style:family="text">
      <style:text-properties officeooo:rsid="00150379"/>
    </style:style>
    <style:style style:name="T213" style:family="text">
      <style:text-properties officeooo:rsid="00105620"/>
    </style:style>
    <style:style style:name="T214" style:family="text">
      <style:text-properties officeooo:rsid="01820a9b"/>
    </style:style>
    <style:style style:name="T215" style:family="text">
      <style:text-properties officeooo:rsid="012546f6"/>
    </style:style>
    <style:style style:name="T216" style:family="text">
      <style:text-properties officeooo:rsid="01a80b60"/>
    </style:style>
    <style:style style:name="T217" style:family="text">
      <style:text-properties officeooo:rsid="0018685f"/>
    </style:style>
    <style:style style:name="T218" style:family="text">
      <style:text-properties officeooo:rsid="01414207"/>
    </style:style>
    <style:style style:name="T219" style:family="text">
      <style:text-properties officeooo:rsid="0144259d"/>
    </style:style>
    <style:style style:name="T220" style:family="text">
      <style:text-properties officeooo:rsid="016eda3a"/>
    </style:style>
    <style:style style:name="T221" style:family="text">
      <style:text-properties officeooo:rsid="0155cac0"/>
    </style:style>
    <style:style style:name="T222" style:family="text">
      <style:text-properties officeooo:rsid="01588a47"/>
    </style:style>
    <style:style style:name="T223" style:family="text">
      <style:text-properties officeooo:rsid="015a69f4"/>
    </style:style>
    <style:style style:name="T224" style:family="text">
      <style:text-properties officeooo:rsid="0156d7b0"/>
    </style:style>
    <style:style style:name="T225" style:family="text">
      <style:text-properties officeooo:rsid="010fb385"/>
    </style:style>
    <style:style style:name="T226" style:family="text">
      <style:text-properties officeooo:rsid="0151be0b"/>
    </style:style>
    <style:style style:name="T227" style:family="text">
      <style:text-properties style:font-name="Liberation Serif3" officeooo:rsid="010fb385" style:font-name-asian="Liberation Serif3" style:font-name-complex="Liberation Serif3"/>
    </style:style>
    <style:style style:name="T228" style:family="text">
      <style:text-properties officeooo:rsid="0183c232"/>
    </style:style>
    <style:style style:name="T229" style:family="text">
      <style:text-properties officeooo:rsid="018480a2"/>
    </style:style>
    <style:style style:name="T230" style:family="text">
      <style:text-properties fo:font-style="normal" officeooo:rsid="0183c232" style:font-style-asian="normal" style:font-style-complex="normal"/>
    </style:style>
    <style:style style:name="T231" style:family="text">
      <style:text-properties fo:font-style="normal" officeooo:rsid="00150379" style:font-style-asian="normal" style:font-style-complex="normal"/>
    </style:style>
    <style:style style:name="T232" style:family="text">
      <style:text-properties fo:font-style="normal" officeooo:rsid="0123af4d" style:font-style-asian="normal" style:font-style-complex="normal"/>
    </style:style>
    <style:style style:name="T233" style:family="text">
      <style:text-properties officeooo:rsid="01a0b63c"/>
    </style:style>
    <style:style style:name="T234" style:family="text">
      <style:text-properties style:text-position="sub 58%" officeooo:rsid="01a0b63c"/>
    </style:style>
    <style:style style:name="T235" style:family="text">
      <style:text-properties style:text-position="sub 58%" style:font-name="Liberation Serif2" officeooo:rsid="013403bc"/>
    </style:style>
    <style:style style:name="T236" style:family="text">
      <style:text-properties style:text-position="sub 58%" officeooo:rsid="013403bc"/>
    </style:style>
    <style:style style:name="T237" style:family="text">
      <style:text-properties style:text-position="sub 58%" officeooo:rsid="00cb9deb"/>
    </style:style>
    <style:style style:name="T238" style:family="text">
      <style:text-properties officeooo:rsid="008d718f"/>
    </style:style>
    <style:style style:name="T239" style:family="text">
      <style:text-properties officeooo:rsid="008ba4fd"/>
    </style:style>
    <style:style style:name="T240" style:family="text">
      <style:text-properties officeooo:rsid="007ce03b"/>
    </style:style>
    <style:style style:name="T241" style:family="text">
      <style:text-properties officeooo:rsid="00b3aa51"/>
    </style:style>
    <style:style style:name="T242" style:family="text">
      <style:text-properties officeooo:rsid="01324334"/>
    </style:style>
    <style:style style:name="T243" style:family="text">
      <style:text-properties officeooo:rsid="0133d7bf"/>
    </style:style>
    <style:style style:name="T244" style:family="text">
      <style:text-properties officeooo:rsid="01ae9acc"/>
    </style:style>
    <style:style style:name="T245" style:family="text">
      <style:text-properties officeooo:rsid="0199b580"/>
    </style:style>
    <style:style style:name="T246" style:family="text">
      <style:text-properties officeooo:rsid="00fdde94"/>
    </style:style>
    <style:style style:name="T247" style:family="text">
      <style:text-properties officeooo:rsid="014acfc9"/>
    </style:style>
    <style:style style:name="T248" style:family="text">
      <style:text-properties officeooo:rsid="00859581"/>
    </style:style>
    <style:style style:name="T249" style:family="text">
      <style:text-properties officeooo:rsid="00865d74"/>
    </style:style>
    <style:style style:name="T250" style:family="text">
      <style:text-properties officeooo:rsid="008e3abd"/>
    </style:style>
    <style:style style:name="T251" style:family="text">
      <style:text-properties officeooo:rsid="008e6c0a"/>
    </style:style>
    <style:style style:name="T252" style:family="text">
      <style:text-properties officeooo:rsid="00933c3e"/>
    </style:style>
    <style:style style:name="T253" style:family="text">
      <style:text-properties officeooo:rsid="0095feb4"/>
    </style:style>
    <style:style style:name="T254" style:family="text">
      <style:text-properties officeooo:rsid="00984817"/>
    </style:style>
    <style:style style:name="T255" style:family="text">
      <style:text-properties officeooo:rsid="009b140b"/>
    </style:style>
    <style:style style:name="T256" style:family="text">
      <style:text-properties officeooo:rsid="009ca510"/>
    </style:style>
    <style:style style:name="T257" style:family="text">
      <style:text-properties officeooo:rsid="009cc142"/>
    </style:style>
    <style:style style:name="T258" style:family="text">
      <style:text-properties officeooo:rsid="00a0c3e9"/>
    </style:style>
    <style:style style:name="T259" style:family="text">
      <style:text-properties officeooo:rsid="00a5b943"/>
    </style:style>
    <style:style style:name="T260" style:family="text">
      <style:text-properties officeooo:rsid="00a80502"/>
    </style:style>
    <style:style style:name="T261" style:family="text">
      <style:text-properties officeooo:rsid="00a9bdf0"/>
    </style:style>
    <style:style style:name="T262" style:family="text">
      <style:text-properties officeooo:rsid="00ab734e"/>
    </style:style>
    <style:style style:name="T263" style:family="text">
      <style:text-properties officeooo:rsid="00ae9818"/>
    </style:style>
    <style:style style:name="T264" style:family="text">
      <style:text-properties officeooo:rsid="00af9ef5"/>
    </style:style>
    <style:style style:name="T265" style:family="text">
      <style:text-properties officeooo:rsid="00b3414c"/>
    </style:style>
    <style:style style:name="T266" style:family="text">
      <style:text-properties officeooo:rsid="00b5fc5e"/>
    </style:style>
    <style:style style:name="T267" style:family="text">
      <style:text-properties officeooo:rsid="00b93235"/>
    </style:style>
    <style:style style:name="T268" style:family="text">
      <style:text-properties officeooo:rsid="00cb9deb"/>
    </style:style>
    <style:style style:name="T269" style:family="text">
      <style:text-properties officeooo:rsid="00cf314a"/>
    </style:style>
    <style:style style:name="T270" style:family="text">
      <style:text-properties officeooo:rsid="00d07c47"/>
    </style:style>
    <style:style style:name="T271" style:family="text">
      <style:text-properties officeooo:rsid="00d1dde1"/>
    </style:style>
    <style:style style:name="T272" style:family="text">
      <style:text-properties officeooo:rsid="00d3ac92"/>
    </style:style>
    <style:style style:name="T273" style:family="text">
      <style:text-properties officeooo:rsid="00d41409"/>
    </style:style>
    <style:style style:name="T274" style:family="text">
      <style:text-properties officeooo:rsid="00e09f8e"/>
    </style:style>
    <style:style style:name="T275" style:family="text">
      <style:text-properties officeooo:rsid="00e430d1"/>
    </style:style>
    <style:style style:name="T276" style:family="text">
      <style:text-properties officeooo:rsid="00e61919"/>
    </style:style>
    <style:style style:name="T277" style:family="text">
      <style:text-properties fo:background-color="transparent" loext:char-shading-value="0"/>
    </style:style>
    <style:style style:name="T278" style:family="text">
      <style:text-properties officeooo:rsid="00ed41b7" fo:background-color="transparent" loext:char-shading-value="0"/>
    </style:style>
    <style:style style:name="T279" style:family="text">
      <style:text-properties fo:font-variant="normal" fo:text-transform="none"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Noto Sans CJK SC"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280" style:family="text">
      <style:text-properties fo:font-variant="normal" fo:text-transform="none" style:use-window-font-color="true" loext:opacity="0%" style:text-outline="false" style:text-line-through-style="none" style:text-line-through-type="none" style:font-name="Liberation Sans1" fo:font-size="7pt" fo:font-style="normal" fo:text-shadow="none" style:text-underline-style="none" fo:font-weight="normal" style:letter-kerning="true" style:font-name-asian="Noto Sans CJK SC"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281" style:family="text">
      <style:text-properties fo:font-variant="normal" fo:text-transform="none" style:use-window-font-color="true" loext:opacity="0%" style:text-outline="false" style:text-line-through-style="none" style:text-line-through-type="none" style:font-name="Liberation Sans1" fo:font-size="7pt" fo:font-style="italic" fo:text-shadow="none" style:text-underline-style="none" fo:font-weight="normal" style:letter-kerning="true" style:font-name-asian="WenQuanYi Zen Hei Sharp1" style:font-size-asian="9pt" style:font-style-asian="italic" style:font-weight-asian="normal" style:font-name-complex="Lohit Devanagari" style:font-size-complex="9pt" style:font-style-complex="italic" style:font-weight-complex="normal" style:text-emphasize="none" style:font-relief="none" style:text-overline-style="none" style:text-overline-color="font-color"/>
    </style:style>
    <style:style style:name="T282" style:family="text">
      <style:text-properties fo:font-variant="normal" fo:text-transform="none" style:use-window-font-color="true" loext:opacity="0%" style:text-outline="false" style:text-line-through-style="none" style:text-line-through-type="none" style:font-name="Liberation Sans5" fo:font-size="7pt" fo:font-style="normal" fo:text-shadow="none" style:text-underline-style="none" fo:font-weight="normal" style:letter-kerning="true" style:font-name-asian="Liberation Sans5" style:font-size-asian="7pt" style:font-style-asian="normal" style:font-weight-asian="normal" style:font-name-complex="Liberation Sans5" style:font-size-complex="7pt" style:font-style-complex="normal" style:font-weight-complex="normal" style:text-emphasize="none" style:font-relief="none" style:text-overline-style="none" style:text-overline-color="font-color"/>
    </style:style>
    <style:style style:name="T283" style:family="text">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284" style:family="text">
      <style:text-properties fo:font-variant="normal" fo:text-transform="none" style:use-window-font-color="true" loext:opacity="0%" style:text-outline="false" style:text-line-through-style="none" style:text-line-through-type="none" style:font-name="Liberation Sans1" fo:font-size="5.40000009536743pt" fo:font-style="normal" fo:text-shadow="none" style:text-underline-style="none" fo:font-weight="normal" style:letter-kerning="true" style:font-name-asian="Noto Sans CJK SC" style:font-size-asian="5.40000009536743pt" style:font-style-asian="normal" style:font-weight-asian="normal" style:font-name-complex="Lohit Devanagari" style:font-size-complex="5.40000009536743pt" style:font-style-complex="normal" style:font-weight-complex="normal" style:text-emphasize="none" style:font-relief="none" style:text-overline-style="none" style:text-overline-color="font-color"/>
    </style:style>
    <style:style style:name="fr1" style:family="graphic" style:parent-style-name="EG_20_Cornice">
      <style:graphic-properties style:vertical-pos="bottom" style:vertical-rel="paragraph-content" style:horizontal-pos="center" style:horizontal-rel="paragraph"/>
    </style:style>
    <style:style style:name="Sect1" style:family="section">
      <style:section-properties style:editable="false">
        <style:columns fo:column-count="1" fo:column-gap="0cm"/>
      </style:section-properties>
    </style:style>
    <style:style style:name="gr1" style:family="graphic">
      <style:graphic-properties style:run-through="foreground" style:wrap="none" style:vertical-pos="from-top" style:vertical-rel="paragraph" style:horizontal-pos="center"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none" draw:stroke-dash="Dashed_20__28_var_29__20_4" svg:stroke-width="0.019cm" svg:stroke-color="#000000" draw:marker-start="" draw:marker-start-width="0.24cm" draw:marker-start-center="false" draw:marker-end="" draw:marker-end-width="0.24cm" draw:marker-end-center="false" draw:fill="hatch" draw:fill-color="#729fcf" draw:fill-gradient-name="Gradient_20_19" draw:fill-hatch-name="Black_20_45_20_Degrees" draw:fill-hatch-solid="false" draw:textarea-horizontal-align="justify" draw:textarea-vertical-align="middle" draw:auto-grow-height="false" fo:min-height="0.55cm" fo:min-width="0.101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draw:stroke-dash="Dashed_20__28_var_29__20_4" svg:stroke-width="0.019cm" svg:stroke-color="#000000" draw:marker-start="" draw:marker-start-width="0.24cm" draw:marker-start-center="false" draw:marker-end="" draw:marker-end-width="0.24cm" draw:marker-end-center="false" draw:fill="hatch" draw:fill-color="#729fcf" draw:fill-hatch-name="Black_20_45_20_Degrees" draw:fill-hatch-solid="false" draw:textarea-horizontal-align="justify" draw:textarea-vertical-align="middle" draw:auto-grow-height="false" fo:min-height="0.55cm" fo:min-width="0.101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draw:stroke-dash="Dashed_20__28_var_29__20_4" svg:stroke-width="0.019cm" svg:stroke-color="#000000" draw:marker-start="" draw:marker-start-width="0.24cm" draw:marker-start-center="false" draw:marker-end="" draw:marker-end-width="0.24cm" draw:marker-end-center="false" draw:fill="solid" draw:fill-color="#ffffff" draw:fill-gradient-name="Gradient_20_18" draw:fill-hatch-name="Hatching_20_47" draw:fill-hatch-solid="fals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draw:stroke-dash="Dashed_20__28_var_29__20_4" svg:stroke-width="0.019cm" svg:stroke-color="#000000" draw:marker-start="" draw:marker-start-width="0.24cm" draw:marker-start-center="false" draw:marker-end="" draw:marker-end-width="0.24cm" draw:marker-end-center="false" draw:fill="none" draw:fill-color="#ffffff" draw:fill-hatch-solid="false" draw:textarea-horizontal-align="justify" fo:min-height="0.369cm" fo:padding-top="0.125cm" fo:padding-bottom="0.125cm" fo:padding-left="0.25cm" fo:padding-right="0.25cm" draw:shadow="hidden" draw:shadow-offset-x="0.199cm" draw:shadow-offset-y="0.199cm" draw:shadow-color="#808080" style:run-through="foreground"/>
      <style:paragraph-properties style:writing-mode="lr-tb"/>
    </style:style>
    <style:style style:name="gr7" style:family="graphic">
      <style:graphic-properties draw:stroke="none" draw:stroke-dash="Dashed_20__28_var_29__20_4" svg:stroke-width="0.019cm" svg:stroke-color="#000000" draw:marker-start="" draw:marker-start-width="0.24cm" draw:marker-start-center="false" draw:marker-end="" draw:marker-end-width="0.24cm" draw:marker-end-center="false" draw:fill="none" draw:fill-color="#729fcf" draw:fill-hatch-solid="false" draw:textarea-horizontal-align="justify" draw:textarea-vertical-align="middle" fo:min-height="0.563cm" fo:padding-top="0cm" fo:padding-bottom="0cm" fo:padding-left="0cm" fo:padding-right="0cm" draw:shadow="hidden" draw:shadow-offset-x="0.199cm" draw:shadow-offset-y="0.199cm" draw:shadow-color="#808080" style:run-through="foreground"/>
      <style:paragraph-properties style:writing-mode="lr-tb"/>
    </style:style>
    <style:style style:name="gr8" style:family="graphic">
      <style:graphic-properties draw:stroke="solid" draw:stroke-dash="Dashed_20__28_var_29__20_4" svg:stroke-width="0.106cm" svg:stroke-color="#2a6099" draw:marker-start="" draw:marker-start-width="0.369cm" draw:marker-start-center="false" draw:marker-end="" draw:marker-end-width="0.369cm" draw:marker-end-center="false" draw:fill="none" draw:fill-color="#ffffff" draw:fill-gradient-name="Gradient_20_18" draw:fill-hatch-name="Hatching_20_47" draw:fill-hatch-solid="false" draw:textarea-horizontal-align="justify" draw:textarea-vertical-align="middle" fo:padding-top="0.168cm" fo:padding-bottom="0.168cm" fo:padding-left="0.293cm" fo:padding-right="0.293cm" draw:shadow="hidden" draw:shadow-offset-x="0.199cm" draw:shadow-offset-y="0.199cm" draw:shadow-color="#808080" style:run-through="foreground"/>
    </style:style>
    <style:style style:name="gr9" style:family="graphic">
      <style:graphic-properties draw:stroke="none" draw:stroke-dash="Dashed_20__28_var_29__20_4" svg:stroke-width="0.019cm" svg:stroke-color="#000000" draw:marker-start="" draw:marker-start-width="0.24cm" draw:marker-start-center="false" draw:marker-end="" draw:marker-end-width="0.24cm" draw:marker-end-center="false" draw:fill="none" draw:fill-color="#ffffff" draw:fill-hatch-solid="false" draw:textarea-horizontal-align="justify" fo:min-height="0.859cm" fo:padding-top="0.125cm" fo:padding-bottom="0.125cm" fo:padding-left="0.25cm" fo:padding-right="0.25cm" draw:shadow="hidden" draw:shadow-offset-x="0.199cm" draw:shadow-offset-y="0.199cm" draw:shadow-color="#808080" style:run-through="foreground"/>
      <style:paragraph-properties style:writing-mode="lr-tb"/>
    </style:style>
    <style:style style:name="gr10" style:family="graphic">
      <style:graphic-properties draw:stroke="solid" draw:stroke-dash="Dashed_20__28_var_29__20_4" svg:stroke-width="0.011cm" svg:stroke-color="#000000" draw:marker-start="Arrow" draw:marker-start-width="0.166cm" draw:marker-start-center="false" draw:marker-end="Arrow" draw:marker-end-width="0.166cm" draw:marker-end-center="false" draw:fill="solid" draw:fill-color="#729fcf" draw:fill-hatch-solid="false"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11"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fill-hatch-solid="false" draw:textarea-horizontal-align="justify" draw:textarea-vertical-align="middle" fo:min-height="0.573cm" fo:padding-top="0cm" fo:padding-bottom="0cm" fo:padding-left="0cm" fo:padding-right="0cm" draw:shadow="hidden" draw:shadow-offset-x="0.199cm" draw:shadow-offset-y="0.199cm" draw:shadow-color="#808080" style:run-through="foreground"/>
      <style:paragraph-properties style:writing-mode="lr-tb"/>
    </style:style>
    <style:style style:name="gr12" style:family="graphic">
      <style:graphic-properties draw:stroke="none" draw:stroke-dash="Dashed_20__28_var_29__20_4" svg:stroke-width="0.019cm" svg:stroke-color="#000000" draw:marker-start="" draw:marker-start-width="0.24cm" draw:marker-start-center="false" draw:marker-end="" draw:marker-end-width="0.24cm" draw:marker-end-center="false" draw:fill="none" draw:fill-color="#729fcf" draw:fill-hatch-solid="false" draw:textarea-horizontal-align="justify" draw:textarea-vertical-align="middle" fo:min-height="0.841cm" fo:padding-top="0cm" fo:padding-bottom="0cm" fo:padding-left="0cm" fo:padding-right="0cm" draw:shadow="hidden" draw:shadow-offset-x="0.199cm" draw:shadow-offset-y="0.199cm" draw:shadow-color="#808080" style:run-through="foreground"/>
      <style:paragraph-properties style:writing-mode="lr-tb"/>
    </style:style>
    <style:style style:name="gr13" style:family="graphic">
      <style:graphic-properties draw:stroke="solid" draw:stroke-dash="Dashed_20__28_var_29__20_4" svg:stroke-width="0.011cm" svg:stroke-color="#000000" draw:marker-start="" draw:marker-start-width="0.229cm" draw:marker-start-center="false" draw:marker-end="" draw:marker-end-width="0.229cm" draw:marker-end-center="false" draw:fill="none" draw:fill-color="#729fcf" draw:fill-gradient-name="Gradient_20_7" draw:fill-hatch-name="Hatching_20_46" draw:fill-hatch-solid="false" draw:textarea-horizontal-align="justify" draw:textarea-vertical-align="middle" draw:auto-grow-height="false" fo:min-height="0.415cm" fo:min-width="0.152cm" fo:padding-top="0.15cm" fo:padding-bottom="0.15cm" fo:padding-left="0.275cm" fo:padding-right="0.275cm" draw:shadow="hidden" draw:shadow-offset-x="0.199cm" draw:shadow-offset-y="0.199cm" draw:shadow-color="#808080" style:run-through="foreground"/>
    </style:style>
    <style:style style:name="gr14" style:family="graphic">
      <style:graphic-properties draw:stroke="none" draw:stroke-dash="Dashed_20__28_var_29__20_4" svg:stroke-width="0.019cm" svg:stroke-color="#000000" draw:marker-start="" draw:marker-start-width="0.24cm" draw:marker-start-center="false" draw:marker-end="" draw:marker-end-width="0.24cm" draw:marker-end-center="false" draw:fill="none" draw:fill-color="#729fcf" draw:fill-hatch-solid="false" draw:textarea-horizontal-align="justify" draw:textarea-vertical-align="middle" fo:min-height="0.843cm" fo:padding-top="0cm" fo:padding-bottom="0cm" fo:padding-left="0cm" fo:padding-right="0cm" draw:shadow="hidden" draw:shadow-offset-x="0.199cm" draw:shadow-offset-y="0.199cm" draw:shadow-color="#808080" style:run-through="foreground"/>
      <style:paragraph-properties style:writing-mode="lr-tb"/>
    </style:style>
    <style:style style:name="gr15" style:family="graphic">
      <style:graphic-properties style:run-through="foreground" style:wrap="none" style:vertical-pos="top" style:vertical-rel="paragraph" style:horizontal-pos="from-left" style:horizontal-rel="paragraph" draw:wrap-influence-on-position="once-concurrent" loext:allow-overlap="true" style:flow-with-text="false"/>
    </style:style>
    <style:style style:name="gr16" style:family="graphic">
      <style:graphic-properties draw:stroke="solid" draw:stroke-dash="Dashed_20__28_var_29__20_4" svg:stroke-width="0.019cm" svg:stroke-color="#000000" draw:marker-start="" draw:marker-start-width="0.24cm" draw:marker-start-center="false" draw:marker-end="" draw:marker-end-width="0.24cm" draw:marker-end-center="false" draw:fill="hatch" draw:fill-color="#729fcf" draw:fill-hatch-name="Black_20_45_20_Degrees" draw:fill-hatch-solid="false" draw:textarea-horizontal-align="justify" draw:textarea-vertical-align="middle" draw:auto-grow-height="false" fo:min-height="0.55cm" fo:min-width="0.099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draw:stroke-dash="Dashed_20__28_var_29__20_4" svg:stroke-width="0.019cm" svg:stroke-color="#000000" draw:marker-start="" draw:marker-start-width="0.24cm" draw:marker-start-center="false" draw:marker-end="" draw:marker-end-width="0.24cm" draw:marker-end-center="false" draw:fill="none" draw:fill-color="#ffffff" draw:fill-hatch-solid="false" draw:textarea-horizontal-align="justify" fo:min-height="0.356cm" fo:padding-top="0.125cm" fo:padding-bottom="0.125cm" fo:padding-left="0.25cm" fo:padding-right="0.25cm" draw:shadow="hidden" draw:shadow-offset-x="0.199cm" draw:shadow-offset-y="0.199cm" draw:shadow-color="#808080" style:run-through="foreground"/>
      <style:paragraph-properties style:writing-mode="lr-tb"/>
    </style:style>
    <style:style style:name="gr18" style:family="graphic">
      <style:graphic-properties draw:stroke="none" draw:stroke-dash="Dashed_20__28_var_29__20_4" svg:stroke-width="0.019cm" svg:stroke-color="#000000" draw:marker-start="" draw:marker-start-width="0.24cm" draw:marker-start-center="false" draw:marker-end="" draw:marker-end-width="0.24cm" draw:marker-end-center="false" draw:fill="none" draw:fill-color="#729fcf" draw:fill-hatch-solid="false" draw:textarea-horizontal-align="justify" draw:textarea-vertical-align="middle" fo:min-height="0.55cm" fo:padding-top="0cm" fo:padding-bottom="0cm" fo:padding-left="0cm" fo:padding-right="0cm" draw:shadow="hidden" draw:shadow-offset-x="0.199cm" draw:shadow-offset-y="0.199cm" draw:shadow-color="#808080" style:run-through="foreground"/>
      <style:paragraph-properties style:writing-mode="lr-tb"/>
    </style:style>
    <style:style style:name="gr19" style:family="graphic">
      <style:graphic-properties draw:stroke="none" draw:stroke-dash="Dashed_20__28_var_29__20_4" svg:stroke-width="0.019cm" svg:stroke-color="#000000" draw:marker-start="" draw:marker-start-width="0.24cm" draw:marker-start-center="false" draw:marker-end="" draw:marker-end-width="0.24cm" draw:marker-end-center="false" draw:fill="none" draw:fill-color="#729fcf" draw:fill-hatch-solid="false" draw:textarea-horizontal-align="justify" draw:textarea-vertical-align="middle" fo:min-height="0.552cm" fo:padding-top="0cm" fo:padding-bottom="0cm" fo:padding-left="0cm" fo:padding-right="0cm" draw:shadow="hidden" draw:shadow-offset-x="0.199cm" draw:shadow-offset-y="0.199cm" draw:shadow-color="#808080" style:run-through="foreground"/>
      <style:paragraph-properties style:writing-mode="lr-tb"/>
    </style:style>
    <style:style style:name="gr20" style:family="graphic">
      <style:graphic-properties draw:stroke="solid" draw:stroke-dash="Dashed_20__28_var_29__20_4" svg:stroke-width="0.019cm" svg:stroke-color="#000000" draw:marker-start="" draw:marker-start-width="0.24cm" draw:marker-start-center="false" draw:marker-end="" draw:marker-end-width="0.24cm" draw:marker-end-center="false" draw:fill="hatch" draw:fill-color="#729fcf" draw:fill-hatch-name="Black_20_45_20_Degrees" draw:fill-hatch-solid="false" draw:textarea-horizontal-align="justify" draw:textarea-vertical-align="middle" draw:auto-grow-height="false" fo:min-height="0.549cm" fo:min-width="0.099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draw:stroke-dash="Dashed_20__28_var_29__20_4" svg:stroke-width="0.019cm" svg:stroke-color="#000000" draw:marker-start="" draw:marker-start-width="0.24cm" draw:marker-start-center="false" draw:marker-end="" draw:marker-end-width="0.24cm" draw:marker-end-center="false" draw:fill="none" draw:fill-color="#ffffff" draw:fill-hatch-solid="false" draw:textarea-horizontal-align="justify" fo:min-height="0.37cm" fo:padding-top="0.125cm" fo:padding-bottom="0.125cm" fo:padding-left="0.25cm" fo:padding-right="0.25cm" draw:shadow="hidden" draw:shadow-offset-x="0.199cm" draw:shadow-offset-y="0.199cm" draw:shadow-color="#808080" style:run-through="foreground"/>
      <style:paragraph-properties style:writing-mode="lr-tb"/>
    </style:style>
    <style:style style:name="gr22" style:family="graphic">
      <style:graphic-properties draw:stroke="none" draw:stroke-dash="Dashed_20__28_var_29__20_4" svg:stroke-width="0.019cm" svg:stroke-color="#000000" draw:marker-start="" draw:marker-start-width="0.24cm" draw:marker-start-center="false" draw:marker-end="" draw:marker-end-width="0.24cm" draw:marker-end-center="false" draw:fill="none" draw:fill-color="#ffffff" draw:fill-hatch-solid="false" draw:textarea-horizontal-align="justify" fo:min-height="0.757cm" fo:padding-top="0.125cm" fo:padding-bottom="0.125cm" fo:padding-left="0.25cm" fo:padding-right="0.25cm" draw:shadow="hidden" draw:shadow-offset-x="0.199cm" draw:shadow-offset-y="0.199cm" draw:shadow-color="#808080" style:run-through="foreground"/>
      <style:paragraph-properties style:writing-mode="lr-tb"/>
    </style:style>
    <style:style style:name="gr23" style:family="graphic">
      <style:graphic-properties draw:stroke="solid" draw:stroke-dash="Dashed_20__28_var_29__20_4" svg:stroke-width="0.019cm" svg:stroke-color="#000000" draw:marker-start="" draw:marker-start-width="0.24cm" draw:marker-start-center="false" draw:marker-end="" draw:marker-end-width="0.24cm" draw:marker-end-center="false" draw:fill="solid" draw:fill-color="#729fcf" draw:fill-hatch-solid="fals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draw:stroke-dash="Dashed_20__28_var_29__20_4" svg:stroke-width="0.019cm" svg:stroke-color="#000000" draw:marker-start="" draw:marker-start-width="0.24cm" draw:marker-start-center="false" draw:marker-end="" draw:marker-end-width="0.24cm" draw:marker-end-center="false" draw:fill="none" draw:fill-color="#ffffff" draw:fill-gradient-name="Gradient_20_18" draw:fill-hatch-name="Hatching_20_47" draw:fill-hatch-solid="false" draw:fill-image-name="Bitmap_20_1" draw:textarea-horizontal-align="justify"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draw:stroke-dash="Dashed_20__28_var_29__20_4" svg:stroke-width="0.019cm" svg:stroke-color="#000000" draw:marker-start="" draw:marker-start-width="0.24cm" draw:marker-start-center="false" draw:marker-end="" draw:marker-end-width="0.24cm" draw:marker-end-center="false" draw:fill="solid" draw:fill-color="#ffffff" draw:fill-gradient-name="Gradient_20_18" draw:fill-hatch-name="Hatching_20_47" draw:fill-hatch-solid="false"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draw:stroke-dash="Dashed_20__28_var_29__20_4" svg:stroke-width="0.019cm" svg:stroke-color="#000000" draw:marker-start="" draw:marker-start-width="0.24cm" draw:marker-start-center="false" draw:marker-end="" draw:marker-end-width="0.24cm" draw:marker-end-center="false" draw:fill="none" draw:fill-color="#ffffff" draw:fill-gradient-name="Gradient_20_18" draw:fill-hatch-name="Hatching_20_47" draw:fill-hatch-solid="false"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draw:stroke-dash="Dashed_20__28_var_29__20_4" svg:stroke-width="0.019cm" svg:stroke-color="#000000" draw:marker-start="" draw:marker-start-width="0.24cm" draw:marker-start-center="false" draw:marker-end="" draw:marker-end-width="0.24cm" draw:marker-end-center="false" draw:fill="none" draw:fill-color="#ffffff" draw:fill-hatch-solid="fals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draw:stroke-dash="Dashed_20__28_var_29__20_4" svg:stroke-width="0.019cm" svg:stroke-color="#000000" draw:marker-start="" draw:marker-start-width="0.24cm" draw:marker-start-center="false" draw:marker-end="" draw:marker-end-width="0.24cm" draw:marker-end-center="false" draw:fill="solid" draw:fill-color="#cccccc" draw:fill-hatch-solid="false"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s>
      <text:h text:style-name="P34" text:outline-level="2"><text:bookmark-start text:name="__RefHeading___Toc3281_2095540909"/><text:reference-mark-start text:name="ch rtv chiusure ambito"/>Chiusure d’ambito degli edifici civili<text:bookmark-end text:name="__RefHeading___Toc3281_2095540909"/><text:reference-mark-end text:name="ch rtv chiusure ambito"/></text:h>
      <text:table-of-content text:style-name="Sect1" text:protected="true" text:name="Table of Contents1">
        <text:table-of-content-source text:outline-level="4" text:use-index-marks="false" text:index-scope="chapter">
          <text:index-title-template text:style-name="Contents_20_Heading"/>
          <text:table-of-content-entry-template text:outline-level="1" text:style-name="Contents_20_1"/>
          <text:table-of-content-entry-template text:outline-level="2" text:style-name="Contents_20_2"/>
          <text:table-of-content-entry-template text:outline-level="3" text:style-name="Contents_20_3">
            <text:index-entry-link-start text:style-name="Index_20_Link"/>
            <text:index-entry-text/>
            <text:index-entry-link-end/>
          </text:table-of-content-entry-template>
          <text:table-of-content-entry-template text:outline-level="4" text:style-name="Contents_20_4">
            <text:index-entry-link-start text:style-name="Index_20_Link"/>
            <text:index-entry-text/>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index-source-styles text:outline-level="1">
            <text:index-source-style text:style-name="Heading_20_3"/>
          </text:index-source-styles>
        </text:table-of-content-source>
        <text:index-body>
          <text:p text:style-name="P21"/>
          <text:p text:style-name="P22"><text:a xlink:type="simple" xlink:href="#__RefHeading__71512_1701760167" text:style-name="Index_20_Link" text:visited-style-name="Index_20_Link">Campo di applicazione</text:a></text:p>
          <text:p text:style-name="P22"><text:a xlink:type="simple" xlink:href="#__RefHeading___Toc4409_2174120682" text:style-name="Index_20_Link" text:visited-style-name="Index_20_Link">Definizioni</text:a></text:p>
          <text:p text:style-name="P22"><text:a xlink:type="simple" xlink:href="#__RefHeading___Toc2478_856605439" text:style-name="Index_20_Link" text:visited-style-name="Index_20_Link">Classificazione</text:a></text:p>
          <text:p text:style-name="P22"><text:a xlink:type="simple" xlink:href="#__RefHeading___Toc3062_2036638291" text:style-name="Index_20_Link" text:visited-style-name="Index_20_Link">Strategia antincendio</text:a></text:p>
          <text:p text:style-name="P23"><text:a xlink:type="simple" xlink:href="#__RefHeading___Toc9583_2174120682" text:style-name="Index_20_Link" text:visited-style-name="Index_20_Link">Reazione al fuoco</text:a></text:p>
          <text:p text:style-name="P23"><text:a xlink:type="simple" xlink:href="#__RefHeading___Toc9585_2174120682" text:style-name="Index_20_Link" text:visited-style-name="Index_20_Link">Resistenza al fuoco e compartimentazione</text:a></text:p>
          <text:p text:style-name="P23"><text:a xlink:type="simple" xlink:href="#__RefHeading___Toc5186_1252025922" text:style-name="Index_20_Link" text:visited-style-name="Index_20_Link">Sicurezza degli impianti tecnologici e di servizio</text:a></text:p>
          <text:p text:style-name="P22"><text:a xlink:type="simple" xlink:href="#__RefHeading___Toc2664_856605439" text:style-name="Index_20_Link" text:visited-style-name="Index_20_Link">Realizzazione di fasce di </text:a><text:a xlink:type="simple" xlink:href="#__RefHeading___Toc2664_856605439" text:style-name="Index_20_Link" text:visited-style-name="Index_20_Link">separazione</text:a></text:p>
          <text:p text:style-name="P23"><text:a xlink:type="simple" xlink:href="#__RefHeading___Toc3284_2910418643" text:style-name="Index_20_Link" text:visited-style-name="Index_20_Link">C</text:a><text:a xlink:type="simple" xlink:href="#__RefHeading___Toc3284_2910418643" text:style-name="Index_20_Link" text:visited-style-name="Index_20_Link">aratteristiche</text:a></text:p>
          <text:p text:style-name="P23"><text:a xlink:type="simple" xlink:href="#__RefHeading___Toc3286_2910418643" text:style-name="Index_20_Link" text:visited-style-name="Index_20_Link">Geometria</text:a></text:p>
          <text:p text:style-name="P22"><text:a xlink:type="simple" xlink:href="#__RefHeading___Toc2953_3386002575" text:style-name="Index_20_Link" text:visited-style-name="Index_20_Link">Verifica dei requisiti di resistenza al fuoco</text:a></text:p>
          <text:p text:style-name="P22"><text:a xlink:type="simple" xlink:href="#__RefHeading___Toc2230_4239823283" text:style-name="Index_20_Link" text:visited-style-name="Index_20_Link">Riferimenti</text:a></text:p>
        </text:index-body>
      </text:table-of-content>
      <text:p text:style-name="P17"/>
      <text:h text:style-name="P37" text:outline-level="3"><text:bookmark-start text:name="__RefHeading__71512_1701760167"/>Campo di applicazione<text:bookmark-end text:name="__RefHeading__71512_1701760167"/></text:h>
      <text:list xml:id="list117353784" text:style-name="EG_20_All_20_commi">
        <text:list-item text:start-value="1">
          <text:p text:style-name="P45">La presente regola tecnica verticale si applica a<text:span text:style-name="T2">lle </text:span><text:span text:style-name="T3">chiusure d’ambito</text:span><text:span text:style-name="T2"> degli </text:span><text:span text:style-name="Emphasis"><text:span text:style-name="T2">edifici civili</text:span></text:span><text:span text:style-name="T2"> (es. strutture sanitarie, scolastiche, alberghiere, </text:span><text:span text:style-name="T51">commerciali, uffici, </text:span><text:span text:style-name="T54">residenziali</text:span><text:span text:style-name="T51"> </text:span><text:span text:style-name="T2">…) </text:span><text:span text:style-name="T4">e</text:span><text:span text:style-name="T2"> persegue i seguenti obiettivi di sicurezza antincendio:</text:span></text:p>
          <text:list>
            <text:list-item>
              <text:p text:style-name="P46">limitare la probabilità di propagazione di un incendio originato all’interno dell’edificio, <text:span text:style-name="T160">attraverso le sue chiusure d’ambito</text:span>;</text:p>
            </text:list-item>
            <text:list-item>
              <text:p text:style-name="P46">limitare la probabilità di <text:span text:style-name="T160">propagazione di un incendio originato all’esterno dell’edificio, attraverso le sue chiusure d’ambito;</text:span></text:p>
            </text:list-item>
          </text:list>
        </text:list-item>
      </text:list>
      <text:list xml:id="list3487850161" text:style-name="EG_20_All_20_nota_20_auto">
        <text:list-item>
          <text:p text:style-name="P24"><text:span text:style-name="T159">Ad esempio, </text:span>incendio in edificio adiacente, incendio a livello stradale o alla base dell’edificio, …</text:p>
        </text:list-item>
      </text:list>
      <text:list xml:id="list132223677980716" text:continue-list="list117353784" text:style-name="EG_20_All_20_commi">
        <text:list-item>
          <text:list>
            <text:list-item>
              <text:p text:style-name="P47">evitare <text:span text:style-name="T5">o</text:span> limitare la caduta di parti d<text:span text:style-name="T160">ella chiusura d’ambito dell’edificio</text:span> (<text:span text:style-name="T161">es. </text:span>frammenti di <text:span text:style-name="T3">facciata</text:span> o altre parti comunque disgregate o incendiate, …) in caso d’incendio, che poss<text:span text:style-name="T162">a</text:span>no compromettere l’esodo degli occupanti <text:span text:style-name="T163">o</text:span> l’<text:span text:style-name="T5">operatività</text:span> <text:span text:style-name="T159">delle</text:span> squadre di soccorso.</text:p>
            </text:list-item>
          </text:list>
        </text:list-item>
      </text:list>
      <text:list xml:id="list132224362751855" text:continue-list="list3487850161" text:style-name="EG_20_All_20_nota_20_auto">
        <text:list-item>
          <text:p text:style-name="P25"><text:span text:style-name="T259">La presente regola tecnica verticale può costituire utile riferimento per la </text:span><text:span text:style-name="T143">progettazione</text:span><text:span text:style-name="T259"> di chiusure d’ambito di altre opere da costruzione (es. edifici industriali, …).</text:span></text:p>
        </text:list-item>
      </text:list>
      <text:h text:style-name="P35" text:outline-level="3"><text:bookmark-start text:name="__RefHeading___Toc4409_2174120682"/>Definizioni<text:bookmark-end text:name="__RefHeading___Toc4409_2174120682"/></text:h>
      <text:list xml:id="list132222913785052" text:continue-list="list132223677980716" text:style-name="EG_20_All_20_commi">
        <text:list-item text:start-value="1">
          <text:p text:style-name="P47">Chiusura d’ambito <text:span text:style-name="T3">de</text:span>ll’edificio: frontiera esterna <text:span text:style-name="T3">de</text:span>ll’edificio <text:span text:style-name="T164">ad andamento</text:span> <text:span text:style-name="T160">orizzontale o verticale.</text:span></text:p>
        </text:list-item>
      </text:list>
      <text:list xml:id="list132222389913522" text:continue-list="list132224362751855" text:style-name="EG_20_All_20_nota_20_auto">
        <text:list-item>
          <text:p text:style-name="P24"><text:span text:style-name="T165">Sono ricomprese nella definizione anche frontiere esterne </text:span><text:span text:style-name="T128">interrate</text:span><text:span text:style-name="T165">, </text:span><text:span text:style-name="T250">frontiere tra ambiti diversi dell’edificio (es. intercapedini, pozzi luce, …) </text:span><text:span text:style-name="T165">o </text:span><text:span text:style-name="T250">frontiere </text:span><text:span text:style-name="T165">tra diversi </text:span><text:span text:style-name="T136">edifici</text:span><text:span text:style-name="T165">, se </text:span><text:span text:style-name="T136">si affacciano </text:span><text:span text:style-name="T165">verso volume d’aria.</text:span></text:p>
        </text:list-item>
        <text:list-item>
          <text:p text:style-name="P24"><text:span text:style-name="T166">Ai fini della presente RTV </text:span><text:span text:style-name="T137">si impiega la locuzione </text:span><text:span text:style-name="Emphasis"><text:span text:style-name="T137">chiusura d’ambito</text:span></text:span><text:span text:style-name="T137"> intendendo la </text:span><text:span text:style-name="Emphasis"><text:span text:style-name="T137">chiusura d’ambito dell’edificio</text:span></text:span><text:span text:style-name="T137">.</text:span></text:p>
        </text:list-item>
      </text:list>
      <text:list xml:id="list132223551780639" text:continue-list="list132222913785052" text:style-name="EG_20_All_20_commi">
        <text:list-item>
          <text:p text:style-name="P48"><text:span text:style-name="T160">Copertura: insieme de</text:span><text:span text:style-name="T7">i componenti</text:span><text:span text:style-name="T160"> che costituiscono </text:span><text:span text:style-name="T263">l</text:span><text:span text:style-name="T167">a</text:span><text:span text:style-name="T160"> </text:span><text:span text:style-name="T8">porzione</text:span><text:span text:style-name="T160"> di chiusura d’ambito </text:span><text:span text:style-name="T261">sommitale </text:span><text:span text:style-name="T160">dell’edificio, </text:span><text:span text:style-name="T260">che formi un angolo</text:span><text:span text:style-name="T242"> </text:span><text:span text:style-name="T193">α </text:span><text:span text:style-name="T192">≤</text:span><text:span text:style-name="T198"> 45°</text:span><text:span text:style-name="T260"> con il piano di riferimento</text:span><text:span text:style-name="T198">.</text:span></text:p>
        </text:list-item>
        <text:list-item>
          <text:p text:style-name="P49">Facciata: insieme de<text:span text:style-name="T167">i componenti </text:span>che costituiscono un<text:span text:style-name="T168">a porzione</text:span> di chiusura <text:span text:style-name="T160">d’ambito dell’edificio </text:span><text:span text:style-name="T6">non ricompresa nella </text:span><text:span text:style-name="Emphasis"><text:span text:style-name="T62">copertura</text:span></text:span>.</text:p>
        </text:list-item>
      </text:list>
      <text:list xml:id="list132223269967981" text:continue-list="list132222389913522" text:style-name="EG_20_All_20_nota_20_auto">
        <text:list-item>
          <text:p text:style-name="EG_20_Nota"><text:span text:style-name="T261">Nella </text:span><text:span text:style-name="Emphasis"><text:span text:style-name="T261">facciata</text:span></text:span><text:span text:style-name="T261"> sono </text:span><text:span text:style-name="T260">compresi intradossi di porticati ed aggetti.</text:span></text:p>
        </text:list-item>
      </text:list>
      <text:list xml:id="list132223508564657" text:continue-list="list132223551780639" text:style-name="EG_20_All_20_commi">
        <text:list-item>
          <text:p text:style-name="P47"><text:span text:style-name="T160">Pelle: ciascuno degli strati, </text:span><text:span text:style-name="T251">anche </text:span><text:span text:style-name="T252">realizzati con</text:span><text:span text:style-name="T251"> più materiali,</text:span><text:span text:style-name="T160"> di cui si compone una </text:span><text:span text:style-name="T3">chiusura d’ambito </text:span><text:span text:style-name="T9">dotata di intercapedine</text:span><text:span text:style-name="T160">.</text:span></text:p>
        </text:list-item>
        <text:list-item>
          <text:p text:style-name="P47"><text:span text:style-name="T160">Intercapedine: </text:span><text:span text:style-name="T169">volume d’aria di separazione tra </text:span><text:span text:style-name="T170">le pelli</text:span><text:span text:style-name="T169"> di una </text:span><text:span text:style-name="T3">chiusura d’ambito</text:span><text:span text:style-name="T169">.</text:span></text:p>
        </text:list-item>
        <text:list-item>
          <text:p text:style-name="P46"><text:span text:style-name="T171">Fascia di </text:span><text:span text:style-name="T10">separazione</text:span><text:span text:style-name="T171">: </text:span><text:span text:style-name="T11">porzione di</text:span><text:span text:style-name="T171"> </text:span><text:span text:style-name="T3">chiusura d’ambito</text:span><text:span text:style-name="T171"> costituita da uno o più elementi costruttivi </text:span><text:span text:style-name="T11">aventi</text:span><text:span text:style-name="T171"> classe di resistenza al fuoco </text:span><text:span text:style-name="T11">determinata</text:span><text:span text:style-name="T171"> e materiali classificati per reazione al fuoco, atta a limitare la propagazione orizzontale o verticale dell’incendio.</text:span></text:p>
        </text:list-item>
        <text:list-item>
          <text:p text:style-name="P47">Facciata a doppia pelle: facciata dotata di intercapedin<text:span text:style-name="T164">e</text:span>.</text:p>
        </text:list-item>
      </text:list>
      <text:list xml:id="list132223883376809" text:continue-list="list132223269967981" text:style-name="EG_20_All_20_nota_20_auto">
        <text:list-item>
          <text:p text:style-name="P24">Le facciate a doppia <text:span text:style-name="T138">pelle</text:span> <text:span text:style-name="T172">possono </text:span><text:span text:style-name="T139">avere</text:span> <text:span text:style-name="T139">pelli</text:span> opache o vetrate.</text:p>
        </text:list-item>
      </text:list>
      <text:list xml:id="list132223949729074" text:continue-list="list132223508564657" text:style-name="EG_20_All_20_commi">
        <text:list-item>
          <text:p text:style-name="P47">Facciata semplice: <text:span text:style-name="T159">f</text:span>acciata <text:span text:style-name="T169">non a doppia pelle</text:span>.</text:p>
        </text:list-item>
      </text:list>
      <text:list xml:id="list132222739121955" text:continue-list="list132223883376809" text:style-name="EG_20_All_20_nota_20_auto">
        <text:list-item>
          <text:p text:style-name="P26">Sono considerati come unico strato elementi forati <text:span text:style-name="T160">(es. </text:span>laterizi, blocchetti in calcestruzzo, …<text:span text:style-name="T160">) </text:span><text:span text:style-name="T275">e</text:span><text:span text:style-name="T160"> vetrocamer</text:span><text:span text:style-name="T274">e</text:span><text:span text:style-name="T160">. </text:span>Sono incluse le facciate rivestite con elementi prefabbricati, fissati con legante umido o a secco in aderenza alla parete esistente sottostante, denominate <text:span text:style-name="Emphasis">cappotti termici</text:span>, e le facciate in mattoni o blocchi dotati di camera d’aria non ventilata per l’isolamento term<text:span text:style-name="T159">i</text:span>co.</text:p>
        </text:list-item>
      </text:list>
      <text:list xml:id="list132223981778195" text:continue-list="list132223949729074" text:style-name="EG_20_All_20_commi">
        <text:list-item>
          <text:p text:style-name="P47"><text:soft-page-break/>Facciat<text:span text:style-name="T160">a</text:span> a doppia <text:span text:style-name="T160">pelle</text:span> ventilata: <text:span text:style-name="T159">f</text:span>acciata a doppia <text:span text:style-name="T160">pelle</text:span> con circolazione d’aria nell’intercapedine di tipo meccanico o naturale.</text:p>
        </text:list-item>
        <text:list-item>
          <text:p text:style-name="P64">Facciat<text:span text:style-name="T160">a</text:span> a doppia <text:span text:style-name="T160">pelle</text:span> <text:span text:style-name="T164">ispezionabile: </text:span><text:span text:style-name="T159">f</text:span><text:span text:style-name="T164">acciata a doppia </text:span><text:span text:style-name="T160">pelle</text:span><text:span text:style-name="T164"> in cui l’intercapedine consenta il passaggio di occupanti (es. addetti alle operazioni di manutenzione, …), </text:span><text:span text:style-name="T274">generalmente di </text:span><text:span text:style-name="T72">spessore</text:span><text:span text:style-name="T274"> &gt; 60 cm.</text:span></text:p>
        </text:list-item>
      </text:list>
      <text:list xml:id="list132223876617953" text:continue-list="list132222739121955" text:style-name="EG_20_All_20_nota_20_auto">
        <text:list-item>
          <text:p text:style-name="P27">Tale tipologia di facciata è generalmente composta da un <text:span text:style-name="T170">pelle</text:span> esterna vetrata e una <text:span text:style-name="T170">pelle</text:span> inte<text:span text:style-name="T159">r</text:span>na che può essere semplice, con o senza infissi, di tipo <text:span text:style-name="Emphasis">curtain wall</text:span><text:span text:style-name="Emphasis"><text:span text:style-name="T170">ing</text:span></text:span> opaca o vetrata. L’intercapedine può assumere spessori superiori a 60 cm. Ne<text:span text:style-name="T159">l</text:span> caso di intercapedini superiori a 120 cm le due <text:span text:style-name="T170">pelli</text:span> <text:span text:style-name="T140">sono considerate come</text:span> due facciat<text:span text:style-name="T170">e</text:span> indipendenti dal punto di vista del<text:span text:style-name="T159">l</text:span>a sicurezza antincendio.</text:p>
        </text:list-item>
      </text:list>
      <text:list xml:id="list132223567473161" text:continue-list="list132223981778195" text:style-name="EG_20_All_20_commi">
        <text:list-item>
          <text:p text:style-name="P47"><text:span text:style-name="Emphasis">Curtain wall</text:span><text:span text:style-name="Emphasis"><text:span text:style-name="T164">ing</text:span></text:span> (facciata continua): <text:span text:style-name="T173">facciata costituita di elementi d’</text:span><text:span text:style-name="T12">intelaiatura</text:span><text:span text:style-name="T173"> orizzontali e verticali assemblati tra loro e </text:span><text:span text:style-name="T12">vincolati</text:span><text:span text:style-name="T173"> alla struttura portante dell’edificio,</text:span> riempita a formare una pelle continua leggera e avvolgente, che fornisce, di per s<text:span text:style-name="T159">é</text:span> o insieme all’edificio, tutte le normali funzioni di una parete esterna, ma tale da non avere funzioni portanti per lo stesso edificio. <text:span text:style-name="T159">È</text:span> caratterizzata da una continuità dell’involucro rispetto alla struttura portante, che in genera resta interamente arretrata rispetto al piano della facciata (UN<text:span text:style-name="T159">I </text:span>EN 13119, EN 13830).</text:p>
        </text:list-item>
        <text:list-item>
          <text:p text:style-name="P47"><text:span text:style-name="T13">Facciata</text:span> aperta: <text:span text:style-name="T13">facciata</text:span> costituita, per almeno il 50% della sua superficie, da giunti, griglie fisse o mobili, che si aprono automaticamente in caso di incendio di almeno 60<text:span text:style-name="T14">°</text:span> rispetto alla posizione di chiusura, distribuiti in modo uniforme, o da elementi di chiusura permanenti (es. lastre in polimero PMMA, policarbonato<text:span text:style-name="T277">, </text:span><text:span text:style-name="T278">superfici vetrate,</text:span><text:span text:style-name="T277"> …) per</text:span> cui sia possibile l’apertura nelle effettive condizioni d’incendio (es. condizioni termiche generate da incendio naturale sufficienti a fonder<text:span text:style-name="T277">e </text:span><text:span text:style-name="T278">o rompere </text:span><text:span text:style-name="T277">e</text:span>fficacemente l’elemento di chiusura, …).</text:p>
        </text:list-item>
        <text:list-item>
          <text:p text:style-name="P46"><text:span text:style-name="T13">Facciata</text:span> chiusa: <text:span text:style-name="T13">facciata</text:span> che non rispetta i criteri della <text:span text:style-name="T13">facciata</text:span> aperta.</text:p>
        </text:list-item>
      </text:list>
      <text:h text:style-name="P35" text:outline-level="3"><text:bookmark-start text:name="__RefHeading___Toc2478_856605439"/>Classificazione<text:bookmark-end text:name="__RefHeading___Toc2478_856605439"/></text:h>
      <text:list xml:id="list132224122657405" text:continue-list="list132223567473161" text:style-name="EG_20_All_20_commi">
        <text:list-item text:start-value="1">
          <text:p text:style-name="P47"><text:span text:style-name="T174">Ai fini della presente regola tecnica, le </text:span><text:span text:style-name="T15">chiusure d’ambito</text:span><text:span text:style-name="T174"> sono classificate come segue </text:span>in relazione all<text:span text:style-name="T16">e </text:span><text:span text:style-name="Emphasis"><text:span text:style-name="T16">caratteristiche dell’</text:span></text:span><text:span text:style-name="Emphasis"><text:span text:style-name="T17">edificio</text:span></text:span> d’installazione:</text:p>
          <text:p text:style-name="P47"><text:span text:style-name="Strong_20_Emphasis">SA</text:span>: <text:span text:style-name="T15">chiusure d’ambito</text:span><text:span text:style-name="T174"> </text:span><text:span text:style-name="T175">di</text:span><text:span text:style-name="T174">:</text:span></text:p>
          <text:list>
            <text:list-item>
              <text:list>
                <text:list-item>
                  <text:p text:style-name="P47"><text:span text:style-name="T17">edifici</text:span><text:span text:style-name="T174"> </text:span><text:span text:style-name="T17">aventi quot</text:span><text:span text:style-name="T18">e </text:span><text:span text:style-name="T17">di </text:span><text:span text:style-name="T18">tutti i </text:span><text:span text:style-name="T17">pian</text:span><text:span text:style-name="T18">i</text:span><text:span text:style-name="T17"> </text:span><text:span text:style-name="T18">comprese in -</text:span><text:span text:style-name="T19">1</text:span><text:span text:style-name="T18"> m &lt; </text:span><text:span text:style-name="T20">h</text:span><text:span text:style-name="T17"> </text:span><text:span text:style-name="T83">≤ </text:span><text:span text:style-name="T84">12</text:span><text:span text:style-name="T17"> m,</text:span><text:span text:style-name="T4"> affollamento complessivo</text:span> ≤ <text:span text:style-name="T4">300 occupanti e </text:span><text:span text:style-name="T21">che </text:span><text:span text:style-name="T4">non includano compartimenti con R</text:span><text:span text:style-name="EG_20_Pedice"><text:span text:style-name="T73">vita</text:span></text:span><text:span text:style-name="T4"> pari a D1, D2;</text:span></text:p>
                </text:list-item>
                <text:list-item>
                  <text:p text:style-name="P47"><text:span text:style-name="T4">oppure edifici </text:span><text:span text:style-name="T22">fuori terra, </text:span><text:span text:style-name="T4">ad un solo piano</text:span><text:span text:style-name="T17">;</text:span></text:p>
                </text:list-item>
              </text:list>
            </text:list-item>
          </text:list>
          <text:p text:style-name="P50"><text:span text:style-name="Strong_20_Emphasis"><text:span text:style-name="T174">S</text:span></text:span><text:span text:style-name="Strong_20_Emphasis"><text:span text:style-name="T176">B</text:span></text:span><text:span text:style-name="T174">: </text:span><text:span text:style-name="T15">chiusure d’ambito di</text:span><text:span text:style-name="T177"> edifici </text:span><text:span text:style-name="T17">aventi quot</text:span><text:span text:style-name="T18">e </text:span><text:span text:style-name="T17">di </text:span><text:span text:style-name="T18">tutti i </text:span><text:span text:style-name="T17">pian</text:span><text:span text:style-name="T18">i</text:span><text:span text:style-name="T17"> </text:span><text:span text:style-name="T20">h</text:span><text:span text:style-name="T17"> </text:span><text:span text:style-name="T83">≤ </text:span><text:span text:style-name="T86">24</text:span><text:span text:style-name="T17"> m </text:span><text:span text:style-name="T71">e</text:span><text:span text:style-name="T4"> </text:span><text:span text:style-name="T21">che </text:span><text:span text:style-name="T4">non includano compartimenti con R</text:span><text:span text:style-name="EG_20_Pedice"><text:span text:style-name="T73">vita</text:span></text:span><text:span text:style-name="T4"> pari a D1, D2;</text:span></text:p>
          <text:p text:style-name="P47"><text:span text:style-name="Strong_20_Emphasis"><text:span text:style-name="T23">S</text:span></text:span><text:span text:style-name="Strong_20_Emphasis"><text:span text:style-name="T20">C</text:span></text:span><text:span text:style-name="T23">: </text:span><text:span text:style-name="T15">chiusure d’ambito</text:span><text:span text:style-name="T17"> </text:span><text:span text:style-name="T15">di</text:span><text:span text:style-name="T17"> </text:span><text:span text:style-name="T69">altri </text:span><text:span text:style-name="T17">edifici.</text:span></text:p>
        </text:list-item>
      </text:list>
      <text:list xml:id="list132223604497909" text:continue-list="list132223876617953" text:style-name="EG_20_All_20_nota_20_auto">
        <text:list-item>
          <text:p text:style-name="P29">Ad esempio, <text:span text:style-name="T262">la chiusura d’ambito di </text:span>un edificio avente massima quota dei piani h = 10 m con affollamento pari a 400 occupanti è classificat<text:span text:style-name="T262">a</text:span> SB <text:span text:style-name="T268">e</text:span> <text:span text:style-name="T268">qualsiasi edificio in cui sono inclusi compartimenti con R</text:span><text:span text:style-name="T237">vita</text:span><text:span text:style-name="T268"> pari a D1, D2 è classificato SC.</text:span></text:p>
        </text:list-item>
      </text:list>
      <text:h text:style-name="P37" text:outline-level="3"><text:bookmark-start text:name="__RefHeading___Toc3062_2036638291"/>Strategia antincendio<text:bookmark-end text:name="__RefHeading___Toc3062_2036638291"/></text:h>
      <text:list xml:id="list132222538000530" text:continue-list="list132224122657405" text:style-name="EG_20_All_20_commi">
        <text:list-item text:start-value="1">
          <text:p text:style-name="P59">Nei paragrafi che seguono sono riportate <text:span text:style-name="T127">soluzioni conformi</text:span>.</text:p>
        </text:list-item>
        <text:list-item>
          <text:p text:style-name="P46"><text:span text:style-name="T178">Sono comunque ammesse </text:span><text:span text:style-name="T129">soluzioni alternative</text:span><text:span text:style-name="T178"> (capitolo G.2), </text:span><text:span text:style-name="T24">ad esempio</text:span><text:span text:style-name="T178"> relative alla valutazione del comportamento al fuoco dell’intero sistema </text:span><text:span text:style-name="T24">chiusura d’ambito,</text:span><text:span text:style-name="T178"> che limiti la </text:span><text:span text:style-name="T179">probabilità di </text:span><text:span text:style-name="T178">propagazione dell’incendio </text:span><text:span text:style-name="T25">attraverso</text:span><text:span text:style-name="T178"> </text:span><text:span text:style-name="T25">la chiusura d’ambito stessa</text:span><text:span text:style-name="T178">.</text:span></text:p>
        </text:list-item>
      </text:list>
      <text:h text:style-name="P39" text:outline-level="4"><text:bookmark-start text:name="__RefHeading___Toc9583_2174120682"/>Reazione al fuoco<text:bookmark-end text:name="__RefHeading___Toc9583_2174120682"/></text:h>
      <text:list xml:id="list132223098222913" text:continue-list="list132222538000530" text:style-name="EG_20_All_20_commi">
        <text:list-item text:start-value="1">
          <text:p text:style-name="P64"><text:span text:style-name="T26">I</text:span><text:span text:style-name="T180"> seguenti </text:span><text:span text:style-name="T7">componenti</text:span><text:span text:style-name="T180"> dell</text:span><text:span text:style-name="T181">e</text:span><text:span text:style-name="T180"> </text:span><text:span text:style-name="Emphasis"><text:span text:style-name="T82">facciate</text:span></text:span> di tipo SB ed SC, <text:span text:style-name="T180">comunque realizzat</text:span><text:span text:style-name="T181">e</text:span><text:span text:style-name="T180">, </text:span><text:span text:style-name="T181">d</text:span>evono <text:span text:style-name="T27">possedere </text:span><text:span text:style-name="T28">i </text:span><text:span text:style-name="T27">requisiti di reazione al fuoco</text:span> <text:span text:style-name="T161">(capitolo S.1) </text:span><text:span text:style-name="T180">di cui alla tabella </text:span><text:span text:style-name="T180"><text:sequence-ref text:reference-format="value" text:ref-name="refTable0">V.14-1</text:sequence-ref></text:span>:</text:p>
          <text:list>
            <text:list-item>
              <text:p text:style-name="P47">isolanti <text:span text:style-name="T182">termici </text:span><text:span text:style-name="T269">(es. cappotti </text:span><text:span text:style-name="T70">non in kit</text:span><text:span text:style-name="T269">, …)</text:span>;</text:p>
            </text:list-item>
            <text:list-item>
              <text:p text:style-name="P47">sistemi di isolamento esterno <text:span text:style-name="T269">in kit (es. ETICS, cappotti in kit, …)</text:span>;</text:p>
            </text:list-item>
            <text:list-item>
              <text:p text:style-name="P47"><text:span text:style-name="T183">g</text:span>uarnizioni, sigillanti e materiali di tenuta, qualora occupino complessivamente una superficie &gt; 10% dell’intera superficie lorda della <text:span text:style-name="T6">chiusura d’ambito</text:span>;</text:p>
            </text:list-item>
            <text:list-item>
              <text:p text:style-name="P47"><text:span text:style-name="T183">ad </text:span><text:span text:style-name="T28">esclusione</text:span><text:span text:style-name="T183"> d</text:span><text:span text:style-name="T167">ei componenti</text:span><text:span text:style-name="T183"> in vetro, t</text:span>utti gli altri <text:span text:style-name="T7">componenti</text:span> qualora occupino complessivamente una superficie &gt; 40% dell’intera superficie lorda della <text:span text:style-name="T6">chiusura d’ambito</text:span>.</text:p>
            </text:list-item>
          </text:list>
        </text:list-item>
      </text:list>
      <text:list xml:id="list132222505221483" text:continue-list="list132223604497909" text:style-name="EG_20_All_20_nota_20_auto">
        <text:list-item>
          <text:p text:style-name="P30"><text:span text:style-name="T144">Sono</text:span><text:span text:style-name="T182"> inclusi gli elementi in vetro rivestiti da materiali combustibili (es. pellicole filtranti, …).</text:span></text:p>
        </text:list-item>
        <text:list-item>
          <text:p text:style-name="P28">Nel caso in cui la funzione isolante della facciata sia garantita da un insieme di elementi unitamente commercializzati come kit, la classe di reazione a fuoco è riferita al kit nelle sue condizioni finali di esercizio <text:span text:style-name="T270">e considerat</text:span><text:span text:style-name="T271">o</text:span><text:span text:style-name="T270"> </text:span><text:span text:style-name="Emphasis"><text:span text:style-name="T270">material</text:span></text:span><text:span text:style-name="Emphasis"><text:span text:style-name="T271">e</text:span></text:span><text:span text:style-name="Emphasis"><text:span text:style-name="T270"> per rivestimento</text:span></text:span><text:span text:style-name="T270">. Negli altri casi </text:span><text:span text:style-name="T145">gli elementi sono</text:span><text:span text:style-name="T270"> considerati </text:span><text:span text:style-name="Emphasis"><text:span text:style-name="T270">materiali per l’isolamento</text:span></text:span><text:span text:style-name="T270">, </text:span><text:span text:style-name="T271">ai fini della </text:span><text:span text:style-name="T146">prestazione di reazione al fuoco</text:span><text:span text:style-name="T271"> secondo capitolo S.1.</text:span></text:p>
        </text:list-item>
      </text:list>
      <text:list xml:id="list132222892973288" text:continue-list="list132223098222913" text:style-name="EG_20_All_20_commi">
        <text:list-item>
          <text:p text:style-name="Text_20_body"><text:span text:style-name="T184">N</text:span><text:span text:style-name="T185">on sono richiesti requisiti di reazione al fuoc</text:span>o pe<text:span text:style-name="T185">r </text:span><text:span text:style-name="T264">tutte </text:span><text:span text:style-name="T185">le </text:span><text:span text:style-name="Emphasis"><text:span text:style-name="T185">coperture</text:span></text:span> <text:span text:style-name="T264">e per le </text:span><text:span text:style-name="Emphasis"><text:span text:style-name="T264">facciate</text:span></text:span> <text:span text:style-name="T264">di tipo SA</text:span><text:span text:style-name="T17">.</text:span></text:p>
        </text:list-item>
      </text:list>
      <table:table table:name="Table3" table:style-name="Table3">
        <table:table-column table:style-name="Table3.A"/>
        <table:table-column table:style-name="Table3.B"/>
        <table:table-row table:style-name="Table3.1">
          <table:table-cell table:style-name="Table3.A1" office:value-type="string">
            <text:p text:style-name="P12">Chiusura d’ambito</text:p>
          </table:table-cell>
          <table:table-cell table:style-name="Table3.B1" office:value-type="string">
            <text:p text:style-name="P10">Gruppo di materiali</text:p>
          </table:table-cell>
        </table:table-row>
        <table:table-row table:style-name="Table3.2">
          <table:table-cell table:style-name="Table3.A2" office:value-type="string">
            <text:p text:style-name="P13">SB</text:p>
          </table:table-cell>
          <table:table-cell table:style-name="Table3.B2" office:value-type="string">
            <text:p text:style-name="P16">GM<text:span text:style-name="T186">2 [1]</text:span></text:p>
          </table:table-cell>
        </table:table-row>
        <table:table-row table:style-name="Table3.3">
          <table:table-cell table:style-name="Table3.A3" office:value-type="string">
            <text:p text:style-name="P13">SC</text:p>
          </table:table-cell>
          <table:table-cell table:style-name="Table3.B3" office:value-type="string">
            <text:p text:style-name="P16">GM1</text:p>
          </table:table-cell>
        </table:table-row>
        <table:table-row table:style-name="Table3.4">
          <table:table-cell table:style-name="Table3.A4" table:number-columns-spanned="2" office:value-type="string">
            <text:p text:style-name="P15"><text:span text:style-name="T96">[1] Se protetti su tutte le facce esposte a possibile attacco del fuoco, come previsto nel capitolo S.1, sono ammessi anche </text:span><text:span text:style-name="T107">materiali </text:span><text:span text:style-name="T108">isolanti</text:span><text:span text:style-name="T98"> </text:span><text:span text:style-name="T96">del gruppo GM3. </text:span><text:span text:style-name="T104">Se la protezione </text:span><text:span text:style-name="T105">dell’isolante</text:span><text:span text:style-name="T104"> non ha prestazioni di resistenza al fuoco, deve avere uno spessor</text:span>e ≥ 1<text:span text:style-name="T104">5 mm.</text:span></text:p>
          </table:table-cell>
          <table:covered-table-cell/>
        </table:table-row>
      </table:table>
      <text:p text:style-name="P9"><text:span text:style-name="T147">Tabella</text:span> <text:sequence text:ref-name="refTable0" text:name="Table" text:formula="ooow:Table+1" style:num-format="1">V.14-1</text:sequence>: <text:span text:style-name="T148">Gruppi di materiali per la</text:span><text:span text:style-name="T180"> reazione al fuoco </text:span><text:span text:style-name="T188">d</text:span><text:span text:style-name="T168">egli</text:span><text:span text:style-name="T188"> </text:span><text:span text:style-name="T149">elementi</text:span><text:span text:style-name="T180"> dell</text:span><text:span text:style-name="T181">e</text:span><text:span text:style-name="T180"> </text:span><text:span text:style-name="T149">chiusure d’ambito</text:span></text:p>
      <text:h text:style-name="P41" text:outline-level="4"><text:bookmark-start text:name="__RefHeading___Toc9585_2174120682"/>Resistenza al fuoco <text:span text:style-name="T189">e compartimentazione</text:span><text:bookmark-end text:name="__RefHeading___Toc9585_2174120682"/></text:h>
      <text:list xml:id="list132223650280061" text:continue-list="list132222892973288" text:style-name="EG_20_All_20_commi">
        <text:list-item text:start-value="1">
          <text:p text:style-name="P65"><text:span text:style-name="T57">L</text:span><text:span text:style-name="T30">e</text:span><text:span text:style-name="T26"> </text:span><text:span text:style-name="Emphasis"><text:span text:style-name="T74">chiusure d’ambito</text:span></text:span><text:span text:style-name="T26"> </text:span><text:span text:style-name="T29">di tipo SB ed SC</text:span><text:span text:style-name="T26"> </text:span><text:span text:style-name="T57">d</text:span><text:span text:style-name="T29">evono</text:span><text:span text:style-name="T26"> possedere i</text:span><text:span text:style-name="T30"> </text:span><text:span text:style-name="T26">requisiti </text:span><text:span text:style-name="T30">di resistenza al fuoco </text:span><text:span text:style-name="T26">di cui ai seguenti paragrafi.</text:span></text:p>
        </text:list-item>
        <text:list-item>
          <text:p text:style-name="P51"><text:span text:style-name="T26">N</text:span><text:span text:style-name="T57">on sono richiesti </text:span><text:span text:style-name="T26">requisiti </text:span><text:span text:style-name="T30">di resistenza al fuoco </text:span><text:span text:style-name="T57">per le chiusure d’ambito di edifici:</text:span></text:p>
          <text:list>
            <text:list-item>
              <text:p text:style-name="P52">aventi<text:span text:style-name="T199"> </text:span>carico d’incendio specifico <text:span text:style-name="T190">q</text:span><text:span text:style-name="EG_20_Pedice"><text:span text:style-name="T190">f</text:span></text:span><text:span text:style-name="T190"> </text:span><text:span text:style-name="T191">≤</text:span><text:span text:style-name="T197"> </text:span>200 MJ/m<text:span text:style-name="EG_20_Apice"><text:span text:style-name="T189">2</text:span></text:span> <text:span text:style-name="T256">in tutti i compartimenti,</text:span> <text:span text:style-name="T190">a</text:span>l netto del contributo rappresentato dagli isolanti eventualmente presenti <text:span text:style-name="T31">in</text:span> facciata <text:span text:style-name="T199">ed in copertura;</text:span></text:p>
            </text:list-item>
            <text:list-item>
              <text:p text:style-name="P47">dotat<text:span text:style-name="T200">i</text:span> di misure di controllo dell’incendio di livello di prestazione V (capitolo S.<text:span text:style-name="T201">6</text:span>).</text:p>
            </text:list-item>
          </text:list>
        </text:list-item>
        <text:list-item>
          <text:p text:style-name="P60">Non sono richiesti requisiti di resistenza al fuoco per le chiusure d’ambito di tipo SA.</text:p>
        </text:list-item>
        <text:list-item>
          <text:p text:style-name="P53"><text:span text:style-name="T265">Le </text:span><text:span text:style-name="Emphasis"><text:span text:style-name="T265">fasce di separazione</text:span></text:span><text:span text:style-name="T265"> devono essere realizzate con le caratteristiche e la geometria descritte al paragrafo</text:span><text:span text:style-name="T56"> </text:span><text:span text:style-name="T56"><text:bookmark-ref text:reference-format="number-all-superior" text:ref-name="__RefHeading___Toc2664_856605439">V.14.5</text:bookmark-ref></text:span><text:span text:style-name="T56">.</text:span></text:p>
        </text:list-item>
        <text:list-item>
          <text:p text:style-name="P53"><text:span text:style-name="T68">La conformità della chiusura d’ambito ai requisiti di resistenza al fuoco è comprovata con riferimento ad uno dei metodi </text:span><text:span text:style-name="T35">indicati ne</text:span><text:span text:style-name="T68">l paragrafo </text:span><text:span text:style-name="T68"><text:bookmark-ref text:reference-format="number" text:ref-name="__RefHeading___Toc2953_3386002575">V.14.6</text:bookmark-ref></text:span><text:span text:style-name="T32">.</text:span></text:p>
        </text:list-item>
      </text:list>
      <text:h text:style-name="P42" text:outline-level="5">Copertura</text:h>
      <text:list xml:id="list132222543467395" text:continue-list="list132223650280061" text:style-name="EG_20_All_20_commi">
        <text:list-item text:start-value="1">
          <text:p text:style-name="Text_20_body"><text:span text:style-name="T189">I</text:span>n corrispondenza d<text:span text:style-name="T202">ell</text:span><text:span text:style-name="T203">e</text:span><text:span text:style-name="T32"> proiezioni di</text:span> compartimentazion<text:span text:style-name="T202">i</text:span><text:span text:style-name="T181"> </text:span><text:span text:style-name="T202">orizzontali e verticali,</text:span> <text:span text:style-name="T175">la </text:span><text:span text:style-name="T132">copertura</text:span><text:span text:style-name="T175"> </text:span>dev<text:span text:style-name="T199">e</text:span><text:span text:style-name="T175"> </text:span>presentare <text:span text:style-name="Emphasis"><text:span text:style-name="T203">fasce di </text:span></text:span><text:span text:style-name="Emphasis"><text:span text:style-name="T75">separazione</text:span></text:span>.</text:p>
        </text:list-item>
        <text:list-item>
          <text:p text:style-name="P54"><text:span text:style-name="T263">Le </text:span><text:span text:style-name="Emphasis"><text:span text:style-name="T263">coperture</text:span></text:span><text:span text:style-name="T263"> di tipo SC devono </text:span><text:span text:style-name="T63">essere interamente realizzate con </text:span><text:span text:style-name="T56">le caratteristiche descritte nel paragrafo </text:span><text:span text:style-name="T56"><text:bookmark-ref text:reference-format="number-all-superior" text:ref-name="__RefHeading___Toc2664_856605439">V.14.5</text:bookmark-ref></text:span><text:span text:style-name="T56">.</text:span></text:p>
        </text:list-item>
      </text:list>
      <text:h text:style-name="Heading_20_5" text:outline-level="5"><text:bookmark-start text:name="__RefHeading___Toc2534_3063871424"/><text:span text:style-name="T256">F</text:span>acciat<text:span text:style-name="T256">a</text:span> semplic<text:span text:style-name="T256">e</text:span> e curtain walling<text:bookmark-end text:name="__RefHeading___Toc2534_3063871424"/></text:h>
      <text:list xml:id="list132224427718173" text:continue-list="list132222543467395" text:style-name="EG_20_All_20_commi">
        <text:list-item text:start-value="1">
          <text:p text:style-name="P51"><text:span text:style-name="T189">I</text:span>n corrispondenza d<text:span text:style-name="T202">ell</text:span><text:span text:style-name="T203">e</text:span><text:span text:style-name="T32"> proiezioni di</text:span> compartimentazion<text:span text:style-name="T202">i</text:span><text:span text:style-name="T181"> </text:span><text:span text:style-name="T202">orizzontali e vertical</text:span><text:span text:style-name="T256">i, </text:span><text:span text:style-name="T133">facciate semplici</text:span><text:span text:style-name="T255"> e </text:span><text:span text:style-name="Emphasis"><text:span text:style-name="T255">curtain walling</text:span></text:span> dev<text:span text:style-name="T256">ono</text:span><text:span text:style-name="T175"> </text:span>presentare <text:span text:style-name="Emphasis"><text:span text:style-name="T203">fasce di </text:span></text:span><text:span text:style-name="Emphasis"><text:span text:style-name="T75">separazione</text:span></text:span>.</text:p>
        </text:list-item>
        <text:list-item>
          <text:p text:style-name="P55"><draw:frame draw:style-name="fr1" draw:name="Frame2" text:anchor-type="paragraph" svg:width="16cm" draw:z-index="0"><draw:text-box fo:min-height="0.499cm"><text:p text:style-name="P18"><draw:g text:anchor-type="paragraph" draw:z-index="1" draw:name="Forma1" draw:style-name="gr1"><draw:polygon draw:style-name="gr23" draw:text-style-name="P83" svg:width="1.81cm" svg:height="0.9cm" svg:x="4.376cm" svg:y="3.75cm" svg:viewBox="0 0 1811 901" draw:points="0,501 805,901 1811,400 1006,0"><text:p/></draw:polygon><draw:polygon draw:style-name="gr23" draw:text-style-name="P83" svg:width="6.04cm" svg:height="1.499cm" svg:x="6.993cm" svg:y="3.25cm" svg:viewBox="0 0 6041 1500" draw:points="2014,100 4027,1100 6041,0 6041,400 4027,1500 2014,500 0,1500 0,1100"><text:p/></draw:polygon><draw:polygon draw:style-name="gr23" draw:text-style-name="P83" svg:width="2.415cm" svg:height="3.4cm" svg:x="4.778cm" svg:y="3.05cm" svg:viewBox="0 0 2416 3401" draw:points="2014,3401 2014,1400 0,400 201,300 201,0 2215,1000 2416,1200 2416,3200"><text:p/></draw:polygon><draw:polygon draw:style-name="gr23" draw:text-style-name="P83" svg:width="2.013cm" svg:height="4.4cm" svg:x="7.194cm" svg:y="1.048cm" svg:viewBox="0 0 2014 4401" draw:points="1812,4301 1812,1300 805,100 0,200 302,100 1007,0 1812,1000 2014,1400 2014,4401"><text:p/></draw:polygon><draw:polygon draw:style-name="gr23" draw:text-style-name="P83" svg:width="2.214cm" svg:height="4.3cm" svg:x="6.792cm" svg:y="1.15cm" svg:viewBox="0 0 2215 4301" draw:points="2014,4301 2014,1300 1007,100 0,300 403,100 1208,0 2215,1200 2215,4201"><text:p/></draw:polygon><draw:polygon draw:style-name="gr24" draw:text-style-name="P84" svg:width="3.596cm" svg:height="3.315cm" draw:transform="skewX (-0.00593411945678069) rotate (0.460592389601304) translate (9.52862121080291cm 3.38971395880461cm)" svg:viewBox="0 0 3597 3316" draw:points="2248,3314 0,3316 1349,628 2789,0 3597,626"><text:p/></draw:polygon><draw:polyline draw:style-name="gr25" draw:text-style-name="P85" svg:width="3.594cm" svg:height="1.79cm" draw:transform="skewX (-0.00698131700797743) rotate (0.460766922526503) translate (6.99251539886143cm 3.34573563279004cm)" svg:viewBox="0 0 3595 1791" draw:points="0,1 2248,0 3595,1791"><text:p/></draw:polyline><draw:polyline draw:style-name="gr25" draw:text-style-name="P85" svg:width="5.845cm" svg:height="1.79cm" draw:transform="skewX (-0.00523598775598302) rotate (0.460941455451702) translate (4.97901728854511cm 7.35036545748683cm)" svg:viewBox="0 0 5846 1791" draw:points="0,1 4496,0 5846,1791"><text:p/></draw:polyline><draw:line draw:style-name="gr25" draw:text-style-name="P85" svg:x1="5.986cm" svg:y1="2.15cm" svg:x2="8cm" svg:y2="1.15cm"><text:p/></draw:line><draw:line draw:style-name="gr25" draw:text-style-name="P85" svg:x1="4.979cm" svg:y1="2.35cm" svg:x2="6.993cm" svg:y2="1.35cm"><text:p/></draw:line><draw:polyline draw:style-name="gr25" draw:text-style-name="P85" svg:width="5.845cm" svg:height="1.791cm" draw:transform="skewX (0.00523598775598308) rotate (2.68047666521289) translate (12.2276233508748cm 3.95094931051855cm)" svg:viewBox="0 0 5846 1792" draw:points="0,1792 2248,1792 4496,1792 5846,0"><text:p/></draw:polyline><draw:polyline draw:style-name="gr25" draw:text-style-name="P85" svg:width="4.046cm" svg:height="0.896cm" draw:transform="skewX (0.00471238898038465) rotate (2.68030213228769) translate (11.6236648120136cm 2.95144193948853cm)" svg:viewBox="0 0 4047 897" draw:points="0,897 2248,897 3372,895 4047,0"><text:p/></draw:polyline><draw:line draw:style-name="gr25" draw:text-style-name="P85" svg:x1="9.006cm" svg:y1="2.35cm" svg:x2="9.006cm" svg:y2="0.65cm"><text:p/></draw:line><draw:line draw:style-name="gr25" draw:text-style-name="P85" svg:x1="9.006cm" svg:y1="2.346cm" svg:x2="9.006cm" svg:y2="5.346cm"><text:p/></draw:line><draw:polygon draw:style-name="gr26" draw:text-style-name="P86" svg:width="2.013cm" svg:height="2.999cm" svg:x="2.966cm" svg:y="4.35cm" svg:viewBox="0 0 2014 3000" draw:points="2014,3000 2014,1000 0,0 0,2000"><text:p/></draw:polygon><draw:line draw:style-name="gr25" draw:text-style-name="P85" svg:x1="4.979cm" svg:y1="5.35cm" svg:x2="6.993cm" svg:y2="4.35cm"><text:p/></draw:line><draw:line draw:style-name="gr25" draw:text-style-name="P85" svg:x1="2.966cm" svg:y1="4.348cm" svg:x2="4.98cm" svg:y2="3.348cm"><text:p/></draw:line><draw:line draw:style-name="gr25" draw:text-style-name="P85" svg:x1="4.979cm" svg:y1="2.346cm" svg:x2="4.979cm" svg:y2="3.346cm"><text:p/></draw:line><draw:line draw:style-name="gr25" draw:text-style-name="P85" svg:x1="6.993cm" svg:y1="4.348cm" svg:x2="4.979cm" svg:y2="3.348cm"><text:p/></draw:line><draw:line draw:style-name="gr25" draw:text-style-name="P85" svg:x1="4.979cm" svg:y1="2.35cm" svg:x2="5.986cm" svg:y2="2.15cm"><text:p/></draw:line><draw:line draw:style-name="gr25" draw:text-style-name="P85" svg:x1="6.993cm" svg:y1="3.35cm" svg:x2="5.986cm" svg:y2="2.15cm"><text:p/></draw:line><draw:line draw:style-name="gr25" draw:text-style-name="P85" svg:x1="6.993cm" svg:y1="6.348cm" svg:x2="6.993cm" svg:y2="3.348cm"><text:p/></draw:line><draw:line draw:style-name="gr25" draw:text-style-name="P85" svg:x1="9.006cm" svg:y1="0.65cm" svg:x2="9.006cm" svg:y2="0.35cm"><text:p/></draw:line><draw:frame draw:style-name="gr18" draw:text-style-name="P74" svg:width="0.705cm" svg:height="0.551cm" svg:x="4.879cm" svg:y="6.651cm"><draw:text-box><text:p text:style-name="P73"><text:span text:style-name="T280">C1</text:span></text:p></draw:text-box></draw:frame><draw:frame draw:style-name="gr18" draw:text-style-name="P74" svg:width="0.705cm" svg:height="0.551cm" svg:x="7.094cm" svg:y="5.6cm"><draw:text-box><text:p text:style-name="P73"><text:span text:style-name="T280">C2</text:span></text:p></draw:text-box></draw:frame><draw:frame draw:style-name="gr19" draw:text-style-name="P74" svg:width="0.706cm" svg:height="0.553cm" svg:x="10.416cm" svg:y="5.699cm"><draw:text-box><text:p text:style-name="P73"><text:span text:style-name="T280">C3</text:span></text:p></draw:text-box></draw:frame><draw:frame draw:style-name="gr19" draw:text-style-name="P74" svg:width="0.705cm" svg:height="0.553cm" svg:x="6.188cm" svg:y="1.998cm"><draw:text-box><text:p text:style-name="P73"><text:span text:style-name="T280">C4</text:span></text:p></draw:text-box></draw:frame><draw:frame draw:style-name="gr18" draw:text-style-name="P74" svg:width="0.705cm" svg:height="0.551cm" svg:x="11.222cm" svg:y="1.951cm"><draw:text-box><text:p text:style-name="P73"><text:span text:style-name="T280">C5</text:span></text:p></draw:text-box></draw:frame><draw:g draw:style-name="gr2"><draw:g draw:style-name="gr2"><draw:g draw:style-name="gr2"><draw:polygon draw:style-name="gr25" draw:text-style-name="P85" svg:width="0.719cm" svg:height="0.537cm" draw:transform="skewX (-0.00226892802759273) rotate (-2.6778586713349) translate (6.92998550587171cm 5.37814578047645cm)" svg:viewBox="0 0 720 538" draw:points="0,537 449,538 720,1 269,0"><text:p/></draw:polygon></draw:g></draw:g><draw:polyline draw:style-name="gr26" draw:text-style-name="P86" svg:width="0.635cm" svg:height="0.476cm" draw:transform="skewX (-0.00994837673636766) rotate (0.456927198172115) translate (6.07047297607755cm 5.21590689486327cm)" svg:viewBox="0 0 636 477" draw:points="0,477 396,477 636,0"><text:p/></draw:polyline></draw:g><draw:g draw:style-name="gr2"><draw:g draw:style-name="gr2"><draw:g draw:style-name="gr2"><draw:g draw:style-name="gr2"><draw:polygon draw:style-name="gr25" draw:text-style-name="P85" svg:width="0.72cm" svg:height="0.537cm" draw:transform="skewX (-0.00663225115757836) rotate (-2.67995306643729) translate (8.04076695531052cm 4.83002210169241cm)" svg:viewBox="0 0 721 538" draw:points="0,538 449,538 721,0 270,0"><text:p/></draw:polygon></draw:g></draw:g><draw:polyline draw:style-name="gr26" draw:text-style-name="P86" svg:width="0.635cm" svg:height="0.475cm" draw:transform="skewX (-0.00750491578357563) rotate (0.459196126199708) translate (7.18163250067201cm 4.66907399028885cm)" svg:viewBox="0 0 636 476" draw:points="0,476 396,476 636,0"><text:p/></draw:polyline></draw:g><draw:g draw:style-name="gr2"><draw:g draw:style-name="gr2"><draw:g draw:style-name="gr2"><draw:polygon draw:style-name="gr25" draw:text-style-name="P85" svg:width="0.719cm" svg:height="0.538cm" draw:transform="skewX (-0.00663225115757858) rotate (-2.68187292861449) translate (8.84575948241995cm 4.43144104372102cm)" svg:viewBox="0 0 720 539" draw:points="0,539 449,538 720,0 269,1"><text:p/></draw:polygon></draw:g></draw:g><draw:polyline draw:style-name="gr26" draw:text-style-name="P86" svg:width="0.636cm" svg:height="0.475cm" draw:transform="skewX (-0.00750491578357551) rotate (0.461465054227301) translate (7.98672039371246cm 4.2707798751795cm)" svg:viewBox="0 0 637 476" draw:points="0,474 396,476 637,0"><text:p/></draw:polyline></draw:g></draw:g><draw:g draw:style-name="gr2"><draw:g draw:style-name="gr2"><draw:g draw:style-name="gr2"><draw:g draw:style-name="gr2"><draw:polygon draw:style-name="gr25" draw:text-style-name="P85" svg:width="0.72cm" svg:height="0.537cm" draw:transform="skewX (-0.0066322511575784) rotate (-2.67995306643729) translate (8.04076695531074cm 3.82786861156307cm)" svg:viewBox="0 0 721 538" draw:points="0,538 449,538 721,0 270,0"><text:p/></draw:polygon></draw:g></draw:g><draw:polyline draw:style-name="gr26" draw:text-style-name="P86" svg:width="0.635cm" svg:height="0.475cm" draw:transform="skewX (-0.00750491578357563) rotate (0.459196126199708) translate (7.18163250067203cm 3.66692050015943cm)" svg:viewBox="0 0 636 476" draw:points="0,476 396,476 636,0"><text:p/></draw:polyline></draw:g><draw:g draw:style-name="gr2"><draw:g draw:style-name="gr2"><draw:g draw:style-name="gr2"><draw:polygon draw:style-name="gr25" draw:text-style-name="P85" svg:width="0.719cm" svg:height="0.538cm" draw:transform="skewX (-0.00663225115757836) rotate (-2.68187292861449) translate (8.84575948241995cm 3.43128755359162cm)" svg:viewBox="0 0 720 539" draw:points="0,539 449,538 720,0 269,1"><text:p/></draw:polygon></draw:g></draw:g><draw:polyline draw:style-name="gr26" draw:text-style-name="P86" svg:width="0.636cm" svg:height="0.475cm" draw:transform="skewX (-0.00750491578357552) rotate (0.461465054227301) translate (7.98672039371252cm 3.27062638505023cm)" svg:viewBox="0 0 637 476" draw:points="0,474 396,476 637,0"><text:p/></draw:polyline></draw:g></draw:g><draw:g draw:style-name="gr2"><draw:g draw:style-name="gr2"><draw:g draw:style-name="gr2"><draw:g draw:style-name="gr2"><draw:polygon draw:style-name="gr25" draw:text-style-name="P85" svg:width="0.719cm" svg:height="0.537cm" draw:transform="skewX (0.00226892802759267) rotate (2.6778586713349) translate (10.6166266358973cm 4.14963149562196cm)" svg:viewBox="0 0 720 538" draw:points="720,537 269,538 0,1 449,0"><text:p/></draw:polygon></draw:g></draw:g><draw:polyline draw:style-name="gr26" draw:text-style-name="P86" svg:width="0.634cm" svg:height="0.474cm" draw:transform="skewX (0.00244346095279213) rotate (-0.463733982254894) translate (10.2617902879035cm 3.38542540379719cm)" svg:viewBox="0 0 635 475" draw:points="635,473 239,475 0,0"><text:p/></draw:polyline></draw:g><draw:g draw:style-name="gr2"><draw:g draw:style-name="gr2"><draw:g draw:style-name="gr2"><draw:polygon draw:style-name="gr25" draw:text-style-name="P85" svg:width="0.72cm" svg:height="0.538cm" draw:transform="skewX (0.00872664625997169) rotate (2.68187292861449) translate (9.80975398066709cm 3.75051567382624cm)" svg:viewBox="0 0 721 539" draw:points="721,539 271,538 0,0 449,1"><text:p/></draw:polygon></draw:g></draw:g><draw:polyline draw:style-name="gr26" draw:text-style-name="P86" svg:width="0.635cm" svg:height="0.475cm" draw:transform="skewX (0.0075049157835756) rotate (-0.459196126199709) translate (9.45638731177248cm 2.98736400774532cm)" svg:viewBox="0 0 636 476" draw:points="636,476 239,476 0,0"><text:p/></draw:polyline></draw:g></draw:g><draw:g draw:style-name="gr2"><draw:g draw:style-name="gr2"><draw:g draw:style-name="gr2"><draw:g draw:style-name="gr2"><draw:polygon draw:style-name="gr25" draw:text-style-name="P85" svg:width="0.719cm" svg:height="0.537cm" draw:transform="skewX (0.00226892802759271) rotate (2.6778586713349) translate (10.6166266358973cm 5.15178498575143cm)" svg:viewBox="0 0 720 538" draw:points="720,537 269,538 0,1 449,0"><text:p/></draw:polygon></draw:g></draw:g><draw:polyline draw:style-name="gr26" draw:text-style-name="P86" svg:width="0.634cm" svg:height="0.474cm" draw:transform="skewX (0.00244346095279197) rotate (-0.463733982254894) translate (10.2617902879035cm 4.38757889392655cm)" svg:viewBox="0 0 635 475" draw:points="635,473 239,475 0,0"><text:p/></draw:polyline></draw:g><draw:g draw:style-name="gr2"><draw:g draw:style-name="gr2"><draw:g draw:style-name="gr2"><draw:polygon draw:style-name="gr25" draw:text-style-name="P85" svg:width="0.72cm" svg:height="0.538cm" draw:transform="skewX (0.00872664625997169) rotate (2.68187292861449) translate (9.80975398066709cm 4.75066916395566cm)" svg:viewBox="0 0 721 539" draw:points="721,539 271,538 0,0 449,1"><text:p/></draw:polygon></draw:g></draw:g><draw:polyline draw:style-name="gr26" draw:text-style-name="P86" svg:width="0.635cm" svg:height="0.475cm" draw:transform="skewX (0.0075049157835756) rotate (-0.459196126199709) translate (9.45638731177241cm 3.98751749787474cm)" svg:viewBox="0 0 636 476" draw:points="636,476 239,476 0,0"><text:p/></draw:polyline></draw:g></draw:g><draw:g draw:style-name="gr2"><draw:g draw:style-name="gr2"><draw:g draw:style-name="gr2"><draw:polygon draw:style-name="gr25" draw:text-style-name="P85" svg:width="0.719cm" svg:height="0.537cm" draw:transform="skewX (-0.00226892802759278) rotate (-2.6778586713349) translate (6.02591391144457cm 5.8302151580149cm)" svg:viewBox="0 0 720 538" draw:points="0,537 449,538 720,1 269,0"><text:p/></draw:polygon></draw:g></draw:g><draw:polyline draw:style-name="gr26" draw:text-style-name="P86" svg:width="0.635cm" svg:height="0.476cm" draw:transform="skewX (-0.00994837673636778) rotate (0.456927198172115) translate (5.16740138165033cm 5.66797627240174cm)" svg:viewBox="0 0 636 477" draw:points="0,477 396,477 636,0"><text:p/></draw:polyline></draw:g><draw:polygon draw:style-name="gr27" draw:text-style-name="P87" svg:width="1.207cm" svg:height="0.599cm" svg:x="4.779cm" svg:y="3.849cm" svg:viewBox="0 0 1208 600" draw:points="0,400 403,600 1208,200 805,0"><text:p/></draw:polygon><draw:line draw:style-name="gr26" draw:text-style-name="P86" svg:x1="5.65cm" svg:y1="3.818cm" svg:x2="5.651cm" svg:y2="4.219cm"><text:p/></draw:line><draw:line draw:style-name="gr26" draw:text-style-name="P86" svg:x1="5.179cm" svg:y1="4.243cm" svg:x2="5.18cm" svg:y2="4.444cm"><text:p/></draw:line><draw:polygon draw:style-name="gr23" draw:text-style-name="P83" svg:width="0.699cm" svg:height="0.804cm" draw:transform="rotate (1.5707963267949) translate (5.58340575030239cm 3.75048112071408cm)" svg:viewBox="0 0 700 805" draw:points="0,805 300,805 700,0 400,0"><text:p/></draw:polygon><draw:frame draw:style-name="gr18" draw:text-style-name="P74" svg:width="1.209cm" svg:height="0.551cm" svg:x="3.872cm" svg:y="4.3cm"><draw:text-box><text:p text:style-name="P73"><text:span text:style-name="T284">Impianto</text:span></text:p></draw:text-box></draw:frame><draw:polygon draw:style-name="gr28" draw:text-style-name="P88" svg:width="1.106cm" svg:height="0.799cm" svg:x="4.778cm" svg:y="3.531cm" svg:viewBox="0 0 1107 800" draw:points="0,600 403,800 1107,200 705,0"><text:p/></draw:polygon><draw:line draw:style-name="gr26" draw:text-style-name="P86" svg:x1="4.784cm" svg:y1="4.132cm" svg:x2="4.784cm" svg:y2="4.253cm"><text:p/></draw:line><draw:polygon draw:style-name="gr23" draw:text-style-name="P83" svg:width="2.013cm" svg:height="2.448cm" svg:x="2.966cm" svg:y="4.902cm" svg:viewBox="0 0 2014 2449" draw:points="2014,2449 2014,1000 0,0 0,1449"><text:p/></draw:polygon><draw:frame draw:style-name="gr18" draw:text-style-name="P74" svg:width="1.209cm" svg:height="0.551cm" svg:x="2.965cm" svg:y="6.851cm"><draw:text-box><text:p text:style-name="P73"><text:span text:style-name="T284">Parcheggio veicoli</text:span></text:p></draw:text-box></draw:frame><draw:line draw:style-name="gr26" draw:text-style-name="P86" svg:x1="3.167cm" svg:y1="5.302cm" svg:x2="4.778cm" svg:y2="6.102cm"><text:p/></draw:line><draw:line draw:style-name="gr26" draw:text-style-name="P86" svg:x1="3.166cm" svg:y1="6.446cm" svg:x2="3.167cm" svg:y2="5.302cm"><text:p/></draw:line><draw:line draw:style-name="gr26" draw:text-style-name="P86" svg:x1="4.778cm" svg:y1="7.256cm" svg:x2="4.778cm" svg:y2="6.102cm"><text:p/></draw:line></draw:g><text:span text:style-name="T154">Illustrazione</text:span> <text:sequence text:ref-name="refIllustration0" text:name="Illustration" text:formula="ooow:Illustration+1" style:num-format="1">V.14-1</text:sequence>: <text:span text:style-name="T247">Esempio di f</text:span>asc<text:span text:style-name="T247">e</text:span> di separazione <text:span text:style-name="T266">e protezioni per impianti e combustibili</text:span></text:p></draw:text-box></draw:frame><text:span text:style-name="T33">Se</text:span> l’elemento di facciata non poggi<text:span text:style-name="T204">a</text:span> direttamente sul solaio <text:span text:style-name="T33">e </text:span><text:span text:style-name="T15">nelle</text:span><text:span text:style-name="T202"> </text:span><text:span text:style-name="Emphasis"><text:span text:style-name="T202">curtain wall</text:span></text:span><text:span text:style-name="Emphasis"><text:span text:style-name="T175">ing</text:span></text:span>, <text:span text:style-name="T34">l’elemento di</text:span> giunzione <text:span text:style-name="T34">tra </text:span>la facciata <text:span text:style-name="T34">e le</text:span> compartiment<text:span text:style-name="T202">azioni orizzontali e verticali</text:span> <text:span text:style-name="T34">deve avere </text:span>classe di resistenza al fuoco <text:span text:style-name="T175">almeno</text:span> EI <text:span text:style-name="T126">3</text:span>0<text:span text:style-name="T272">. </text:span><text:span text:style-name="T274">P</text:span><text:span text:style-name="T272">er </text:span><text:span text:style-name="Emphasis"><text:span text:style-name="T272">chiusure d’ambito</text:span></text:span><text:span text:style-name="T272"> di tipo SC </text:span><text:span text:style-name="T34">deve avere </text:span><text:span text:style-name="T272">classe di resistenza al fuoco </text:span><text:span text:style-name="T175">almeno</text:span><text:span text:style-name="T272"> EI </text:span><text:span text:style-name="T274">6</text:span><text:span text:style-name="T272">0</text:span>.</text:p>
        </text:list-item>
      </text:list>
      <text:h text:style-name="P44" text:outline-level="5"><text:soft-page-break/><text:span text:style-name="T256">F</text:span>acciat<text:span text:style-name="T256">a</text:span> a doppia pelle ventilata</text:h>
      <text:list xml:id="list132223509509885" text:continue-list="list132224427718173" text:style-name="EG_20_All_20_commi">
        <text:list-item text:start-value="1">
          <text:p text:style-name="P47"><text:span text:style-name="T204">Per le </text:span><text:span text:style-name="Emphasis"><text:span text:style-name="T204">facciate</text:span></text:span><text:span text:style-name="Emphasis"><text:span text:style-name="T206"> </text:span></text:span><text:span text:style-name="Emphasis"><text:span text:style-name="T204">a doppia </text:span></text:span><text:span text:style-name="Emphasis"><text:span text:style-name="T76">pelle</text:span></text:span><text:span text:style-name="Emphasis"><text:span text:style-name="T204"> </text:span></text:span><text:span text:style-name="Emphasis"><text:span text:style-name="T205">ventilata</text:span></text:span><text:span text:style-name="T204"> sono ammesse le soluzioni conformi di cui alla tabella </text:span><text:span text:style-name="T204"><text:sequence-ref text:reference-format="value" text:ref-name="refTable1">V.14-2</text:sequence-ref></text:span><text:span text:style-name="T204">.</text:span></text:p>
        </text:list-item>
      </text:list>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11"><text:span text:style-name="T109">F</text:span><text:span text:style-name="T110">acciata</text:span></text:p>
          </table:table-cell>
          <table:table-cell table:style-name="Tabella1.A1" office:value-type="string">
            <text:p text:style-name="P11"><text:span text:style-name="T207">Caratteristiche </text:span><text:span text:style-name="T110">intercapedine</text:span></text:p>
          </table:table-cell>
          <table:table-cell table:style-name="Tabella1.C1" office:value-type="string">
            <text:p text:style-name="P11"><text:span text:style-name="T113">Caratteristiche</text:span><text:span text:style-name="T111"> </text:span><text:span text:style-name="T110">delle </text:span><text:span text:style-name="T112">pelli</text:span></text:p>
          </table:table-cell>
        </table:table-row>
        <table:table-row table:style-name="Tabella1.2">
          <table:table-cell table:style-name="Tabella1.A4" table:number-rows-spanned="3" office:value-type="string">
            <text:p text:style-name="P15"><text:span text:style-name="T209">Non ispezionabile, </text:span><text:span text:style-name="T210">con </text:span><text:span text:style-name="T91">pelle</text:span><text:span text:style-name="T209"> esterna c</text:span>hiusa</text:p>
          </table:table-cell>
          <table:table-cell table:style-name="Tabella1.B2" office:value-type="string">
            <text:p text:style-name="P8"><text:span text:style-name="T273">I</text:span>n corrispondenza di ogni piano <text:span text:style-name="T209">[</text:span><text:span text:style-name="T217">1</text:span><text:span text:style-name="T209">], </text:span><text:span text:style-name="T273">l</text:span>’intercapedine <text:span text:style-name="T208">è</text:span> interrotta da setti di compartimentazione E <text:span text:style-name="T216">3</text:span>0, <text:span text:style-name="T272">o</text:span> E<text:span text:style-name="T272"> </text:span>60 per chiusure d’ambito di tipo SC.</text:p>
          </table:table-cell>
          <table:table-cell table:style-name="Tabella1.C2" office:value-type="string">
            <text:p text:style-name="P2"><text:span text:style-name="T212">Per la </text:span><text:span text:style-name="Emphasis"><text:span text:style-name="T106">pelle</text:span></text:span><text:span text:style-name="Emphasis"><text:span text:style-name="T212"> interna</text:span></text:span><text:span text:style-name="T212"> </text:span><text:span text:style-name="T92">devono</text:span><text:span text:style-name="T212"> essere </text:span><text:span text:style-name="T93">applicate</text:span><text:span text:style-name="T212"> le </text:span><text:span text:style-name="T211">stesse </text:span><text:span text:style-name="T93">prescrizioni</text:span><text:span text:style-name="T212"> </text:span><text:span text:style-name="T211">previste per le</text:span><text:span text:style-name="T212"> </text:span><text:span text:style-name="Emphasis"><text:span text:style-name="T212">facciate semplici</text:span></text:span><text:span text:style-name="T265">.</text:span></text:p>
          </table:table-cell>
        </table:table-row>
        <table:table-row table:style-name="Tabella1.2">
          <table:covered-table-cell/>
          <table:table-cell table:style-name="Tabella1.B3" office:value-type="string">
            <text:p text:style-name="P5">Nell’intercapedine <text:span text:style-name="T213">sono</text:span> <text:span text:style-name="T94">installati</text:span> esclusivamente materiali <text:span text:style-name="T95">del gruppo GM</text:span><text:span text:style-name="T96">2. </text:span><text:span text:style-name="T97">S</text:span><text:span text:style-name="T96">e protetti su tutte le facce esposte a possibile attacco </text:span><text:span text:style-name="T97">del</text:span><text:span text:style-name="T96"> fuoco, come previsto nel capitolo S.1, </text:span><text:span text:style-name="T97">s</text:span><text:span text:style-name="T96">ono ammessi </text:span><text:span text:style-name="T97">anche </text:span><text:span text:style-name="T107">materiali </text:span><text:span text:style-name="T108">isolanti</text:span><text:span text:style-name="T98"> </text:span><text:span text:style-name="T96">del gruppo GM3.</text:span></text:p>
          </table:table-cell>
          <table:table-cell table:style-name="Tabella1.C3" office:value-type="string">
            <text:p text:style-name="P5">Nessun<text:span text:style-name="T210">a</text:span></text:p>
          </table:table-cell>
        </table:table-row>
        <table:table-row table:style-name="Tabella1.2">
          <table:covered-table-cell/>
          <table:table-cell table:style-name="Tabella1.B4" office:value-type="string">
            <text:p text:style-name="P3">Qualsiasi</text:p>
          </table:table-cell>
          <table:table-cell table:style-name="Tabella1.C4" office:value-type="string">
            <text:p text:style-name="P6"><text:span text:style-name="T272">P</text:span>er l’intera altezza e per tutti i piani <text:span text:style-name="T215">[1], </text:span><text:span text:style-name="T272">l</text:span>a <text:span text:style-name="Emphasis"><text:span text:style-name="T99">pelle</text:span></text:span><text:span text:style-name="Emphasis"> interna </text:span><text:span text:style-name="T209">deve essere</text:span><text:span text:style-name="T204"> </text:span>E<text:span text:style-name="T214">W</text:span> 30, <text:span text:style-name="T272">o</text:span> E<text:span text:style-name="T272">W </text:span>60 per chiusure d’ambito di tipo SC.</text:p>
          </table:table-cell>
        </table:table-row>
        <table:table-row table:style-name="Tabella1.2">
          <table:table-cell table:style-name="Tabella1.A7" table:number-rows-spanned="3" office:value-type="string">
            <text:p text:style-name="P15"><text:span text:style-name="T209">Non ispezionabile, </text:span><text:span text:style-name="T210">con </text:span><text:span text:style-name="T91">pelle</text:span><text:span text:style-name="T209"> esterna </text:span><text:span text:style-name="T92">aperta</text:span></text:p>
          </table:table-cell>
          <table:table-cell table:style-name="Tabella1.B5" office:value-type="string">
            <text:p text:style-name="P5">Nell’intercapedine <text:span text:style-name="T213">sono</text:span> <text:span text:style-name="T94">installati</text:span> esclusivamente materiali <text:span text:style-name="T95">del gruppo GM1</text:span>.</text:p>
          </table:table-cell>
          <table:table-cell table:style-name="Tabella1.C5" office:value-type="string">
            <text:p text:style-name="P5">Nessun<text:span text:style-name="T210">a</text:span></text:p>
          </table:table-cell>
        </table:table-row>
        <table:table-row table:style-name="Tabella1.2">
          <table:covered-table-cell/>
          <table:table-cell table:style-name="Tabella1.B6" office:value-type="string">
            <text:p text:style-name="P5">Nell’intercapedine <text:span text:style-name="T213">sono</text:span> <text:span text:style-name="T94">installati</text:span> esclusivamente materiali <text:span text:style-name="T95">del gruppo GM3</text:span>.</text:p>
          </table:table-cell>
          <table:table-cell table:style-name="Tabella1.C6" office:value-type="string">
            <text:p text:style-name="P2"><text:span text:style-name="T212">Per la </text:span><text:span text:style-name="Emphasis"><text:span text:style-name="T106">pelle</text:span></text:span><text:span text:style-name="Emphasis"><text:span text:style-name="T212"> interna</text:span></text:span><text:span text:style-name="T212"> </text:span><text:span text:style-name="T92">devono</text:span><text:span text:style-name="T212"> essere </text:span><text:span text:style-name="T93">applicate</text:span><text:span text:style-name="T212"> le </text:span><text:span text:style-name="T211">stesse </text:span><text:span text:style-name="T93">prescrizioni</text:span><text:span text:style-name="T212"> </text:span><text:span text:style-name="T211">previste per le</text:span><text:span text:style-name="T212"> </text:span><text:span text:style-name="Emphasis"><text:span text:style-name="T212">facciate semplici</text:span></text:span><text:span text:style-name="T265">.</text:span></text:p>
          </table:table-cell>
        </table:table-row>
        <table:table-row table:style-name="Tabella1.2">
          <table:covered-table-cell/>
          <table:table-cell table:style-name="Tabella1.B7" office:value-type="string">
            <text:p text:style-name="P3">Qualsiasi</text:p>
          </table:table-cell>
          <table:table-cell table:style-name="Tabella1.C7" office:value-type="string">
            <text:p text:style-name="P6"><text:span text:style-name="T272">P</text:span>er l’intera altezza e per tutti i piani <text:span text:style-name="T215">[1], </text:span><text:span text:style-name="T272">l</text:span>a <text:span text:style-name="Emphasis"><text:span text:style-name="T99">pelle</text:span></text:span><text:span text:style-name="Emphasis"> interna </text:span><text:span text:style-name="T209">deve essere</text:span><text:span text:style-name="T204"> </text:span>E<text:span text:style-name="T214">W</text:span> 30, <text:span text:style-name="T272">o</text:span> E<text:span text:style-name="T272">W </text:span>60 per chiusure d’ambito di tipo SC.</text:p>
          </table:table-cell>
        </table:table-row>
        <table:table-row table:style-name="Tabella1.2">
          <table:table-cell table:style-name="Tabella1.A9" table:number-rows-spanned="2" office:value-type="string">
            <text:p text:style-name="P15"><text:span text:style-name="T92">I</text:span><text:span text:style-name="T209">spezionabile,<text:line-break/></text:span><text:span text:style-name="T210">con </text:span><text:span text:style-name="T91">pelle</text:span><text:span text:style-name="T209"> esterna </text:span><text:span text:style-name="T92">chiusa</text:span></text:p>
          </table:table-cell>
          <table:table-cell table:style-name="Tabella1.B8" office:value-type="string">
            <text:p text:style-name="P7"><text:span text:style-name="T273">I</text:span>n corrispondenza di ogni piano <text:span text:style-name="T209">[</text:span><text:span text:style-name="T217">1</text:span><text:span text:style-name="T209">], </text:span><text:span text:style-name="T273">l</text:span>’intercapedine <text:span text:style-name="T208">è</text:span> interrotta da setti di compartimentazione E <text:span text:style-name="T216">3</text:span>0, <text:span text:style-name="T272">o</text:span> E<text:span text:style-name="T272"> </text:span>60 per chiusure d’ambito di tipo SC.</text:p>
          </table:table-cell>
          <table:table-cell table:style-name="Tabella1.C8" office:value-type="string">
            <text:p text:style-name="P2"><text:span text:style-name="T212">Per l</text:span><text:span text:style-name="T211">e</text:span><text:span text:style-name="T212"> </text:span><text:span text:style-name="Emphasis"><text:span text:style-name="T106">pelli</text:span></text:span><text:span text:style-name="Emphasis"><text:span text:style-name="T212"> interna</text:span></text:span><text:span text:style-name="Emphasis"><text:span text:style-name="T231"> </text:span></text:span><text:span text:style-name="Emphasis"><text:span text:style-name="T232">ed </text:span></text:span><text:span text:style-name="Emphasis"><text:span text:style-name="T211">esterna </text:span></text:span><text:span text:style-name="T92">devono</text:span><text:span text:style-name="T212"> essere </text:span><text:span text:style-name="T93">applicate</text:span><text:span text:style-name="T212"> le </text:span><text:span text:style-name="T211">stesse </text:span><text:span text:style-name="T93">prescrizioni</text:span><text:span text:style-name="T212"> </text:span><text:span text:style-name="T211">previste per le</text:span><text:span text:style-name="T212"> </text:span><text:span text:style-name="Emphasis"><text:span text:style-name="T212">facciate semplici</text:span></text:span><text:span text:style-name="T265">.</text:span></text:p>
          </table:table-cell>
        </table:table-row>
        <table:table-row table:style-name="Tabella1.2">
          <table:covered-table-cell/>
          <table:table-cell table:style-name="Tabella1.B9" office:value-type="string">
            <text:p text:style-name="P3">Qualsiasi</text:p>
          </table:table-cell>
          <table:table-cell table:style-name="Tabella1.C9" office:value-type="string">
            <text:p text:style-name="P7"><text:span text:style-name="T272">P</text:span>er l’intera altezza e per tutti i piani <text:span text:style-name="T215">[1], </text:span><text:span text:style-name="T272">l</text:span>a <text:span text:style-name="T106">pelle</text:span><text:span text:style-name="T127"> interna</text:span> <text:span text:style-name="T209">deve essere</text:span><text:span text:style-name="T204"> </text:span>E<text:span text:style-name="T214">W</text:span> 30<text:span text:style-name="T204"> (i→o),</text:span> <text:span text:style-name="T272">o</text:span> E<text:span text:style-name="T272">W </text:span>60<text:span text:style-name="T204"> (i→o)</text:span> per chiusure d’ambito di tipo SC.<text:span text:style-name="T215"> </text:span><text:span text:style-name="T272">[2]</text:span></text:p>
          </table:table-cell>
        </table:table-row>
        <table:table-row table:style-name="Tabella1.2">
          <table:table-cell table:style-name="Tabella1.A10" office:value-type="string">
            <text:p text:style-name="P15"><text:span text:style-name="T92">I</text:span><text:span text:style-name="T209">spezionabile,<text:line-break/></text:span><text:span text:style-name="T210">con </text:span><text:span text:style-name="T91">pelle</text:span><text:span text:style-name="T209"> esterna </text:span><text:span text:style-name="T92">aperta</text:span></text:p>
          </table:table-cell>
          <table:table-cell table:style-name="Tabella1.B10" office:value-type="string">
            <text:p text:style-name="P5">Qualsiasi</text:p>
          </table:table-cell>
          <table:table-cell table:style-name="Tabella1.C10" office:value-type="string">
            <text:p text:style-name="P2"><text:span text:style-name="T212">Per la </text:span><text:span text:style-name="Emphasis"><text:span text:style-name="T106">pelle</text:span></text:span><text:span text:style-name="Emphasis"><text:span text:style-name="T212"> interna</text:span></text:span><text:span text:style-name="T212"> </text:span><text:span text:style-name="T92">devono</text:span><text:span text:style-name="T212"> essere </text:span><text:span text:style-name="T93">applicate</text:span><text:span text:style-name="T212"> le </text:span><text:span text:style-name="T211">stesse </text:span><text:span text:style-name="T93">prescrizioni</text:span><text:span text:style-name="T212"> </text:span><text:span text:style-name="T211">previste per le</text:span><text:span text:style-name="T212"> </text:span><text:span text:style-name="Emphasis"><text:span text:style-name="T212">facciate semplici</text:span></text:span><text:span text:style-name="T265">.</text:span></text:p>
          </table:table-cell>
        </table:table-row>
        <table:table-row table:style-name="Tabella1.2">
          <table:table-cell table:style-name="Tabella1.A11" office:value-type="string">
            <text:p text:style-name="P14">Ispezionabile, con <text:span text:style-name="T219">pelle</text:span><text:span text:style-name="T209"> esterna aperta </text:span><text:span text:style-name="T220">o chiusa</text:span></text:p>
          </table:table-cell>
          <table:table-cell table:style-name="Tabella1.B11" office:value-type="string">
            <text:p text:style-name="P5"><text:span text:style-name="T100">L’intercapedine</text:span><text:span text:style-name="T205"> </text:span><text:span text:style-name="T101">è </text:span>provvist<text:span text:style-name="T218">a</text:span> di sistema automatico di <text:span text:style-name="T221">i</text:span>nibizione, controllo o estinzione dell’incendio<text:span text:style-name="T222"> </text:span><text:span text:style-name="T223">esteso a tutta la facciata </text:span><text:span text:style-name="T224">[3]</text:span><text:span text:style-name="T188"> </text:span><text:span text:style-name="T222">(capitolo S.</text:span><text:span text:style-name="T201">6</text:span><text:span text:style-name="T222">) </text:span><text:span text:style-name="T188">e </text:span><text:span text:style-name="T221">dotata di</text:span><text:span text:style-name="T188"> </text:span><text:span text:style-name="T225">smaltimento </text:span>di fumi <text:span text:style-name="T225">e calore [</text:span><text:span text:style-name="T215">4</text:span><text:span text:style-name="T225">].</text:span></text:p>
          </table:table-cell>
          <table:table-cell table:style-name="Tabella1.C11" office:value-type="string">
            <text:p text:style-name="P5">Nessuna</text:p>
          </table:table-cell>
        </table:table-row>
        <table:table-row table:style-name="Tabella1.2">
          <table:table-cell table:style-name="Tabella1.A12" table:number-columns-spanned="3" office:value-type="string">
            <text:p text:style-name="P5">[<text:span text:style-name="T217">1</text:span>] <text:span text:style-name="T215">Sono ammesse aperture nell</text:span><text:span text:style-name="T95">a</text:span><text:span text:style-name="T102"> compartimentazione </text:span>se provvist<text:span text:style-name="T215">e</text:span> di serranda tagliafuoco o sistema equivalente a chiusura automatica in caso di incendio, con i medesimi requisiti di resistenza al fuoco della facciata.</text:p>
            <text:p text:style-name="P4">[2] Se l’elemento di facciata non poggia direttamente sul solaio e nelle facciate <text:span text:style-name="Emphasis">curtain wall</text:span><text:span text:style-name="Emphasis"><text:span text:style-name="T226">ing</text:span></text:span>, l’elemento di giunzione tra la facciata e le compartimentazioni, orizzontali e verticali, deve avere classe di resistenza al fuoco EI <text:span text:style-name="T216">3</text:span>0, <text:span text:style-name="T273">o EI 60 per chiusure d’ambito di tipo SC</text:span>.</text:p>
            <text:p text:style-name="P5">[<text:span text:style-name="T215">3</text:span>] <text:span text:style-name="T224">Se ad acqua, </text:span><text:span text:style-name="T103">d</text:span>imensionato <text:span text:style-name="T95">per</text:span> densità di scarica <text:span text:style-name="T227">≥ </text:span>10 l/min·m<text:span text:style-name="EG_20_Apice">2</text:span>. <text:span text:style-name="T225">Sono</text:span> <text:span text:style-name="T102">ammesse</text:span> superfici vetrate in vetro temperato. La portata dell’impianto <text:span text:style-name="T102">è</text:span> aggiuntiva <text:span text:style-name="T102">a quella di altri eventuali </text:span>impianti di spegnimento previsti. <text:span text:style-name="T225">D</text:span>eve essere garanti<text:span text:style-name="T225">to</text:span> il funzionamento contemporaneo in erogazione degli ugelli del piano immediatamente superiore a quello interessato dall’incendio, <text:span text:style-name="T102">per una durata</text:span> pari a 60 minuti. <text:span text:style-name="T225">I</text:span> dispositivi di erogazione devono essere orientati verso la <text:span text:style-name="T91">pelle</text:span> interna.</text:p>
            <text:p text:style-name="P5"><text:span text:style-name="T225">[</text:span><text:span text:style-name="T215">4</text:span><text:span text:style-name="T225">] Ad esempio </text:span><text:span text:style-name="T102">tramite </text:span>superfici di ventilazione naturale, <text:span text:style-name="T102">alla base ed in sommità della </text:span>facciata, <text:span text:style-name="T225">ciascuna </text:span>di area pari al 10% della sezione orizzontale dell’intercapedine stessa.</text:p>
          </table:table-cell>
          <table:covered-table-cell/>
          <table:covered-table-cell/>
        </table:table-row>
      </table:table>
      <text:p text:style-name="P9"><text:span text:style-name="T147">Tabella</text:span> <text:sequence text:ref-name="refTable1" text:name="Table" text:formula="ooow:Table+1" style:num-format="1">V.14-2</text:sequence>: <text:span text:style-name="T150">Caratteristiche di resistenza al fuoco</text:span><text:span text:style-name="T151"> per facciate a doppia </text:span><text:span text:style-name="T152">pelle ventilate</text:span></text:p>
      <text:h text:style-name="P43" text:outline-level="5"><text:soft-page-break/>Presenza di combustibili</text:h>
      <text:list xml:id="list132222799748303" text:continue-list="list132223509509885" text:style-name="EG_20_All_20_commi">
        <text:list-item text:start-value="1">
          <text:p text:style-name="P53"><text:span text:style-name="T59">Qualora </text:span><text:span text:style-name="T36">sulla</text:span><text:span text:style-name="T59"> chiusura d’ambito </text:span><text:span text:style-name="T36">o in adiacenza ad essa</text:span><text:span text:style-name="T256"> </text:span><text:span text:style-name="T58">possano </text:span><text:span text:style-name="T60">essere presenti</text:span><text:span text:style-name="T256"> materiali combustibili in quantità significative</text:span><text:span text:style-name="T58">, </text:span><text:span text:style-name="T36">la </text:span><text:span text:style-name="T37">porzione di </text:span><text:span text:style-name="T36">chiusura d’ambito </text:span><text:span text:style-name="T37">interessata </text:span><text:span text:style-name="T58">dev</text:span><text:span text:style-name="T31">e</text:span><text:span text:style-name="T15"> </text:span><text:span text:style-name="T38">essere </text:span><text:span text:style-name="T66">protetta</text:span><text:span text:style-name="T56"> con le caratteristiche descritte nel paragrafo </text:span><text:span text:style-name="T56"><text:bookmark-ref text:reference-format="number-all-superior" text:ref-name="__RefHeading___Toc2664_856605439">V.14.5</text:bookmark-ref></text:span><text:span text:style-name="T56"> e </text:span><text:span text:style-name="T38">circoscritta da</text:span><text:span text:style-name="T58"> </text:span><text:span text:style-name="Emphasis"><text:span text:style-name="T32">fasce di </text:span></text:span><text:span text:style-name="Emphasis"><text:span text:style-name="T75">separazione</text:span></text:span><text:span text:style-name="T56">.</text:span></text:p>
        </text:list-item>
      </text:list>
      <text:list xml:id="list132222984845048" text:continue-list="list132222505221483" text:style-name="EG_20_All_20_nota_20_auto">
        <text:list-item>
          <text:p text:style-name="P31"><text:span text:style-name="T257">Ad esempio, ove sia ammesso il parcheggio di veicoli </text:span><text:span text:style-name="T142">o</text:span><text:span text:style-name="T257"> il posizionamento di contenitori di rifi</text:span>uti<text:span text:style-name="T257">.</text:span></text:p>
        </text:list-item>
      </text:list>
      <text:h text:style-name="P40" text:outline-level="4"><text:bookmark-start text:name="__RefHeading___Toc5186_1252025922"/>Sicurezza degli impianti tecnologici e di servizio<text:bookmark-end text:name="__RefHeading___Toc5186_1252025922"/></text:h>
      <text:list xml:id="list132224559538715" text:continue-list="list132222799748303" text:style-name="EG_20_All_20_commi">
        <text:list-item text:start-value="1">
          <text:p text:style-name="P56"><text:span text:style-name="T228">Qualora </text:span><text:span text:style-name="T36">sulla</text:span><text:span text:style-name="T228"> chiusura d’ambito </text:span><text:span text:style-name="T229">o in adiacenza ad essa </text:span><text:span text:style-name="T228">siano installati </text:span><text:span text:style-name="T130">impianti di produzione </text:span><text:span text:style-name="T230">o</text:span><text:span text:style-name="T130"> trasformazione d’energia</text:span><text:span text:style-name="T228"> (es. impianti fotovoltaici, impianti di produzione calore, </text:span><text:span text:style-name="T233">impianti di condizionamento,</text:span><text:span text:style-name="T228"> …)</text:span><text:span text:style-name="T233"> </text:span><text:span text:style-name="T36">la </text:span><text:span text:style-name="T37">porzione di </text:span><text:span text:style-name="T36">chiusura d’ambito </text:span><text:span text:style-name="T37">interessata </text:span>dev<text:span text:style-name="T199">e</text:span><text:span text:style-name="T175"> </text:span><text:span text:style-name="T38">essere </text:span><text:span text:style-name="T66">protetta</text:span><text:span text:style-name="T56"> con le caratteristiche descritte nel paragrafo </text:span><text:span text:style-name="T56"><text:bookmark-ref text:reference-format="number-all-superior" text:ref-name="__RefHeading___Toc2664_856605439">V.14.5</text:bookmark-ref></text:span><text:span text:style-name="T56"> e </text:span><text:span text:style-name="T38">circoscritta da</text:span> <text:span text:style-name="Emphasis"><text:span text:style-name="T203">fasce di </text:span></text:span><text:span text:style-name="Emphasis"><text:span text:style-name="T75">separazione</text:span></text:span><text:span text:style-name="T233"> </text:span><text:span text:style-name="T56">del</text:span><text:span text:style-name="T254">le medesime caratteristiche.</text:span></text:p>
        </text:list-item>
        <text:list-item>
          <text:p text:style-name="P61"><text:span text:style-name="T238">Le</text:span> canne fumarie devono essere dotate di adeguato isolamento termico <text:span text:style-name="T238">o</text:span> distanza di separazione da elementi combustibili negli attraversamenti <text:span text:style-name="T238">al fine di non costituire causa d’incendio.</text:span></text:p>
        </text:list-item>
      </text:list>
      <text:list xml:id="list132223190963659" text:continue-list="list132222984845048" text:style-name="EG_20_All_20_nota_20_auto">
        <text:list-item>
          <text:p text:style-name="P24"><text:span text:style-name="T239">A</text:span>d esempio, <text:span text:style-name="T239">come</text:span> previsto d<text:span text:style-name="T240">a</text:span>lla norma UNI 10683, <text:span text:style-name="T241">ove applicabile, </text:span><text:span text:style-name="T187">oppure utilizzando materiali di opportuna classe di resistenza al fuoco G (capitolo S.2).</text:span></text:p>
        </text:list-item>
      </text:list>
      <text:h text:style-name="P38" text:outline-level="3"><text:bookmark-start text:name="__RefHeading___Toc2664_856605439"/><text:span text:style-name="T203">Realizzazione di fasce di </text:span><text:span text:style-name="T135">separazione</text:span><text:bookmark-end text:name="__RefHeading___Toc2664_856605439"/></text:h>
      <text:h text:style-name="Heading_20_4" text:outline-level="4"><text:bookmark-start text:name="__RefHeading___Toc3284_2910418643"/><text:span text:style-name="T135">C</text:span><text:span text:style-name="T134">aratteristiche</text:span><text:bookmark-end text:name="__RefHeading___Toc3284_2910418643"/></text:h>
      <text:list xml:id="list132224599343824" text:continue-list="list132224559538715" text:style-name="EG_20_All_20_commi">
        <text:list-item text:start-value="1">
          <text:p text:style-name="P57"><text:span text:style-name="T267">In </text:span><text:span text:style-name="Emphasis"><text:span text:style-name="T267">facciata</text:span></text:span><text:span text:style-name="T267">, le</text:span> fasce di separazione <text:span text:style-name="T265">ed eventuali altre protezioni </text:span><text:span text:style-name="T61">devono </text:span><text:span text:style-name="T64">avere le seguenti caratteristiche</text:span><text:span text:style-name="T61">:</text:span></text:p>
          <text:list>
            <text:list-item>
              <text:p text:style-name="P57"><text:span text:style-name="T11">realizzate con materiali del gruppo GM</text:span><text:span text:style-name="T53">1</text:span><text:span text:style-name="T11"> di reazione al fuoco;</text:span></text:p>
            </text:list-item>
            <text:list-item>
              <text:p text:style-name="P57"><text:span text:style-name="T11">costituite da uno o più elementi costruttivi aventi classe di resistenza al fuoco E </text:span><text:span text:style-name="T39">3</text:span><text:span text:style-name="T11">0-ef (o→i) </text:span><text:span text:style-name="T40">o,</text:span><text:span text:style-name="T11"> </text:span><text:span text:style-name="T40">se portanti, R</text:span><text:span text:style-name="T11">E </text:span><text:span text:style-name="T39">3</text:span><text:span text:style-name="T11">0-ef (o→i)</text:span><text:span text:style-name="T41">.</text:span></text:p>
            </text:list-item>
          </text:list>
        </text:list-item>
        <text:list-item>
          <text:p text:style-name="P58"><text:span text:style-name="T67">In </text:span><text:span text:style-name="Emphasis"><text:span text:style-name="T67">copertura</text:span></text:span><text:span text:style-name="T67">, l</text:span><text:span text:style-name="T11">e fasce di </text:span><text:span text:style-name="T10">separazione</text:span><text:span text:style-name="T11"> </text:span><text:span text:style-name="T65">ed eventuali altre protezioni</text:span><text:span text:style-name="T55"> </text:span><text:span text:style-name="T39">dev</text:span><text:span text:style-name="T55">ono</text:span><text:span text:style-name="T39"> avere caratteristiche di resistenza al fuoco </text:span><text:span text:style-name="T55">di</text:span><text:span text:style-name="T233"> classe B</text:span><text:span text:style-name="T234">roof</text:span> <text:span text:style-name="T61">oppure</text:span><text:span text:style-name="T39"> </text:span><text:span text:style-name="T55">di</text:span><text:span text:style-name="T39"> classe E</text:span><text:span text:style-name="T51">I</text:span><text:span text:style-name="T39"> 30.</text:span></text:p>
        </text:list-item>
      </text:list>
      <text:list xml:id="list132222832301144" text:continue-list="list132223190963659" text:style-name="EG_20_All_20_nota_20_auto">
        <text:list-item>
          <text:p text:style-name="P32"><text:span text:style-name="T141">In genere</text:span><text:span text:style-name="T253"> è </text:span><text:span text:style-name="T141">la tamponatura</text:span><text:span text:style-name="T253"> retrostante l’eventuale isolante, che conferisce la caratteristica di resistenza al fuoco alla fascia di separazione </text:span><text:span text:style-name="T258">in facciata o in copertura</text:span><text:span text:style-name="T253">.</text:span></text:p>
        </text:list-item>
        <text:list-item>
          <text:p text:style-name="P33">Si riporta un esempio di realizzazione di fasce di protezione nell’illustrazione <text:sequence-ref text:reference-format="value" text:ref-name="refIllustration0">V.14-1</text:sequence-ref>.</text:p>
        </text:list-item>
      </text:list>
      <text:list xml:id="list132224342285188" text:continue-list="list132224599343824" text:style-name="EG_20_All_20_commi">
        <text:list-item>
          <text:p text:style-name="P66"><text:span text:style-name="T11">Le </text:span><text:span text:style-name="T34">porzioni</text:span><text:span text:style-name="T11"> di </text:span><text:span text:style-name="Emphasis"><text:span text:style-name="T42">chiusura d’ambito</text:span></text:span><text:span text:style-name="T11"> </text:span><text:span text:style-name="T26">compres</text:span><text:span text:style-name="T34">e</text:span><text:span text:style-name="T11"> </text:span><text:span text:style-name="T34">n</text:span>elle fasce di separazione ed<text:span text:style-name="T65"> </text:span><text:span text:style-name="T67">in </text:span><text:span text:style-name="T65">eventuali altre protezioni </text:span><text:span text:style-name="T11">possono presentare aperture </text:span><text:span text:style-name="T26">solo se provviste di</text:span><text:span text:style-name="T43"> </text:span><text:span text:style-name="T11">serranda tagliafuoco o sistema equivalente </text:span><text:span text:style-name="T26">a chiusura automatica </text:span><text:span text:style-name="T11">in caso di incendio, </text:span><text:span text:style-name="T34">con i</text:span><text:span text:style-name="T11"> medesim</text:span><text:span text:style-name="T26">i</text:span><text:span text:style-name="T11"> requisit</text:span><text:span text:style-name="T26">i</text:span><text:span text:style-name="T11"> di resistenza al fuoco </text:span><text:span text:style-name="T26">della </text:span><text:span text:style-name="T15">fascia di separazione</text:span><text:span text:style-name="T11">, </text:span><text:span text:style-name="T40">o</text:span><text:span text:style-name="T11">ppure devono essere testate in </text:span><text:span text:style-name="T77">configurazione totale</text:span><text:span text:style-name="T11"> come da EN 1364-3.</text:span></text:p>
        </text:list-item>
      </text:list>
      <text:h text:style-name="Heading_20_4" text:outline-level="4"><text:bookmark-start text:name="__RefHeading___Toc3286_2910418643"/>Geometria<text:bookmark-end text:name="__RefHeading___Toc3286_2910418643"/></text:h>
      <text:list xml:id="list132223229713326" text:continue-list="list132224342285188" text:style-name="EG_20_All_20_commi">
        <text:list-item text:start-value="1">
          <text:p text:style-name="P67"><draw:frame draw:style-name="fr1" draw:name="Frame3" text:anchor-type="paragraph" svg:width="16cm" draw:z-index="2"><draw:text-box fo:min-height="0.499cm"><text:p text:style-name="P19"><draw:g text:anchor-type="paragraph" draw:z-index="3" draw:name="Forma2" draw:style-name="gr15"><draw:g draw:style-name="gr2"><draw:custom-shape draw:style-name="gr16" draw:text-style-name="P69" svg:width="0.6cm" svg:height="0.802cm" svg:x="6.609cm" svg:y="0.452cm"><text:p/><draw:enhanced-geometry svg:viewBox="0 0 21600 21600" draw:type="rectangle" draw:enhanced-path="M 0 0 L 21600 0 21600 21600 0 21600 0 0 Z N"/></draw:custom-shape><draw:custom-shape draw:style-name="gr16" draw:text-style-name="P69" svg:width="0.6cm" svg:height="0.802cm" svg:x="6.609cm" svg:y="1.852cm"><text:p/><draw:enhanced-geometry svg:viewBox="0 0 21600 21600" draw:type="rectangle" draw:enhanced-path="M 0 0 L 21600 0 21600 21600 0 21600 0 0 Z N"/></draw:custom-shape><draw:polyline draw:style-name="gr5" draw:text-style-name="P70" svg:width="3.399cm" svg:height="0.599cm" draw:transform="rotate (-3.14159265358979) translate (8.7091801385421cm 1.85181520377024cm)" svg:viewBox="0 0 3400 600" draw:points="0,600 2100,600 2100,500 3400,500 3400,0 2100,0 1500,0 0,0"><text:p/></draw:polyline><draw:line draw:style-name="gr5" draw:text-style-name="P70" svg:x1="6.609cm" svg:y1="2.652cm" svg:x2="6.609cm" svg:y2="2.952cm"><text:p/></draw:line><draw:line draw:style-name="gr5" draw:text-style-name="P70" svg:x1="6.609cm" svg:y1="2.652cm" svg:x2="6.609cm" svg:y2="2.952cm"><text:p/></draw:line><draw:line draw:style-name="gr5" draw:text-style-name="P70" svg:x1="7.209cm" svg:y1="2.652cm" svg:x2="7.209cm" svg:y2="2.952cm"><text:p/></draw:line><draw:line draw:style-name="gr5" draw:text-style-name="P70" svg:x1="6.609cm" svg:y1="0.151cm" svg:x2="6.609cm" svg:y2="0.451cm"><text:p/></draw:line><draw:line draw:style-name="gr5" draw:text-style-name="P70" svg:x1="6.609cm" svg:y1="0.151cm" svg:x2="6.609cm" svg:y2="0.451cm"><text:p/></draw:line><draw:line draw:style-name="gr5" draw:text-style-name="P70" svg:x1="7.209cm" svg:y1="0.151cm" svg:x2="7.209cm" svg:y2="0.451cm"><text:p/></draw:line><draw:polyline draw:style-name="gr8" draw:text-style-name="P75" svg:width="1.3cm" svg:height="1.299cm" draw:transform="rotate (-1.5707963267949) translate (6.60899625381468cm 1.35159499745744cm)" svg:viewBox="0 0 1301 1300" draw:points="0,1300 500,1300 500,0 1301,0"><text:p/></draw:polyline><draw:line draw:style-name="gr8" draw:text-style-name="P75" svg:x1="6.609cm" svg:y1="0.451cm" svg:x2="6.609cm" svg:y2="1.351cm"><text:p/></draw:line></draw:g><draw:g draw:style-name="gr2"><draw:custom-shape draw:style-name="gr16" draw:text-style-name="P69" svg:width="0.6cm" svg:height="0.802cm" svg:x="2.009cm" svg:y="0.452cm"><text:p/><draw:enhanced-geometry svg:viewBox="0 0 21600 21600" draw:type="rectangle" draw:enhanced-path="M 0 0 L 21600 0 21600 21600 0 21600 0 0 Z N"/></draw:custom-shape><draw:custom-shape draw:style-name="gr16" draw:text-style-name="P69" svg:width="0.6cm" svg:height="0.802cm" svg:x="2.009cm" svg:y="1.852cm"><text:p/><draw:enhanced-geometry svg:viewBox="0 0 21600 21600" draw:type="rectangle" draw:enhanced-path="M 0 0 L 21600 0 21600 21600 0 21600 0 0 Z N"/></draw:custom-shape><draw:polyline draw:style-name="gr5" draw:text-style-name="P70" svg:width="2.099cm" svg:height="0.599cm" draw:transform="rotate (-3.14159265358979) translate (4.10877734342489cm 1.85181520377024cm)" svg:viewBox="0 0 2100 600" draw:points="0,600 2100,600 2100,500 2100,0 1500,0 0,0"><text:p/></draw:polyline><draw:line draw:style-name="gr5" draw:text-style-name="P70" svg:x1="2.009cm" svg:y1="2.652cm" svg:x2="2.009cm" svg:y2="2.952cm"><text:p/></draw:line><draw:line draw:style-name="gr5" draw:text-style-name="P70" svg:x1="2.009cm" svg:y1="2.652cm" svg:x2="2.009cm" svg:y2="2.952cm"><text:p/></draw:line><draw:line draw:style-name="gr5" draw:text-style-name="P70" svg:x1="2.607cm" svg:y1="2.652cm" svg:x2="2.607cm" svg:y2="2.952cm"><text:p/></draw:line><draw:line draw:style-name="gr5" draw:text-style-name="P70" svg:x1="2.009cm" svg:y1="0.151cm" svg:x2="2.009cm" svg:y2="0.451cm"><text:p/></draw:line><draw:line draw:style-name="gr5" draw:text-style-name="P70" svg:x1="2.009cm" svg:y1="0.151cm" svg:x2="2.009cm" svg:y2="0.451cm"><text:p/></draw:line><draw:line draw:style-name="gr5" draw:text-style-name="P70" svg:x1="2.607cm" svg:y1="0.151cm" svg:x2="2.607cm" svg:y2="0.451cm"><text:p/></draw:line><draw:line draw:style-name="gr8" draw:text-style-name="P75" svg:x1="2.009cm" svg:y1="2.652cm" svg:x2="2.009cm" svg:y2="0.451cm"><text:p/></draw:line><draw:g draw:style-name="gr2"><draw:frame draw:style-name="gr17" draw:text-style-name="P82" svg:width="1.601cm" svg:height="0.608cm" svg:x="2.522cm" svg:y="0cm"><draw:text-box><text:p text:style-name="P71"><text:span text:style-name="T279">interno</text:span></text:p></draw:text-box></draw:frame><draw:frame draw:style-name="gr17" draw:text-style-name="P82" svg:width="1.601cm" svg:height="0.608cm" svg:x="0.822cm" svg:y="0cm"><draw:text-box><text:p text:style-name="P71"><text:span text:style-name="T279">esterno</text:span></text:p></draw:text-box></draw:frame></draw:g><draw:frame draw:style-name="gr18" draw:text-style-name="P74" svg:width="2.075cm" svg:height="0.551cm" svg:x="2.621cm" svg:y="0.713cm"><draw:text-box><text:p text:style-name="P73"><text:span text:style-name="T280">Compartimento 2</text:span></text:p></draw:text-box></draw:frame><draw:frame draw:style-name="gr19" draw:text-style-name="P74" svg:width="2.075cm" svg:height="0.553cm" svg:x="2.621cm" svg:y="1.852cm"><draw:text-box><text:p text:style-name="P73"><text:span text:style-name="T280">Compartimento 1</text:span></text:p></draw:text-box></draw:frame><draw:frame draw:style-name="gr19" draw:text-style-name="P74" svg:width="2.075cm" svg:height="0.553cm" svg:x="2.021cm" svg:y="1.281cm"><draw:text-box><text:p text:style-name="P73"><text:span text:style-name="T280">Solaio di piano</text:span></text:p></draw:text-box></draw:frame><draw:frame draw:style-name="gr9" draw:text-style-name="P77" svg:width="1.9cm" svg:height="1.11cm" svg:x="-0.011cm" svg:y="1.319cm"><draw:text-box><text:p text:style-name="P76"><text:span text:style-name="T279">Sviluppo</text:span><text:span text:style-name="T279"><text:line-break/></text:span><text:span text:style-name="T279">fascia di separazione</text:span></text:p></draw:text-box></draw:frame><draw:line draw:style-name="gr10" draw:text-style-name="P78" svg:x1="1.755cm" svg:y1="0.456cm" svg:x2="1.755cm" svg:y2="2.657cm"><text:p/></draw:line><draw:polyline draw:style-name="gr10" draw:text-style-name="P78" svg:width="1.78cm" svg:height="1.118cm" draw:transform="rotate (-1.03742370738543) translate (5.77927874074772cm 0.96842359810808cm)" svg:viewBox="0 0 1781 1119" draw:points="0,763 603,1119 1264,0 1781,305"><text:p/></draw:polyline><draw:line draw:style-name="gr10" draw:text-style-name="P78" svg:x1="6.422cm" svg:y1="1.356cm" svg:x2="6.422cm" svg:y2="0.456cm"><text:p/></draw:line></draw:g><draw:g draw:style-name="gr2"><draw:custom-shape draw:style-name="gr20" draw:text-style-name="P69" svg:width="0.6cm" svg:height="0.8cm" svg:x="9.909cm" svg:y="0.457cm"><text:p/><draw:enhanced-geometry svg:viewBox="0 0 21600 21600" draw:type="rectangle" draw:enhanced-path="M 0 0 L 21600 0 21600 21600 0 21600 0 0 Z N"/></draw:custom-shape><draw:custom-shape draw:style-name="gr20" draw:text-style-name="P69" svg:width="0.6cm" svg:height="0.8cm" svg:x="10.609cm" svg:y="1.857cm"><text:p/><draw:enhanced-geometry svg:viewBox="0 0 21600 21600" draw:type="rectangle" draw:enhanced-path="M 0 0 L 21600 0 21600 21600 0 21600 0 0 Z N"/></draw:custom-shape><draw:polyline draw:style-name="gr5" draw:text-style-name="P70" svg:width="2.099cm" svg:height="0.599cm" draw:transform="rotate (-3.14159265358979) translate (12.0064691002566cm 1.85681740583345cm)" svg:viewBox="0 0 2100 600" draw:points="0,600 2100,600 2100,500 2100,0 1500,0 0,0"><text:p/></draw:polyline><draw:line draw:style-name="gr5" draw:text-style-name="P70" svg:x1="10.608cm" svg:y1="2.657cm" svg:x2="10.608cm" svg:y2="2.957cm"><text:p/></draw:line><draw:line draw:style-name="gr5" draw:text-style-name="P70" svg:x1="10.608cm" svg:y1="2.657cm" svg:x2="10.608cm" svg:y2="2.957cm"><text:p/></draw:line><draw:line draw:style-name="gr5" draw:text-style-name="P70" svg:x1="11.206cm" svg:y1="2.657cm" svg:x2="11.206cm" svg:y2="2.957cm"><text:p/></draw:line><draw:line draw:style-name="gr5" draw:text-style-name="P70" svg:x1="9.906cm" svg:y1="0.156cm" svg:x2="9.906cm" svg:y2="0.456cm"><text:p/></draw:line><draw:line draw:style-name="gr5" draw:text-style-name="P70" svg:x1="9.906cm" svg:y1="0.156cm" svg:x2="9.906cm" svg:y2="0.456cm"><text:p/></draw:line><draw:line draw:style-name="gr5" draw:text-style-name="P70" svg:x1="10.509cm" svg:y1="0.156cm" svg:x2="10.509cm" svg:y2="0.456cm"><text:p/></draw:line><draw:polyline draw:style-name="gr8" draw:text-style-name="P75" svg:width="2.2cm" svg:height="0.699cm" draw:transform="rotate (1.5707963267949) translate (9.9062852155292cm 2.65716973593399cm)" svg:viewBox="0 0 2201 700" draw:points="0,700 800,700 800,0 2201,0"><text:p/></draw:polyline></draw:g><draw:g draw:style-name="gr2"><draw:custom-shape draw:style-name="gr20" draw:text-style-name="P69" svg:width="0.6cm" svg:height="0.8cm" svg:x="14.509cm" svg:y="0.457cm"><text:p/><draw:enhanced-geometry svg:viewBox="0 0 21600 21600" draw:type="rectangle" draw:enhanced-path="M 0 0 L 21600 0 21600 21600 0 21600 0 0 Z N"/></draw:custom-shape><draw:custom-shape draw:style-name="gr20" draw:text-style-name="P69" svg:width="0.6cm" svg:height="0.8cm" svg:x="13.209cm" svg:y="1.857cm"><text:p/><draw:enhanced-geometry svg:viewBox="0 0 21600 21600" draw:type="rectangle" draw:enhanced-path="M 0 0 L 21600 0 21600 21600 0 21600 0 0 Z N"/></draw:custom-shape><draw:polyline draw:style-name="gr5" draw:text-style-name="P70" svg:width="2.512cm" svg:height="0.599cm" draw:transform="rotate (-3.14159265358979) translate (15.7217942259675cm 1.85681740583345cm)" svg:viewBox="0 0 2513 600" draw:points="0,600 2513,600 2513,500 2513,0 1542,0 0,0"><text:p/></draw:polyline><draw:line draw:style-name="gr5" draw:text-style-name="P70" svg:x1="13.208cm" svg:y1="2.657cm" svg:x2="13.208cm" svg:y2="2.957cm"><text:p/></draw:line><draw:line draw:style-name="gr5" draw:text-style-name="P70" svg:x1="13.208cm" svg:y1="2.657cm" svg:x2="13.208cm" svg:y2="2.957cm"><text:p/></draw:line><draw:line draw:style-name="gr5" draw:text-style-name="P70" svg:x1="13.81cm" svg:y1="2.657cm" svg:x2="13.81cm" svg:y2="2.957cm"><text:p/></draw:line><draw:line draw:style-name="gr5" draw:text-style-name="P70" svg:x1="14.508cm" svg:y1="0.156cm" svg:x2="14.508cm" svg:y2="0.456cm"><text:p/></draw:line><draw:line draw:style-name="gr5" draw:text-style-name="P70" svg:x1="14.508cm" svg:y1="0.156cm" svg:x2="14.508cm" svg:y2="0.456cm"><text:p/></draw:line><draw:line draw:style-name="gr5" draw:text-style-name="P70" svg:x1="15.11cm" svg:y1="0.156cm" svg:x2="15.11cm" svg:y2="0.456cm"><text:p/></draw:line><draw:polyline draw:style-name="gr8" draw:text-style-name="P75" svg:width="2.2cm" svg:height="1.299cm" draw:transform="rotate (1.5707963267949) translate (13.2085741772437cm 2.65716973593399cm)" svg:viewBox="0 0 2201 1300" draw:points="0,0 1401,0 1401,1300 2201,1300"><text:p/></draw:polyline></draw:g><draw:frame draw:style-name="gr21" draw:text-style-name="P72" svg:width="1.802cm" svg:height="0.622cm" svg:x="8.808cm" svg:y="2.051cm"><draw:text-box><text:p text:style-name="P71"><text:span text:style-name="T283">aggetto</text:span></text:p></draw:text-box></draw:frame><draw:frame draw:style-name="gr21" draw:text-style-name="P72" svg:width="2.2cm" svg:height="0.622cm" svg:x="12.31cm" svg:y="0.452cm"><draw:text-box><text:p text:style-name="P71"><text:span text:style-name="T283">rientranza</text:span></text:p></draw:text-box></draw:frame><draw:frame draw:style-name="gr11" draw:text-style-name="P80" svg:width="2.04cm" svg:height="0.574cm" svg:x="13.97cm" svg:y="2.191cm"><draw:text-box><text:p text:style-name="P73"><text:span text:style-name="T281">Vista in sezione</text:span><text:span text:style-name="T281"><text:line-break/></text:span><text:span text:style-name="T281">verticale</text:span></text:p></draw:text-box></draw:frame><draw:frame draw:style-name="gr22" draw:text-style-name="P72" svg:width="1.8cm" svg:height="1.008cm" svg:x="4.609cm" svg:y="2.051cm"><draw:text-box><text:p text:style-name="P71"><text:span text:style-name="T283">mensola</text:span></text:p></draw:text-box></draw:frame><draw:polyline draw:style-name="gr10" draw:text-style-name="P78" svg:width="2.25cm" svg:height="0.813cm" draw:transform="rotate (-1.03724917446023) translate (9.71926884103225cm 0.456200828157553cm)" svg:viewBox="0 0 2251 814" draw:points="0,0 1378,814 1735,211 2251,517"><text:p/></draw:polyline><draw:polyline draw:style-name="gr10" draw:text-style-name="P78" svg:width="1.376cm" svg:height="2.238cm" draw:transform="rotate (-1.03672557568463) translate (14.2477897742405cm 0.331273608854743cm)" svg:viewBox="0 0 1377 2239" draw:points="145,0 661,305 0,1424 1377,2239"><text:p/></draw:polyline></draw:g><text:span text:style-name="T153">Illustrazione</text:span><text:span text:style-name="T154"> </text:span><text:span text:style-name="T154"><text:sequence text:ref-name="refIllustration1" text:name="Illustration" text:formula="ooow:Illustration+1" style:num-format="1">V.14-2</text:sequence></text:span><text:span text:style-name="T154">: </text:span><text:span text:style-name="T158">Esempi di f</text:span><text:span text:style-name="T154">ascia di separazione </text:span><text:span text:style-name="T155">orizzontale </text:span><text:span text:style-name="T156">in facciata</text:span></text:p><text:p text:style-name="P20"><draw:g text:anchor-type="paragraph" draw:z-index="4" draw:name="Forma3_0" draw:style-name="gr1"><draw:g draw:style-name="gr2"><draw:polygon draw:style-name="gr3" draw:text-style-name="P68" svg:width="2.04cm" svg:height="1.704cm" draw:transform="rotate (1.5707963267949) translate (4.29918394297492cm 3.61424697756862cm)" svg:viewBox="0 0 2041 1705" draw:points="0,1404 1530,1404 1530,1705 2041,1705 2041,0 1530,0 1530,902 0,902"><text:p/></draw:polygon><draw:polyline draw:style-name="gr4" draw:text-style-name="P69" svg:width="2.04cm" svg:height="1.704cm" draw:transform="rotate (1.5707963267949) translate (4.30118946660469cm 3.61424697756862cm)" svg:viewBox="0 0 2041 1705" draw:points="0,1404 1530,1404 1530,1705 2041,1705 2041,0 1530,0 1530,902 0,902"><text:p/></draw:polyline><draw:polyline draw:style-name="gr5" draw:text-style-name="P70" svg:width="0.901cm" svg:height="0.509cm" draw:transform="rotate (-3.14159265358979) translate (7.71057963721984cm 2.08377964433339cm)" svg:viewBox="0 0 902 510" draw:points="0,0 902,0 902,510 0,510"><text:p/></draw:polyline><draw:polyline draw:style-name="gr5" draw:text-style-name="P70" svg:width="0.901cm" svg:height="0.509cm" svg:x="2.596cm" svg:y="1.574cm" svg:viewBox="0 0 902 510" draw:points="0,510 902,510 902,0 0,0"><text:p/></draw:polyline><draw:line draw:style-name="gr5" draw:text-style-name="P70" svg:x1="6.808cm" svg:y1="1.981cm" svg:x2="6.006cm" svg:y2="1.981cm"><text:p/></draw:line><draw:line draw:style-name="gr5" draw:text-style-name="P70" svg:x1="6.808cm" svg:y1="1.88cm" svg:x2="6.006cm" svg:y2="1.88cm"><text:p/></draw:line><draw:line draw:style-name="gr5" draw:text-style-name="P70" svg:x1="4.301cm" svg:y1="1.981cm" svg:x2="3.499cm" svg:y2="1.981cm"><text:p/></draw:line><draw:line draw:style-name="gr5" draw:text-style-name="P70" svg:x1="4.301cm" svg:y1="1.88cm" svg:x2="3.499cm" svg:y2="1.88cm"><text:p/></draw:line><draw:frame draw:style-name="gr6" draw:text-style-name="P72" svg:width="1.405cm" svg:height="0.62cm" svg:x="2.069cm" svg:y="1.118cm"><draw:text-box><text:p text:style-name="P71"><text:span text:style-name="T279">esterno</text:span></text:p></draw:text-box></draw:frame><draw:frame draw:style-name="gr6" draw:text-style-name="P72" svg:width="1.405cm" svg:height="0.62cm" svg:x="2.069cm" svg:y="2.035cm"><draw:text-box><text:p text:style-name="P71"><text:span text:style-name="T279">interno</text:span></text:p></draw:text-box></draw:frame><draw:frame draw:style-name="gr7" draw:text-style-name="P74" svg:width="2.08cm" svg:height="0.563cm" svg:x="5.704cm" svg:y="2.286cm"><draw:text-box><text:p text:style-name="P73"><text:span text:style-name="T280">Compartimento 2</text:span></text:p></draw:text-box></draw:frame><draw:frame draw:style-name="gr7" draw:text-style-name="P74" svg:width="2.08cm" svg:height="0.563cm" svg:x="3.124cm" svg:y="2.286cm"><draw:text-box><text:p text:style-name="P73"><text:span text:style-name="T280">Compartimento 1</text:span></text:p></draw:text-box></draw:frame><draw:polyline draw:style-name="gr8" draw:text-style-name="P75" svg:width="0.305cm" svg:height="1.704cm" draw:transform="rotate (1.5707963267949) translate (4.30219222841958cm 1.87971733323533cm)" svg:viewBox="0 0 306 1705" draw:points="0,0 306,0 306,1705 0,1705"><text:p/></draw:polyline><draw:frame draw:style-name="gr9" draw:text-style-name="P77" svg:width="1.908cm" svg:height="1.11cm" svg:x="4.475cm" svg:y="0.349cm"><draw:text-box><text:p text:style-name="P76"><text:span text:style-name="T279">Sviluppo</text:span><text:span text:style-name="T279"><text:line-break/></text:span><text:span text:style-name="T279">fascia di separazione</text:span></text:p></draw:text-box></draw:frame><draw:polyline draw:style-name="gr10" draw:text-style-name="P78" svg:width="0.509cm" svg:height="2.105cm" draw:transform="rotate (-1.5707963267949) translate (6.19741205855564cm 1.36956155549022cm)" svg:viewBox="0 0 510 2106" draw:points="510,0 0,0 0,2106 510,2106"><text:p/></draw:polyline></draw:g><draw:g draw:style-name="gr2"><draw:polygon draw:style-name="gr3" draw:text-style-name="P79" svg:width="2.652cm" svg:height="1.704cm" draw:transform="rotate (1.5707963267949) translate (10.4922409117158cm 3.61424697756862cm)" svg:viewBox="0 0 2653 1705" draw:points="0,1404 1530,1404 1530,1705 2041,1705 2041,1404 2653,1404 2653,902 2041,902 2041,0 1530,0 1530,902 0,902"><text:p/></draw:polygon><draw:polyline draw:style-name="gr5" draw:text-style-name="P70" svg:width="2.652cm" svg:height="1.704cm" draw:transform="rotate (1.5707963267949) translate (10.4922409117158cm 3.61424697756862cm)" svg:viewBox="0 0 2653 1705" draw:points="0,1404 1530,1404 1530,1705 2041,1705 2041,1404 2653,1404 2653,902 2041,902 2041,0 1530,0 1530,902 0,902"><text:p/></draw:polyline><draw:polyline draw:style-name="gr5" draw:text-style-name="P70" svg:width="0.901cm" svg:height="0.509cm" draw:transform="rotate (-3.14159265358979) translate (13.901631082331cm 2.08377964433339cm)" svg:viewBox="0 0 902 510" draw:points="0,0 902,0 902,510 0,510"><text:p/></draw:polyline><draw:polyline draw:style-name="gr5" draw:text-style-name="P70" svg:width="0.901cm" svg:height="0.509cm" svg:x="8.788cm" svg:y="1.574cm" svg:viewBox="0 0 902 510" draw:points="0,510 902,510 902,0 0,0"><text:p/></draw:polyline><draw:g draw:style-name="gr2"><draw:line draw:style-name="gr5" draw:text-style-name="P70" svg:x1="12.999cm" svg:y1="1.981cm" svg:x2="12.197cm" svg:y2="1.981cm"><text:p/></draw:line><draw:line draw:style-name="gr5" draw:text-style-name="P70" svg:x1="12.999cm" svg:y1="1.88cm" svg:x2="12.197cm" svg:y2="1.88cm"><text:p/></draw:line></draw:g><draw:g draw:style-name="gr2"><draw:line draw:style-name="gr5" draw:text-style-name="P70" svg:x1="10.492cm" svg:y1="1.981cm" svg:x2="9.69cm" svg:y2="1.981cm"><text:p/></draw:line><draw:line draw:style-name="gr5" draw:text-style-name="P70" svg:x1="10.492cm" svg:y1="1.88cm" svg:x2="9.69cm" svg:y2="1.88cm"><text:p/></draw:line></draw:g><draw:polyline draw:style-name="gr8" draw:text-style-name="P75" svg:width="0.917cm" svg:height="1.704cm" draw:transform="rotate (1.5707963267949) translate (10.4922409117158cm 1.87971733323533cm)" svg:viewBox="0 0 918 1705" draw:points="0,0 306,0 306,902 918,902 918,1404 306,1404 306,1705 0,1705"><text:p/></draw:polyline><draw:polyline draw:style-name="gr10" draw:text-style-name="P78" svg:width="1.119cm" svg:height="2.105cm" draw:transform="rotate (-1.5707963267949) translate (12.3974883600007cm 0.755374622196084cm)" svg:viewBox="0 0 1120 2106" draw:points="1120,0 714,0 0,401 0,1103 714,2106 1120,2106"><text:p/></draw:polyline></draw:g><draw:frame draw:style-name="gr11" draw:text-style-name="P80" svg:width="5.016cm" svg:height="0.574cm" svg:x="7.985cm" svg:y="6.72cm"><draw:text-box><text:p text:style-name="P73"><text:span text:style-name="T281">Se in facciata, vista in sezione orizzontale</text:span></text:p><text:p text:style-name="P73"><text:span text:style-name="T281">Se in copertura, vista in sezione verticale</text:span></text:p></draw:text-box></draw:frame><draw:g draw:style-name="gr2"><draw:polygon draw:style-name="gr3" draw:text-style-name="P68" svg:width="2.652cm" svg:height="1.704cm" draw:transform="rotate (1.5707963267949) translate (4.27511765941764cm 7.18533742178439cm)" svg:viewBox="0 0 2653 1705" draw:points="0,1404 1224,1404 1224,1705 1735,1705 1735,1203 2653,401 2347,0 1224,902 0,902"><text:p/></draw:polygon><draw:polyline draw:style-name="gr5" draw:text-style-name="P70" svg:width="2.669cm" svg:height="1.704cm" draw:transform="rotate (1.5707963267949) translate (4.27511765941764cm 7.18433742178432cm)" svg:viewBox="0 0 2670 1705" draw:points="0,1404 1232,1404 1232,1705 1742,1705 1752,1203 2670,401 2364,0 1232,902 0,902"><text:p/></draw:polyline><draw:polyline draw:style-name="gr5" draw:text-style-name="P70" svg:width="0.901cm" svg:height="0.509cm" draw:transform="rotate (-3.14159265358979) translate (7.68450783003277cm 5.95382137430767cm)" svg:viewBox="0 0 902 510" draw:points="0,0 902,0 902,510 0,510"><text:p/></draw:polyline><draw:g draw:style-name="gr2"><draw:line draw:style-name="gr5" draw:text-style-name="P70" svg:x1="6.782cm" svg:y1="5.851cm" svg:x2="5.98cm" svg:y2="5.851cm"><text:p/></draw:line><draw:line draw:style-name="gr5" draw:text-style-name="P70" svg:x1="6.782cm" svg:y1="5.75cm" svg:x2="5.98cm" svg:y2="5.75cm"><text:p/></draw:line></draw:g><draw:g draw:style-name="gr2"><draw:polyline draw:style-name="gr5" draw:text-style-name="P70" svg:width="0.428cm" svg:height="0.519cm" draw:transform="skewX (-0.0167551608191455) rotate (-0.968832267782053) translate (3.98736617722065cm 3.50290487926303cm)" svg:viewBox="0 0 429 520" draw:points="17,520 429,504 428,0 0,16"><text:p/></draw:polyline><draw:g draw:style-name="gr2"><draw:line draw:style-name="gr5" draw:text-style-name="P70" svg:x1="4.362cm" svg:y1="4.759cm" svg:x2="3.902cm" svg:y2="4.091cm"><text:p/></draw:line><draw:line draw:style-name="gr5" draw:text-style-name="P70" svg:x1="4.444cm" svg:y1="4.701cm" svg:x2="3.984cm" svg:y2="4.033cm"><text:p/></draw:line></draw:g></draw:g><draw:frame draw:style-name="gr12" draw:text-style-name="P74" svg:width="1.405cm" svg:height="0.842cm" svg:x="4.614cm" svg:y="4.565cm"><draw:text-box><text:p text:style-name="P73"><text:span text:style-name="T282">α</text:span></text:p></draw:text-box></draw:frame><draw:custom-shape draw:style-name="gr13" draw:text-style-name="P81" svg:width="0.703cm" svg:height="0.715cm" svg:x="5.14cm" svg:y="5.083cm"><text:p/><draw:enhanced-geometry draw:glue-point-type="segments" draw:type="mso-spt100" draw:modifiers="0.516164229764837 -133.495293846497"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14" draw:text-style-name="P74" svg:width="1.405cm" svg:height="0.844cm" svg:x="11.217cm" svg:y="3.647cm"><draw:text-box><text:p text:style-name="P73"><text:span text:style-name="T282">α</text:span></text:p></draw:text-box></draw:frame><draw:polyline draw:style-name="gr10" draw:text-style-name="P78" svg:width="1.383cm" svg:height="1.765cm" draw:transform="rotate (-1.5707963267949) translate (6.12822149332845cm 4.32746506641182cm)" svg:viewBox="0 0 1384 1766" draw:points="1384,0 1027,6 0,1452 248,1766"><text:p/></draw:polyline><draw:polyline draw:style-name="gr8" draw:text-style-name="P75" svg:width="1.225cm" svg:height="1.534cm" draw:transform="rotate (1.5707963267949) translate (4.44458440613351cm 5.7467590632097cm)" svg:viewBox="0 0 1226 1535" draw:points="1049,0 1226,227 316,1019 299,1535 0,1535"><text:p/></draw:polyline></draw:g><draw:g draw:style-name="gr2"><draw:polygon draw:style-name="gr3" draw:text-style-name="P68" svg:width="1.734cm" svg:height="1.904cm" draw:transform="rotate (1.5707963267949) translate (10.3177603559255cm 6.24869141384441cm)" svg:viewBox="0 0 1735 1905" draw:points="0,1604 1224,1604 1224,1905 1735,1905 1735,1350 1132,0 727,201 1132,1103 0,1103"><text:p/></draw:polygon><draw:polyline draw:style-name="gr5" draw:text-style-name="P70" svg:width="1.743cm" svg:height="1.904cm" draw:transform="rotate (1.5707963267949) translate (10.3177603559255cm 6.24869141384441cm)" svg:viewBox="0 0 1744 1905" draw:points="0,1604 1224,1604 1224,1905 1735,1905 1744,1304 1132,0 723,201 1132,1103 0,1103"><text:p/></draw:polyline><draw:polyline draw:style-name="gr5" draw:text-style-name="P70" svg:width="0.901cm" svg:height="0.509cm" draw:transform="rotate (-3.14159265358979) translate (13.927702889518cm 5.02431754725613cm)" svg:viewBox="0 0 902 510" draw:points="0,0 902,0 902,510 0,510"><text:p/></draw:polyline><draw:g draw:style-name="gr2"><draw:line draw:style-name="gr5" draw:text-style-name="P70" svg:x1="13.025cm" svg:y1="4.922cm" svg:x2="12.223cm" svg:y2="4.922cm"><text:p/></draw:line><draw:line draw:style-name="gr5" draw:text-style-name="P70" svg:x1="13.025cm" svg:y1="4.819cm" svg:x2="12.223cm" svg:y2="4.819cm"><text:p/></draw:line></draw:g><draw:g draw:style-name="gr2"><draw:polyline draw:style-name="gr5" draw:text-style-name="P70" svg:width="0.906cm" svg:height="0.507cm" draw:transform="skewX (0.015707963267949) rotate (0.527613032877886) translate (8.7875735894387cm 5.92613067660381cm)" svg:viewBox="0 0 907 508" draw:points="0,508 907,508 906,0 0,0"><text:p/></draw:polyline><draw:g draw:style-name="gr2"><draw:line draw:style-name="gr5" draw:text-style-name="P70" svg:x1="10.466cm" svg:y1="5.417cm" svg:x2="9.77cm" svg:y2="5.822cm"><text:p/></draw:line><draw:line draw:style-name="gr5" draw:text-style-name="P70" svg:x1="10.416cm" svg:y1="5.33cm" svg:x2="9.72cm" svg:y2="5.735cm"><text:p/></draw:line></draw:g></draw:g><draw:custom-shape draw:style-name="gr13" draw:text-style-name="P81" svg:width="0.703cm" svg:height="0.715cm" svg:x="11.312cm" svg:y="4.143cm"><text:p/><draw:enhanced-geometry draw:glue-point-type="segments" draw:type="mso-spt100" draw:modifiers="0.516164229764837 155.740006518161"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polyline draw:style-name="gr8" draw:text-style-name="P75" svg:width="0.824cm" svg:height="1.878cm" draw:transform="rotate (1.5707963267949) translate (10.3177603559255cm 5.33041101390317cm)" svg:viewBox="0 0 825 1879" draw:points="0,98 213,0 825,1351 825,1879 492,1879"><text:p/></draw:polyline><draw:polyline draw:style-name="gr10" draw:text-style-name="P78" svg:width="1.057cm" svg:height="2.266cm" draw:transform="rotate (-1.5707963267949) translate (12.3583806492202cm 4.32746506641182cm)" svg:viewBox="0 0 1058 2267" draw:points="465,0 0,0 0,663 714,2267 1058,2076"><text:p/></draw:polyline></draw:g></draw:g><text:span text:style-name="T154">Illustrazione</text:span><text:span text:style-name="T156"> </text:span><text:span text:style-name="T156"><text:sequence text:ref-name="refIllustration2" text:name="Illustration" text:formula="ooow:Illustration+1" style:num-format="1">V.14-3</text:sequence></text:span><text:span text:style-name="T156">: </text:span><text:span text:style-name="T158">Esempi di f</text:span><text:span text:style-name="T156">ascia di separazione verticale </text:span><text:span text:style-name="T157">in facciata</text:span><text:span text:style-name="T156"> o in copertura</text:span></text:p></draw:text-box></draw:frame><text:span text:style-name="T44">In facciata, l</text:span><text:span text:style-name="T41">a </text:span><text:span text:style-name="Emphasis"><text:span text:style-name="T41">fascia di separazione orizzontale</text:span></text:span><text:span text:style-name="T41"> tra compartimenti limita la propagazione verticale dell’incendio </text:span><text:span text:style-name="T45">ed</text:span><text:span text:style-name="T41"> </text:span><text:span text:style-name="T45">è</text:span><text:span text:style-name="T41"> realizzata </text:span><text:span text:style-name="T46">garantendo uno </text:span><text:span text:style-name="T78">sviluppo</text:span><text:span text:style-name="T79"> </text:span><text:span text:style-name="T85">≥ </text:span><text:span text:style-name="T114">1,00 m </text:span><text:span text:style-name="T123">in totale </text:span><text:span text:style-name="T122">(</text:span><text:span text:style-name="T115">illustrazione </text:span><text:span text:style-name="T115"><text:sequence-ref text:reference-format="value" text:ref-name="refIllustration1">V.14-2</text:sequence-ref></text:span><text:span text:style-name="T116">, </text:span><text:span text:style-name="T117">vista in sezione </text:span><text:span text:style-name="T118">verticale</text:span><text:span text:style-name="T117">).</text:span></text:p>
        </text:list-item>
        <text:list-item>
          <text:p text:style-name="P47"><text:soft-page-break/><text:span text:style-name="T64">In facciata, </text:span><text:span text:style-name="T44">l</text:span><text:span text:style-name="T41">a </text:span><text:span text:style-name="Emphasis"><text:span text:style-name="T41">fascia di separazione </text:span></text:span><text:span text:style-name="Emphasis"><text:span text:style-name="T80">verticale</text:span></text:span><text:span text:style-name="T41"> tra compartimenti limita la propagazione </text:span><text:span text:style-name="T47">orizzontale</text:span><text:span text:style-name="T41"> dell’incendio </text:span><text:span text:style-name="T45">ed è</text:span><text:span text:style-name="T115"> realizzata </text:span><text:span text:style-name="T119">garantendo uno </text:span><text:span text:style-name="T124">sviluppo</text:span><text:span text:style-name="T125"> </text:span><text:span text:style-name="T85">≥ </text:span><text:span text:style-name="T114">1,00 m </text:span><text:span text:style-name="T122">(</text:span><text:span text:style-name="T115">illustrazione </text:span><text:span text:style-name="T116"><text:sequence-ref text:reference-format="value" text:ref-name="refIllustration2">V.14-3</text:sequence-ref></text:span><text:span text:style-name="T116">, </text:span><text:span text:style-name="T117">vista in sezione </text:span><text:span text:style-name="T118">orizzontale</text:span><text:span text:style-name="T117">).</text:span></text:p>
          <text:p text:style-name="P47"><text:span text:style-name="T46">Se</text:span><text:span text:style-name="T242"> la separazione forma un diedro di angolo </text:span><text:span text:style-name="T193">α </text:span><text:span text:style-name="T194">&lt; </text:span><text:span text:style-name="T87">9</text:span><text:span text:style-name="T194">0°, </text:span><text:span text:style-name="T88">lo </text:span><text:span text:style-name="T124">sviluppo </text:span><text:span text:style-name="T119">deve avere larghezza </text:span><text:span text:style-name="T85">≥</text:span><text:span text:style-name="T194"> </text:span><text:span text:style-name="T195">1,</text:span><text:span text:style-name="T196">00</text:span><text:span text:style-name="T195"> + (</text:span><text:span text:style-name="T194">d</text:span><text:span text:style-name="T235">S.3</text:span><text:span text:style-name="T89"> - </text:span><text:span text:style-name="T87">1)</text:span><text:span text:style-name="T89"> · cos </text:span><text:span text:style-name="T90">α, </text:span><text:span text:style-name="T88">espressa</text:span><text:span text:style-name="T90"> </text:span><text:span text:style-name="T88">in metri</text:span><text:span text:style-name="T90">, </text:span>con <text:span text:style-name="T243">d</text:span><text:span text:style-name="T236">S.3</text:span><text:span text:style-name="T243"> </text:span><text:span text:style-name="Emphasis"><text:span text:style-name="T243">distanza di separazione</text:span></text:span><text:span text:style-name="T243"> </text:span><text:span text:style-name="T244">tra i compartimenti </text:span><text:span text:style-name="T226">in metri </text:span><text:span text:style-name="T243">calcolata secondo </text:span><text:span text:style-name="T48">paragrafo </text:span><text:span text:style-name="T49">S.3.11</text:span><text:span text:style-name="T243">.</text:span></text:p>
        </text:list-item>
        <text:list-item>
          <text:p text:style-name="P47"><text:span text:style-name="T120">In copertura, l</text:span><text:span text:style-name="T115">a </text:span><text:span text:style-name="Emphasis"><text:span text:style-name="T115">fascia di separazione</text:span></text:span><text:span text:style-name="T115"> tra compartimenti limita la propagazione </text:span><text:span text:style-name="T116">orizzontale</text:span><text:span text:style-name="T115"> dell’incendio </text:span><text:span text:style-name="T121">ed</text:span><text:span text:style-name="T115"> </text:span><text:span text:style-name="T121">è</text:span><text:span text:style-name="T115"> realizzata </text:span><text:span text:style-name="T119">garantendo uno </text:span><text:span text:style-name="T124">sviluppo</text:span><text:span text:style-name="T125"> </text:span><text:span text:style-name="T85">≥ </text:span><text:span text:style-name="T114">1,00 m </text:span><text:span text:style-name="T122">(</text:span><text:span text:style-name="T115">illustrazione </text:span><text:span text:style-name="T116"><text:sequence-ref text:reference-format="value" text:ref-name="refIllustration2">V.14-3</text:sequence-ref></text:span><text:span text:style-name="T116">, </text:span><text:span text:style-name="T117">vista in sezione </text:span><text:span text:style-name="T118">verticale</text:span><text:span text:style-name="T117">).</text:span></text:p>
        </text:list-item>
      </text:list>
      <text:h text:style-name="Heading_20_3" text:outline-level="3"><text:bookmark-start text:name="__RefHeading___Toc2953_3386002575"/>Verifica dei requisiti di resistenza al fuoco<text:bookmark-end text:name="__RefHeading___Toc2953_3386002575"/></text:h>
      <text:list xml:id="list132223435636244" text:continue-list="list132223229713326" text:style-name="EG_20_All_20_commi">
        <text:list-item text:start-value="1">
          <text:p text:style-name="P47">La <text:span text:style-name="Emphasis">fascia </text:span><text:span text:style-name="Emphasis"><text:span text:style-name="T203">di </text:span></text:span><text:span text:style-name="Emphasis"><text:span text:style-name="T75">separazione</text:span></text:span> per la quale è previsto il requisito di resistenza al fuoco <text:span text:style-name="T32">può essere</text:span> verificata sperimentalmente secondo le seguenti <text:span text:style-name="T35">norme</text:span>:</text:p>
          <text:list>
            <text:list-item>
              <text:p text:style-name="P47">EN 1364-1, per facciate semplici poggianti sui solai;</text:p>
            </text:list-item>
            <text:list-item>
              <text:p text:style-name="P47">EN 1364-4, nel caso in cui la facciata di tipo <text:span text:style-name="T127">curtain walling</text:span> abbia una fascia di separazione che non includa anche le vetrate. In tal caso, il requisito di resistenza al fuoco può essere garantito per lo sviluppo della facciata facente parte della fascia di separazione;</text:p>
            </text:list-item>
            <text:list-item>
              <text:p text:style-name="P47">EN 1364-3, nel caso in cui la facciata di tipo <text:span text:style-name="T127">curtain walling</text:span> abbia una fascia di separazione che includa anche le vetrate. In tal caso, il requisito di resistenza al fuoco deve essere garantito per tutto lo sviluppo della facciata;</text:p>
            </text:list-item>
            <text:list-item>
              <text:p text:style-name="P62">EN 1366-4 per <text:span text:style-name="T276">s</text:span>igillature dei giunti lineari.</text:p>
            </text:list-item>
          </text:list>
        </text:list-item>
      </text:list>
      <text:list xml:id="list132222771431478" text:continue-list="list132222832301144" text:style-name="EG_20_All_20_nota_20_auto">
        <text:list-item>
          <text:p text:style-name="P24">La norma di classificazione EN 13501-2 fornisce la procedura di classificazione delle facciate semplici e <text:span text:style-name="Emphasis">curtain wall</text:span><text:span text:style-name="Emphasis"><text:span text:style-name="T226">ing</text:span></text:span> secondo i criteri E, I con i suffissi “i” (<text:span text:style-name="T127">inside</text:span>) e “o” (<text:span text:style-name="T127">outside</text:span>) legati da una freccia per indicare il verso di esposizione al fuoco, nonché il suffisso “ef” nel caso in cu<text:span text:style-name="T206">i</text:span> la classificazione si<text:span text:style-name="T206">a</text:span> resa nei confronti dell’esposizione al fuoco esterno, cosi come definito al capitolo S.2. La norma di classificazione EN 13501-2 fornisce altresì le indicazioni circa le norme per le applicazioni estese dei risultati di prova (EXAP) che dovessero rendersi disponibili.</text:p>
        </text:list-item>
      </text:list>
      <text:list xml:id="list132222748517230" text:continue-list="list132223435636244" text:style-name="EG_20_All_20_commi">
        <text:list-item>
          <text:p text:style-name="P47">Per <text:span text:style-name="T245">f</text:span>acciat<text:span text:style-name="T245">e semplici poggiate sui solai</text:span> realizzati con elementi pesanti in calcestruzzo, pietra o muratura, <text:span text:style-name="T50">oppure</text:span> costituiti da materiali poco deformabili alle alte temperature, la verifica ai fini della classificazione di resistenza al fuoco pu<text:span text:style-name="T246">ò</text:span> essere eseguita facendo ricorso a<text:span text:style-name="T205">i metodi di</text:span> cui al capitolo S.2.</text:p>
        </text:list-item>
      </text:list>
      <text:list xml:id="list132222969702258" text:continue-list="list132222771431478" text:style-name="EG_20_All_20_nota_20_auto">
        <text:list-item>
          <text:p text:style-name="P24">Al tale proposito si rammenta che il requisito E<text:span text:style-name="T246">I </text:span><text:span text:style-name="T126">3</text:span>0 di una parete garantisce automaticamente anche il requisito E <text:span text:style-name="T126">3</text:span>0-ef oppure E <text:span text:style-name="T126">3</text:span>0-i.</text:p>
        </text:list-item>
        <text:list-item>
          <text:p text:style-name="P24">Per gli elementi di facciata realizzati con elementi di tipo leggero sono al momento indisponibili soluzioni basate su calcoli o riferimento a tabelle.</text:p>
        </text:list-item>
      </text:list>
      <text:list xml:id="list132223012824319" text:continue-list="list132222748517230" text:style-name="EG_20_All_20_commi">
        <text:list-item>
          <text:p text:style-name="P46">Per gli elementi strutturali la verifica ai fini della classificazione R <text:span text:style-name="T1">3</text:span>0-ef può essere eseguita facendo ricorso ai metodi di cui al capitolo S.2.</text:p>
        </text:list-item>
        <text:list-item>
          <text:p text:style-name="P63"><text:span text:style-name="T126">Le sigillature tra la facciata continua (</text:span><text:span text:style-name="Emphasis"><text:span text:style-name="T126">curtain walling</text:span></text:span><text:span text:style-name="T126">) e la costruzione possono essere verificate secondo la norma <text:s/>EN 1364-4.</text:span></text:p>
        </text:list-item>
      </text:list>
      <text:h text:style-name="P36" text:outline-level="3"><text:bookmark-start text:name="__RefHeading___Toc2230_4239823283"/>Riferimenti<text:bookmark-end text:name="__RefHeading___Toc2230_4239823283"/></text:h>
      <text:list xml:id="list132224647324368" text:continue-list="list132223012824319" text:style-name="EG_20_All_20_commi">
        <text:list-item text:start-value="1">
          <text:p text:style-name="Text_20_body"><text:span text:style-name="T52">“</text:span><text:span text:style-name="T81">Development of a European approach to assess the fire performance of facades</text:span><text:span text:style-name="T52">”, European Commission, 2018;</text:span></text:p>
        </text:list-item>
        <text:list-item>
          <text:p text:style-name="Text_20_body"><text:span text:style-name="T52">J</text:span> Andersson, L Boström, <text:span text:style-name="T52">R</text:span> <text:span text:style-name="T52">J</text:span> McNamee, “<text:span text:style-name="T127">Fire Safety of Facades</text:span>”, <text:span text:style-name="T249">Brandforsk, 2017;</text:span></text:p>
        </text:list-item>
        <text:list-item>
          <text:p text:style-name="Text_20_body">Y Martin, S Eeckhout, L Lassoie, E Winnepenninckx, B Deschoolmeester, “<text:span text:style-name="T127">Fire safety of multi-storey building facades</text:span>”, <text:span text:style-name="T249">BBRI, 2017;</text:span></text:p>
        </text:list-item>
        <text:list-item>
          <text:p text:style-name="Text_20_body"><text:span text:style-name="T248">M J Rukavina, M Carević, I B Pečur, “</text:span><text:span text:style-name="T131">Fire protection of façades</text:span><text:span text:style-name="T248">”, University of Zagreb, 2017;</text:span></text:p>
        </text:list-item>
        <text:list-item>
          <text:p text:style-name="Text_20_body">M M Hirschler, “<text:span text:style-name="T127">Façade requirements in the 2021 edition of the US International Building Code</text:span>”, Fire and Materials. 2020.</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2" svg:font-family="'Lohit Devanagari'"/>
    <style:font-face style:name="Liberation Serif2" svg:font-family="'Liberation Serif'" style:font-family-generic="roman"/>
    <style:font-face style:name="Liberation Serif3" svg:font-family="'Liberation Serif'" style:font-adornments="Standard" style:font-family-generic="roman"/>
    <style:font-face style:name="Liberation Sans5" svg:font-family="'Liberation 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ans6" svg:font-family="'Liberation Sans'" style:font-pitch="variable"/>
    <style:font-face style:name="Liberation Sans3" svg:font-family="'Liberation Sans'" style:font-adornments="Standard" style:font-pitch="variable"/>
    <style:font-face style:name="Liberation Serif1" svg:font-family="'Liberation Serif'"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4" svg:font-family="'Liberation Sans'" style:font-adornments="Regular" style:font-family-generic="swiss" style:font-pitch="variable"/>
    <style:font-face style:name="Liberation Sans2" svg:font-family="'Liberation Sans'" style:font-adornments="Standard" style:font-family-generic="swiss" style:font-pitch="variable"/>
    <style:font-face style:name="Liberation Serif4" svg:font-family="'Liberation Serif'" style:font-family-generic="swiss" style:font-pitch="variable"/>
    <style:font-face style:name="Lohit Devanagari1" svg:font-family="'Lohit Devanagari'" style:font-family-generic="swiss" style:font-pitch="variable"/>
    <style:font-face style:name="WenQuanYi Zen Hei Sharp" svg:font-family="'WenQuanYi Zen Hei Sharp'"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ource Han Sans CN Regular" svg:font-family="'Source Han Sans CN Regular'" style:font-family-generic="system" style:font-pitch="variable"/>
    <style:font-face style:name="WenQuanYi Zen Hei Sharp1" svg:font-family="'WenQuanYi Zen Hei Sharp'" style:font-family-generic="system" style:font-pitch="variable"/>
  </office:font-face-decls>
  <office:styles>
    <draw:gradient draw:name="Gradient_20_10" draw:display-name="Gradient 10" draw:style="linear" draw:start-color="#3465a4" draw:end-color="#ffffff" draw:start-intensity="100%" draw:end-intensity="100%" draw:angle="0deg" draw:border="0%"/>
    <draw:gradient draw:name="Gradient_20_14" draw:display-name="Gradient 14" draw:style="linear" draw:start-color="#3465a4" draw:end-color="#ffffff" draw:start-intensity="100%" draw:end-intensity="100%" draw:angle="0deg" draw:border="0%"/>
    <draw:gradient draw:name="Gradient_20_17" draw:display-name="Gradient 17" draw:style="linear" draw:start-color="#3465a4" draw:end-color="#ffffff" draw:start-intensity="100%" draw:end-intensity="100%" draw:angle="0deg" draw:border="0%"/>
    <draw:gradient draw:name="Gradient_20_18" draw:display-name="Gradient 18" draw:style="linear" draw:start-color="#3465a4" draw:end-color="#ffffff" draw:start-intensity="100%" draw:end-intensity="100%" draw:angle="0deg" draw:border="0%"/>
    <draw:gradient draw:name="Gradient_20_19" draw:display-name="Gradient 19" draw:style="linear" draw:start-color="#3465a4" draw:end-color="#ffffff" draw:start-intensity="100%" draw:end-intensity="100%" draw:angle="0deg" draw:border="0%"/>
    <draw:gradient draw:name="Gradient_20_7" draw:display-name="Gradient 7" draw:style="linear" draw:start-color="#3465af" draw:end-color="#ffffff" draw:start-intensity="100%" draw:end-intensity="100%" draw:angle="0deg" draw:border="0%"/>
    <draw:hatch draw:name="Black_20_45_20_Degrees" draw:display-name="Black 45 Degrees" draw:style="single" draw:color="#000000" draw:distance="0.058cm" draw:rotation="450"/>
    <draw:hatch draw:name="Hatching_20_46" draw:display-name="Hatching 46" draw:style="single" draw:color="#3465af" draw:distance="0.011cm" draw:rotation="0"/>
    <draw:hatch draw:name="Hatching_20_47" draw:display-name="Hatching 47" draw:style="single" draw:color="#3465a4" draw:distance="0.011cm" draw:rotation="0"/>
    <draw:hatch draw:name="Hatching_20_48" draw:display-name="Hatching 48" draw:style="single" draw:color="#3465a4" draw:distance="0.011cm" draw:rotation="0"/>
    <draw:hatch draw:name="Hatching_20_49" draw:display-name="Hatching 49" draw:style="single" draw:color="#3465a4" draw:distance="0.011cm" draw:rotation="0"/>
    <draw:hatch draw:name="Hatching_20_50" draw:display-name="Hatching 50" draw:style="single" draw:color="#3465a4" draw:distance="0.011cm" draw:rotation="0"/>
    <draw:hatch draw:name="Hatching_20_51" draw:display-name="Hatching 51" draw:style="single" draw:color="#3465a4" draw:distance="0.011cm" draw:rotation="0"/>
    <draw:hatch draw:name="Hatching_20_52" draw:display-name="Hatching 52" draw:style="single" draw:color="#3465a4" draw:distance="0.011cm" draw:rotation="0"/>
    <draw:hatch draw:name="Hatching_20_53" draw:display-name="Hatching 53" draw:style="single" draw:color="#3465a4" draw:distance="0.011cm" draw:rotation="0"/>
    <draw:hatch draw:name="Hatching_20_54" draw:display-name="Hatching 54" draw:style="single" draw:color="#3465a4" draw:distance="0.011cm" draw:rotation="0"/>
    <draw:hatch draw:name="Hatching_20_55" draw:display-name="Hatching 55" draw:style="single" draw:color="#3465a4" draw:distance="0.011cm" draw:rotation="0"/>
    <draw:hatch draw:name="Hatching_20_56" draw:display-name="Hatching 56" draw:style="single" draw:color="#3465a4" draw:distance="0.011cm" draw:rotation="0"/>
    <draw:hatch draw:name="Hatching_20_57" draw:display-name="Hatching 57" draw:style="single" draw:color="#3465a4" draw:distance="0.011cm" draw:rotation="0"/>
    <draw:hatch draw:name="Hatching_20_58" draw:display-name="Hatching 58" draw:style="single" draw:color="#3465a4" draw:distance="0.011cm" draw:rotation="0"/>
    <draw:hatch draw:name="Hatching_20_59" draw:display-name="Hatching 59" draw:style="single" draw:color="#3465a4" draw:distance="0.011cm" draw:rotation="0"/>
    <draw:hatch draw:name="Hatching_20_60" draw:display-name="Hatching 60" draw:style="single" draw:color="#3465a4" draw:distance="0.011cm" draw:rotation="0"/>
    <draw:hatch draw:name="Hatching_20_61" draw:display-name="Hatching 61" draw:style="single" draw:color="#3465a4" draw:distance="0.011cm" draw:rotation="0"/>
    <draw:hatch draw:name="Hatching_20_62" draw:display-name="Hatching 62" draw:style="single" draw:color="#3465a4" draw:distance="0.011cm" draw:rotation="0"/>
    <draw:hatch draw:name="Hatching_20_63" draw:display-name="Hatching 63" draw:style="single" draw:color="#3465a4" draw:distance="0.011cm" draw:rotation="0"/>
    <draw:hatch draw:name="Hatching_20_64" draw:display-name="Hatching 64" draw:style="single" draw:color="#3465a4" draw:distance="0.011cm" draw:rotation="0"/>
    <draw:hatch draw:name="Hatching_20_65" draw:display-name="Hatching 65" draw:style="single" draw:color="#3465a4" draw:distance="0.011cm" draw:rotation="0"/>
    <draw:hatch draw:name="Hatching_20_66" draw:display-name="Hatching 66" draw:style="single" draw:color="#3465a4" draw:distance="0.011cm" draw:rotation="0"/>
    <draw:hatch draw:name="Hatching_20_67" draw:display-name="Hatching 67" draw:style="single" draw:color="#3465a4" draw:distance="0.011cm" draw:rotation="0"/>
    <draw:hatch draw:name="Hatching_20_68" draw:display-name="Hatching 68" draw:style="single" draw:color="#3465a4" draw:distance="0.011cm" draw:rotation="0"/>
    <draw:hatch draw:name="Hatching_20_69" draw:display-name="Hatching 69" draw:style="single" draw:color="#3465a4" draw:distance="0.011cm" draw:rotation="0"/>
    <draw:hatch draw:name="Hatching_20_70" draw:display-name="Hatching 70" draw:style="single" draw:color="#3465a4" draw:distance="0.011cm" draw:rotation="0"/>
    <draw:hatch draw:name="Hatching_20_71" draw:display-name="Hatching 71" draw:style="single" draw:color="#3465a4" draw:distance="0.011cm" draw:rotation="0"/>
    <draw:hatch draw:name="Hatching_20_72" draw:display-name="Hatching 72" draw:style="single" draw:color="#3465a4" draw:distance="0.011cm" draw:rotation="0"/>
    <draw:hatch draw:name="Hatching_20_73" draw:display-name="Hatching 73" draw:style="single" draw:color="#3465a4" draw:distance="0.011cm" draw:rotation="0"/>
    <draw:hatch draw:name="Hatching_20_74" draw:display-name="Hatching 74" draw:style="single" draw:color="#3465a4" draw:distance="0.011cm" draw:rotation="0"/>
    <draw:hatch draw:name="Hatching_20_75" draw:display-name="Hatching 75" draw:style="single" draw:color="#3465a4" draw:distance="0.011cm" draw:rotation="0"/>
    <draw:hatch draw:name="Hatching_20_76" draw:display-name="Hatching 76" draw:style="single" draw:color="#3465a4" draw:distance="0.011cm" draw:rotation="0"/>
    <draw:hatch draw:name="Hatching_20_77" draw:display-name="Hatching 77" draw:style="single" draw:color="#3465a4" draw:distance="0.011cm" draw:rotation="0"/>
    <draw:hatch draw:name="Hatching_20_78" draw:display-name="Hatching 78" draw:style="single" draw:color="#3465a4" draw:distance="0.011cm" draw:rotation="0"/>
    <draw:hatch draw:name="Hatching_20_79" draw:display-name="Hatching 79" draw:style="single" draw:color="#3465a4" draw:distance="0.011cm" draw:rotation="0"/>
    <draw:hatch draw:name="Hatching_20_80" draw:display-name="Hatching 80" draw:style="single" draw:color="#3465a4" draw:distance="0.011cm" draw:rotation="0"/>
    <draw:hatch draw:name="Hatching_20_81" draw:display-name="Hatching 81" draw:style="single" draw:color="#3465a4" draw:distance="0.011cm" draw:rotation="0"/>
    <draw:hatch draw:name="Hatching_20_82" draw:display-name="Hatching 82" draw:style="single" draw:color="#3465a4" draw:distance="0.011cm" draw:rotation="0"/>
    <draw:hatch draw:name="Hatching_20_83" draw:display-name="Hatching 83" draw:style="single" draw:color="#3465a4" draw:distance="0.011cm" draw:rotation="0"/>
    <draw:hatch draw:name="Hatching_20_84" draw:display-name="Hatching 84" draw:style="single" draw:color="#3465a4" draw:distance="0.011cm" draw:rotation="0"/>
    <draw:hatch draw:name="Hatching_20_85" draw:display-name="Hatching 85" draw:style="single" draw:color="#3465a4" draw:distance="0.011cm" draw:rotation="0"/>
    <draw:fill-image draw:name="Bitmap_20_1" draw:display-name="Bitmap 1" xlink:href="Pictures/1000000000000020000000204B249CA79A42C6D7.png" xlink:type="simple" xlink:show="embed" xlink:actuate="onLoad"/>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 draw:display-name="Dashed (var)" draw:style="rect" draw:dots1="1" draw:dots1-length="112%" draw:distance="72%"/>
    <draw:stroke-dash draw:name="Dashed_20__28_var_29__20_10" draw:display-name="Dashed (var) 10"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87" draw:display-name="Dashed (var) 587" draw:style="rect" draw:dots1="1" draw:dots1-length="0.011cm" draw:dots2="1" draw:dots2-length="0.011cm" draw:distance="0.011cm"/>
    <draw:stroke-dash draw:name="Dashed_20__28_var_29__20_588" draw:display-name="Dashed (var) 588" draw:style="rect" draw:dots1="1" draw:dots1-length="0.011cm" draw:dots2="1" draw:dots2-length="0.011cm" draw:distance="0.011cm"/>
    <draw:stroke-dash draw:name="Dashed_20__28_var_29__20_589" draw:display-name="Dashed (var) 589" draw:style="rect" draw:dots1="1" draw:dots1-length="0.011cm" draw:dots2="1" draw:dots2-length="0.011cm" draw:distance="0.011cm"/>
    <draw:stroke-dash draw:name="Dashed_20__28_var_29__20_590" draw:display-name="Dashed (var) 590" draw:style="rect" draw:dots1="1" draw:dots1-length="0.011cm" draw:dots2="1" draw:dots2-length="0.011cm" draw:distance="0.011cm"/>
    <draw:stroke-dash draw:name="Dashed_20__28_var_29__20_591" draw:display-name="Dashed (var) 591" draw:style="rect" draw:dots1="1" draw:dots1-length="0.011cm" draw:dots2="1" draw:dots2-length="0.011cm" draw:distance="0.011cm"/>
    <draw:stroke-dash draw:name="Dashed_20__28_var_29__20_592" draw:display-name="Dashed (var) 592" draw:style="rect" draw:dots1="1" draw:dots1-length="0.011cm" draw:dots2="1" draw:dots2-length="0.011cm" draw:distance="0.011cm"/>
    <draw:stroke-dash draw:name="Dashed_20__28_var_29__20_593" draw:display-name="Dashed (var) 593" draw:style="rect" draw:dots1="1" draw:dots1-length="0.011cm" draw:dots2="1" draw:dots2-length="0.011cm" draw:distance="0.011cm"/>
    <draw:stroke-dash draw:name="Dashed_20__28_var_29__20_594" draw:display-name="Dashed (var) 594" draw:style="rect" draw:dots1="1" draw:dots1-length="0.011cm" draw:dots2="1" draw:dots2-length="0.011cm" draw:distance="0.011cm"/>
    <draw:stroke-dash draw:name="Dashed_20__28_var_29__20_595" draw:display-name="Dashed (var) 595" draw:style="rect" draw:dots1="1" draw:dots1-length="0.011cm" draw:dots2="1" draw:dots2-length="0.011cm" draw:distance="0.011cm"/>
    <draw:stroke-dash draw:name="Dashed_20__28_var_29__20_596" draw:display-name="Dashed (var) 596" draw:style="rect" draw:dots1="1" draw:dots1-length="0.011cm" draw:dots2="1" draw:dots2-length="0.011cm" draw:distance="0.011cm"/>
    <draw:stroke-dash draw:name="Dashed_20__28_var_29__20_597" draw:display-name="Dashed (var) 597" draw:style="rect" draw:dots1="1" draw:dots1-length="0.011cm" draw:dots2="1" draw:dots2-length="0.011cm" draw:distance="0.011cm"/>
    <draw:stroke-dash draw:name="Dashed_20__28_var_29__20_598" draw:display-name="Dashed (var) 598" draw:style="rect" draw:dots1="1" draw:dots1-length="0.011cm" draw:dots2="1" draw:dots2-length="0.011cm" draw:distance="0.011cm"/>
    <draw:stroke-dash draw:name="Dashed_20__28_var_29__20_599" draw:display-name="Dashed (var) 59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0" draw:display-name="Dashed (var) 600" draw:style="rect" draw:dots1="1" draw:dots1-length="0.011cm" draw:dots2="1" draw:dots2-length="0.011cm" draw:distance="0.011cm"/>
    <draw:stroke-dash draw:name="Dashed_20__28_var_29__20_601" draw:display-name="Dashed (var) 601" draw:style="rect" draw:dots1="1" draw:dots1-length="0.011cm" draw:dots2="1" draw:dots2-length="0.011cm" draw:distance="0.011cm"/>
    <draw:stroke-dash draw:name="Dashed_20__28_var_29__20_602" draw:display-name="Dashed (var) 602" draw:style="rect" draw:dots1="1" draw:dots1-length="0.011cm" draw:dots2="1" draw:dots2-length="0.011cm" draw:distance="0.011cm"/>
    <draw:stroke-dash draw:name="Dashed_20__28_var_29__20_603" draw:display-name="Dashed (var) 603" draw:style="rect" draw:dots1="1" draw:dots1-length="0.011cm" draw:dots2="1" draw:dots2-length="0.011cm" draw:distance="0.011cm"/>
    <draw:stroke-dash draw:name="Dashed_20__28_var_29__20_604" draw:display-name="Dashed (var) 604" draw:style="rect" draw:dots1="1" draw:dots1-length="0.011cm" draw:dots2="1" draw:dots2-length="0.011cm" draw:distance="0.011cm"/>
    <draw:stroke-dash draw:name="Dashed_20__28_var_29__20_605" draw:display-name="Dashed (var) 605" draw:style="rect" draw:dots1="1" draw:dots1-length="0.011cm" draw:dots2="1" draw:dots2-length="0.011cm" draw:distance="0.011cm"/>
    <draw:stroke-dash draw:name="Dashed_20__28_var_29__20_606" draw:display-name="Dashed (var) 606" draw:style="rect" draw:dots1="1" draw:dots1-length="0.011cm" draw:dots2="1" draw:dots2-length="0.011cm" draw:distance="0.011cm"/>
    <draw:stroke-dash draw:name="Dashed_20__28_var_29__20_607" draw:display-name="Dashed (var) 607" draw:style="rect" draw:dots1="1" draw:dots1-length="0.011cm" draw:dots2="1" draw:dots2-length="0.011cm" draw:distance="0.011cm"/>
    <draw:stroke-dash draw:name="Dashed_20__28_var_29__20_608" draw:display-name="Dashed (var) 608" draw:style="rect" draw:dots1="1" draw:dots1-length="0.011cm" draw:dots2="1" draw:dots2-length="0.011cm" draw:distance="0.011cm"/>
    <draw:stroke-dash draw:name="Dashed_20__28_var_29__20_609" draw:display-name="Dashed (var) 609" draw:style="rect" draw:dots1="1" draw:dots1-length="0.011cm" draw:dots2="1" draw:dots2-length="0.011cm" draw:distance="0.011cm"/>
    <draw:stroke-dash draw:name="Dashed_20__28_var_29__20_610" draw:display-name="Dashed (var) 610" draw:style="rect" draw:dots1="1" draw:dots1-length="0.011cm" draw:dots2="1" draw:dots2-length="0.011cm" draw:distance="0.011cm"/>
    <draw:stroke-dash draw:name="Dashed_20__28_var_29__20_611" draw:display-name="Dashed (var) 611" draw:style="rect" draw:dots1="1" draw:dots1-length="0.011cm" draw:dots2="1" draw:dots2-length="0.011cm" draw:distance="0.011cm"/>
    <draw:stroke-dash draw:name="Dashed_20__28_var_29__20_612" draw:display-name="Dashed (var) 612" draw:style="rect" draw:dots1="1" draw:dots1-length="0.011cm" draw:dots2="1" draw:dots2-length="0.011cm" draw:distance="0.011cm"/>
    <draw:stroke-dash draw:name="Dashed_20__28_var_29__20_613" draw:display-name="Dashed (var) 613" draw:style="rect" draw:dots1="1" draw:dots1-length="0.011cm" draw:dots2="1" draw:dots2-length="0.011cm" draw:distance="0.011cm"/>
    <draw:stroke-dash draw:name="Dashed_20__28_var_29__20_614" draw:display-name="Dashed (var) 614" draw:style="rect" draw:dots1="1" draw:dots1-length="0.011cm" draw:dots2="1" draw:dots2-length="0.011cm" draw:distance="0.011cm"/>
    <draw:stroke-dash draw:name="Dashed_20__28_var_29__20_615" draw:display-name="Dashed (var) 615" draw:style="rect" draw:dots1="1" draw:dots1-length="0.011cm" draw:dots2="1" draw:dots2-length="0.011cm" draw:distance="0.011cm"/>
    <draw:stroke-dash draw:name="Dashed_20__28_var_29__20_616" draw:display-name="Dashed (var) 616" draw:style="rect" draw:dots1="1" draw:dots1-length="0.011cm" draw:dots2="1" draw:dots2-length="0.011cm" draw:distance="0.011cm"/>
    <draw:stroke-dash draw:name="Dashed_20__28_var_29__20_617" draw:display-name="Dashed (var) 617" draw:style="rect" draw:dots1="1" draw:dots1-length="0.011cm" draw:dots2="1" draw:dots2-length="0.011cm" draw:distance="0.011cm"/>
    <draw:stroke-dash draw:name="Dashed_20__28_var_29__20_618" draw:display-name="Dashed (var) 618" draw:style="rect" draw:dots1="1" draw:dots1-length="0.011cm" draw:dots2="1" draw:dots2-length="0.011cm" draw:distance="0.011cm"/>
    <draw:stroke-dash draw:name="Dashed_20__28_var_29__20_619" draw:display-name="Dashed (var) 619" draw:style="rect" draw:dots1="1" draw:dots1-length="0.011cm" draw:dots2="1" draw:dots2-length="0.011cm" draw:distance="0.011cm"/>
    <draw:stroke-dash draw:name="Dashed_20__28_var_29__20_620" draw:display-name="Dashed (var) 620" draw:style="rect" draw:dots1="1" draw:dots1-length="0.011cm" draw:dots2="1" draw:dots2-length="0.011cm" draw:distance="0.011cm"/>
    <draw:stroke-dash draw:name="Dashed_20__28_var_29__20_621" draw:display-name="Dashed (var) 621" draw:style="rect" draw:dots1="1" draw:dots1-length="0.011cm" draw:dots2="1" draw:dots2-length="0.011cm" draw:distance="0.011cm"/>
    <draw:stroke-dash draw:name="Dashed_20__28_var_29__20_622" draw:display-name="Dashed (var) 622" draw:style="rect" draw:dots1="1" draw:dots1-length="0.011cm" draw:dots2="1" draw:dots2-length="0.011cm" draw:distance="0.011cm"/>
    <draw:stroke-dash draw:name="Dashed_20__28_var_29__20_623" draw:display-name="Dashed (var) 623" draw:style="rect" draw:dots1="1" draw:dots1-length="0.011cm" draw:dots2="1" draw:dots2-length="0.011cm" draw:distance="0.011cm"/>
    <draw:stroke-dash draw:name="Dashed_20__28_var_29__20_624" draw:display-name="Dashed (var) 624" draw:style="rect" draw:dots1="1" draw:dots1-length="0.011cm" draw:dots2="1" draw:dots2-length="0.011cm" draw:distance="0.011cm"/>
    <draw:stroke-dash draw:name="Dashed_20__28_var_29__20_625" draw:display-name="Dashed (var) 625" draw:style="rect" draw:dots1="1" draw:dots1-length="0.011cm" draw:dots2="1" draw:dots2-length="0.011cm" draw:distance="0.011cm"/>
    <draw:stroke-dash draw:name="Dashed_20__28_var_29__20_626" draw:display-name="Dashed (var) 626" draw:style="rect" draw:dots1="1" draw:dots1-length="0.011cm" draw:dots2="1" draw:dots2-length="0.011cm" draw:distance="0.011cm"/>
    <draw:stroke-dash draw:name="Dashed_20__28_var_29__20_627" draw:display-name="Dashed (var) 627" draw:style="rect" draw:dots1="1" draw:dots1-length="0.011cm" draw:dots2="1" draw:dots2-length="0.011cm" draw:distance="0.011cm"/>
    <draw:stroke-dash draw:name="Dashed_20__28_var_29__20_628" draw:display-name="Dashed (var) 628" draw:style="rect" draw:dots1="1" draw:dots1-length="0.011cm" draw:dots2="1" draw:dots2-length="0.011cm" draw:distance="0.011cm"/>
    <draw:stroke-dash draw:name="Dashed_20__28_var_29__20_629" draw:display-name="Dashed (var) 629" draw:style="rect" draw:dots1="1" draw:dots1-length="0.011cm" draw:dots2="1" draw:dots2-length="0.011cm" draw:distance="0.011cm"/>
    <draw:stroke-dash draw:name="Dashed_20__28_var_29__20_630" draw:display-name="Dashed (var) 630" draw:style="rect" draw:dots1="1" draw:dots1-length="0.011cm" draw:dots2="1" draw:dots2-length="0.011cm" draw:distance="0.011cm"/>
    <draw:stroke-dash draw:name="Dashed_20__28_var_29__20_631" draw:display-name="Dashed (var) 631" draw:style="rect" draw:dots1="1" draw:dots1-length="0.011cm" draw:dots2="1" draw:dots2-length="0.011cm" draw:distance="0.011cm"/>
    <draw:stroke-dash draw:name="Dashed_20__28_var_29__20_632" draw:display-name="Dashed (var) 632" draw:style="rect" draw:dots1="1" draw:dots1-length="0.011cm" draw:dots2="1" draw:dots2-length="0.011cm" draw:distance="0.011cm"/>
    <draw:stroke-dash draw:name="Dashed_20__28_var_29__20_633" draw:display-name="Dashed (var) 633" draw:style="rect" draw:dots1="1" draw:dots1-length="0.011cm" draw:dots2="1" draw:dots2-length="0.011cm" draw:distance="0.011cm"/>
    <draw:stroke-dash draw:name="Dashed_20__28_var_29__20_634" draw:display-name="Dashed (var) 634" draw:style="rect" draw:dots1="1" draw:dots1-length="0.011cm" draw:dots2="1" draw:dots2-length="0.011cm" draw:distance="0.011cm"/>
    <draw:stroke-dash draw:name="Dashed_20__28_var_29__20_635" draw:display-name="Dashed (var) 635" draw:style="rect" draw:dots1="1" draw:dots1-length="0.011cm" draw:dots2="1" draw:dots2-length="0.011cm" draw:distance="0.011cm"/>
    <draw:stroke-dash draw:name="Dashed_20__28_var_29__20_636" draw:display-name="Dashed (var) 636" draw:style="rect" draw:dots1="1" draw:dots1-length="0.011cm" draw:dots2="1" draw:dots2-length="0.011cm" draw:distance="0.011cm"/>
    <draw:stroke-dash draw:name="Dashed_20__28_var_29__20_637" draw:display-name="Dashed (var) 637" draw:style="rect" draw:dots1="1" draw:dots1-length="0.011cm" draw:dots2="1" draw:dots2-length="0.011cm" draw:distance="0.011cm"/>
    <draw:stroke-dash draw:name="Dashed_20__28_var_29__20_638" draw:display-name="Dashed (var) 638" draw:style="rect" draw:dots1="1" draw:dots1-length="0.011cm" draw:dots2="1" draw:dots2-length="0.011cm" draw:distance="0.011cm"/>
    <draw:stroke-dash draw:name="Dashed_20__28_var_29__20_639" draw:display-name="Dashed (var) 639"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1" draw:display-name="Dashed (var) 641" draw:style="rect" draw:dots1="1" draw:dots1-length="0.011cm" draw:dots2="1" draw:dots2-length="0.011cm" draw:distance="0.011cm"/>
    <draw:stroke-dash draw:name="Dashed_20__28_var_29__20_642" draw:display-name="Dashed (var) 642" draw:style="rect" draw:dots1="1" draw:dots1-length="0.011cm" draw:dots2="1" draw:dots2-length="0.011cm" draw:distance="0.011cm"/>
    <draw:stroke-dash draw:name="Dashed_20__28_var_29__20_643" draw:display-name="Dashed (var) 643" draw:style="rect" draw:dots1="1" draw:dots1-length="0.011cm" draw:dots2="1" draw:dots2-length="0.011cm" draw:distance="0.011cm"/>
    <draw:stroke-dash draw:name="Dashed_20__28_var_29__20_644" draw:display-name="Dashed (var) 644" draw:style="rect" draw:dots1="1" draw:dots1-length="0.011cm" draw:dots2="1" draw:dots2-length="0.011cm" draw:distance="0.011cm"/>
    <draw:stroke-dash draw:name="Dashed_20__28_var_29__20_654" draw:display-name="Dashed (var) 654" draw:style="rect" draw:dots1="1" draw:dots1-length="0.283cm" draw:distance="0.142cm"/>
    <draw:stroke-dash draw:name="Dashed_20__28_var_29__20_655" draw:display-name="Dashed (var) 655" draw:style="rect" draw:dots1="1" draw:dots1-length="0.011cm" draw:dots2="1" draw:dots2-length="0.011cm" draw:distance="0.011cm"/>
    <draw:stroke-dash draw:name="Dashed_20__28_var_29__20_656" draw:display-name="Dashed (var) 656" draw:style="rect" draw:dots1="1" draw:dots1-length="0.011cm" draw:dots2="1" draw:dots2-length="0.011cm" draw:distance="0.011cm"/>
    <draw:stroke-dash draw:name="Dashed_20__28_var_29__20_657" draw:display-name="Dashed (var) 657" draw:style="rect" draw:dots1="1" draw:dots1-length="0.011cm" draw:dots2="1" draw:dots2-length="0.011cm" draw:distance="0.011cm"/>
    <draw:stroke-dash draw:name="Dashed_20__28_var_29__20_658" draw:display-name="Dashed (var) 658" draw:style="rect" draw:dots1="1" draw:dots1-length="0.011cm" draw:dots2="1" draw:dots2-length="0.011cm" draw:distance="0.011cm"/>
    <draw:stroke-dash draw:name="Dashed_20__28_var_29__20_659" draw:display-name="Dashed (var) 659" draw:style="rect" draw:dots1="1" draw:dots1-length="0.011cm" draw:dots2="1" draw:dots2-length="0.011cm" draw:distance="0.011cm"/>
    <draw:stroke-dash draw:name="Dashed_20__28_var_29__20_660" draw:display-name="Dashed (var) 660" draw:style="rect" draw:dots1="1" draw:dots1-length="0.011cm" draw:dots2="1" draw:dots2-length="0.011cm" draw:distance="0.011cm"/>
    <draw:stroke-dash draw:name="Dashed_20__28_var_29__20_661" draw:display-name="Dashed (var) 661" draw:style="rect" draw:dots1="1" draw:dots1-length="0.011cm" draw:dots2="1" draw:dots2-length="0.011cm" draw:distance="0.011cm"/>
    <draw:stroke-dash draw:name="Dashed_20__28_var_29__20_662" draw:display-name="Dashed (var) 662" draw:style="rect" draw:dots1="1" draw:dots1-length="0.011cm" draw:dots2="1" draw:dots2-length="0.011cm" draw:distance="0.011cm"/>
    <draw:stroke-dash draw:name="Dashed_20__28_var_29__20_663" draw:display-name="Dashed (var) 663"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WenQuanYi Zen Hei Sharp1"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WenQuanYi Zen Hei Sharp1"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ed1c24" loext:opacity="100%" fo:font-size="11pt" style:font-size-asian="10.5pt"/>
    </style:style>
    <style:style style:name="Heading" style:family="paragraph" style:parent-style-name="Standard" style:next-style-name="Text_20_body" style:class="text" style:master-page-name="">
      <loext:graphic-properties draw:fill="none" draw:fill-color="#729fcf"/>
      <style:paragraph-properties fo:margin-top="0.4cm" fo:margin-bottom="0.199cm" style:contextual-spacing="false" style:page-number="auto" fo:background-color="transparent" style:shadow="none" fo:keep-with-next="always">
        <style:tab-stops/>
      </style:paragraph-properties>
      <style:text-properties fo:color="#21409a" loext:opacity="100%" style:font-name="Liberation Sans1"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list-style-name="EG_20_All_20_commi" style:class="text" style:master-page-name="">
      <style:paragraph-properties fo:margin-top="0cm" fo:margin-bottom="0.199cm" style:contextual-spacing="false" fo:line-height="100%" fo:text-align="justify" style:justify-single-word="false" fo:hyphenation-ladder-count="no-limit" style:page-number="auto">
        <style:tab-stops/>
      </style:paragraph-properties>
      <style:text-properties style:use-window-font-color="true" loext:opacity="0%" fo:font-size="11pt" style:font-size-asian="10.5pt"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next-style-name="Text_20_body" style:class="extra" style:master-page-name="">
      <loext:graphic-properties draw:fill="none" draw:fill-color="#729fcf"/>
      <style:paragraph-properties fo:margin-left="1cm" fo:margin-right="0cm" fo:margin-top="0.15cm" fo:margin-bottom="0.25cm" style:contextual-spacing="false" fo:text-align="justify" style:justify-single-word="false" fo:text-indent="-1cm" style:auto-text-indent="false" style:page-number="auto" fo:background-color="transparent" style:shadow="none" text:number-lines="false" text:line-number="0">
        <style:tab-stops/>
      </style:paragraph-properties>
      <style:text-properties fo:color="#21409a" loext:opacity="100%" fo:font-style="italic" style:font-size-asian="10.5pt"/>
    </style:style>
    <style:style style:name="Index" style:family="paragraph" style:parent-style-name="Standard" style:class="index" style:master-page-name="">
      <loext:graphic-properties draw:fill="none" draw:fill-color="#729fcf"/>
      <style:paragraph-properties style:page-number="auto" fo:background-color="transparent" style:shadow="none" text:number-lines="false" text:line-number="0">
        <style:tab-stops/>
      </style:paragraph-properties>
      <style:text-properties style:use-window-font-color="true" loext:opacity="0%" style:font-name="Liberation Sans2" fo:font-family="'Liberation Sans'" style:font-style-name="Standard" style:font-family-generic="swiss" style:font-pitch="variable" fo:font-size="9pt" style:font-size-asian="12pt" style:font-name-complex="Lohit Devanagari2"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729fcf"/>
      <style:paragraph-properties style:page-number="auto" fo:background-color="transparent" fo:padding="0.049cm" fo:border="none" style:shadow="none" text:number-lines="false" text:line-number="0">
        <style:tab-stops>
          <style:tab-stop style:position="17cm" style:type="right"/>
        </style:tab-stops>
      </style:paragraph-properties>
      <style:text-properties style:use-window-font-color="true" loext:opacity="0%" style:font-name="Liberation Sans2" fo:font-family="'Liberation Sans'" style:font-style-name="Standard" style:font-family-generic="swiss" style:font-pitch="variable" fo:font-size="9pt" style:font-size-asian="10.5pt"/>
    </style:style>
    <style:style style:name="Heading_20_1" style:display-name="Heading 1" style:family="paragraph" style:parent-style-name="Heading" style:next-style-name="Text_20_body" style:default-outline-level="1" style:class="text" style:master-page-name="EG_20_Sezioni">
      <style:paragraph-properties fo:margin-top="0cm" fo:margin-bottom="2cm" style:contextual-spacing="false" fo:orphans="0" fo:widows="0" style:page-number="1" fo:break-before="auto" fo:break-after="auto" fo:padding="0cm" fo:border="none" style:shadow="none"/>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EG_20_Capitoli_20_prima">
      <loext:graphic-properties draw:fill="none" draw:fill-color="#729fcf"/>
      <style:paragraph-properties fo:margin-top="0cm" fo:margin-bottom="1cm" style:contextual-spacing="false" fo:orphans="0" fo:widows="0" style:page-number="1" fo:break-before="auto" fo:break-after="auto" fo:background-color="transparent" style:shadow="none" text:number-lines="false" text:line-number="0">
        <style:tab-stops/>
      </style:paragraph-properties>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left="3cm" fo:margin-right="0cm" fo:margin-top="0.4cm" fo:margin-bottom="0.199cm" style:contextual-spacing="false" fo:text-indent="-3cm" style:auto-text-indent="false" style:page-number="auto" fo:background-color="transparent" fo:padding-left="0cm" fo:padding-right="0cm" fo:padding-top="0.199cm" fo:padding-bottom="0cm" fo:border-left="none" fo:border-right="none" fo:border-top="0.26pt solid #000000" fo:border-bottom="none" style:shadow="none">
        <style:tab-stops/>
      </style:paragraph-properties>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3cm" fo:margin-right="0cm" fo:margin-top="0.4cm" fo:margin-bottom="0.199cm" style:contextual-spacing="false" fo:text-indent="-3cm" style:auto-text-indent="false" style:page-number="auto">
        <style:tab-stops/>
      </style:paragraph-properties>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199cm" fo:margin-bottom="0.199cm" style:contextual-spacing="false" style:page-number="auto"/>
      <style:text-properties fo:font-size="11pt"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G_20_Sezione_20_etichetta" style:display-name="EG Sezione etichetta" style:family="paragraph" style:parent-style-name="Heading_20_2" style:default-outline-level="" style:list-style-name="" style:master-page-name="">
      <loext:graphic-properties draw:fill="none" draw:fill-color="#729fcf"/>
      <style:paragraph-properties fo:margin-left="0cm" fo:margin-right="0cm" fo:margin-top="0cm" fo:margin-bottom="0cm" style:contextual-spacing="false" fo:orphans="0" fo:widows="0" fo:text-indent="4.001cm" style:auto-text-indent="false" style:page-number="auto" fo:break-before="auto" fo:break-after="auto" fo:background-color="transparent" fo:padding="0cm" fo:border="none" style:shadow="none">
        <style:tab-stops/>
      </style:paragraph-properties>
      <style:text-properties fo:text-transform="uppercase" fo:color="#21409a" loext:opacity="100%" fo:font-size="11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master-page-name="">
      <style:paragraph-properties fo:margin-left="1cm" fo:margin-right="1cm" fo:margin-top="0.199cm" fo:margin-bottom="0cm" style:contextual-spacing="false" fo:text-indent="0cm" style:auto-text-indent="false" style:page-number="auto">
        <style:tab-stops>
          <style:tab-stop style:position="17cm" style:type="right" style:leader-style="dotted" style:leader-text="."/>
        </style:tab-stops>
      </style:paragraph-properties>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style:use-window-font-color="true" loext:opacity="0%" style:font-name="Liberation Sans2" fo:font-family="'Liberation Sans'" style:font-style-name="Standard" style:font-family-generic="swiss" style:font-pitch="variable"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uto_20_tabella_20_centrato" style:display-name="Contenuto tabella centrato" style:family="paragraph" style:parent-style-name="Table_20_Contents">
      <style:paragraph-properties fo:text-align="center" style:justify-single-word="false"/>
      <style:text-properties officeooo:rsid="0018217d" style:font-size-asian="10.5pt"/>
    </style:style>
    <style:style style:name="Contenuto_20_tabella_20_lungo" style:display-name="Contenuto tabella lungo" style:family="paragraph" style:parent-style-name="Table_20_Contents" style:master-page-name="">
      <style:paragraph-properties fo:margin-top="0cm" fo:margin-bottom="0.101cm" style:contextual-spacing="false" fo:text-align="justify" style:justify-single-word="false" fo:hyphenation-ladder-count="no-limit" style:page-number="auto"/>
      <style:text-properties style:font-size-asian="10.5pt" fo:hyphenate="true" fo:hyphenation-remain-char-count="2" fo:hyphenation-push-char-count="2" loext:hyphenation-no-caps="false"/>
    </style:style>
    <style:style style:name="Illustration" style:family="paragraph" style:parent-style-name="Caption" style:class="extra"/>
    <style:style style:name="Drawing" style:family="paragraph" style:parent-style-name="Caption" style:class="extra"/>
    <style:style style:name="Text" style:family="paragraph" style:parent-style-name="Caption" style:class="extra"/>
    <style:style style:name="EG_20_Formula" style:display-name="EG Formula" style:family="paragraph" style:parent-style-name="Text_20_body" style:list-style-name="" style:master-page-name="">
      <loext:graphic-properties draw:fill="none" draw:fill-color="#729fcf"/>
      <style:paragraph-properties fo:margin-left="4.5cm" fo:margin-right="0cm" fo:text-align="justify" style:justify-single-word="false" fo:text-indent="-1cm" style:auto-text-indent="false" style:page-number="auto" fo:background-color="transparent">
        <style:tab-stops>
          <style:tab-stop style:position="10.1cm" style:type="center"/>
        </style:tab-stops>
      </style:paragraph-properties>
      <style:text-properties style:font-size-asian="10.5pt"/>
    </style:style>
    <style:style style:name="Marginalia" style:family="paragraph" loext:hidden="true" style:hidden="true" style:parent-style-name="Text_20_body" style:class="text">
      <style:paragraph-properties fo:margin-left="4.001cm" fo:margin-right="0cm" fo:text-indent="0cm" style:auto-text-indent="false"/>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rame_20_contents" style:display-name="Frame contents" style:family="paragraph" loext:hidden="true" style:hidden="true" style:parent-style-name="Standard" style:class="extra"/>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Signature" style:family="paragraph" loext:hidden="true" style:hidden="true" style:parent-style-name="Standard" style:class="text">
      <style:paragraph-properties text:number-lines="false" text:line-number="0"/>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color="#21409a" loext:opacity="100%" fo:font-size="10pt" style:font-size-asian="10pt" style:font-size-complex="10pt"/>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Contents_20_2" style:display-name="Contents 2" style:family="paragraph" style:parent-style-name="Index" style:class="index" style:master-page-name="">
      <style:paragraph-properties fo:margin-left="2cm" fo:margin-right="1cm" fo:margin-top="0cm" fo:margin-bottom="0cm" style:contextual-spacing="false" fo:text-indent="0cm" style:auto-text-indent="false" style:page-number="auto">
        <style:tab-stops>
          <style:tab-stop style:position="16.501cm" style:type="right" style:leader-style="dotted" style:leader-text="."/>
        </style:tab-stops>
      </style:paragraph-properties>
      <style:text-properties style:font-size-asian="10.5pt" style:font-weight-asian="normal"/>
    </style:style>
    <style:style style:name="EG_20_Titolo_20_struttura" style:display-name="EG Titolo struttura" style:family="paragraph" style:parent-style-name="Heading" style:next-style-name="Standard" style:default-outline-level="1" style:list-style-name="" style:class="text" style:master-page-name="EG_20_Sezioni">
      <style:paragraph-properties fo:margin-left="4.001cm" fo:margin-right="0cm" fo:margin-top="0cm" fo:margin-bottom="2cm" style:contextual-spacing="false" fo:text-indent="-4.001cm" style:auto-text-indent="false" style:page-number="1" fo:break-before="auto" fo:break-after="auto" fo:padding="0cm" fo:border="none" style:shadow="none" style:writing-mode="page">
        <style:tab-stops/>
      </style:paragraph-properties>
      <style:text-properties fo:color="#21409a" loext:opacity="100%" fo:font-size="16pt" fo:font-weight="bold" officeooo:rsid="000fd0b5" style:font-weight-asian="normal"/>
    </style:style>
    <style:style style:name="EG_20_Nota" style:display-name="EG Nota" style:family="paragraph" style:parent-style-name="Text_20_body" style:next-style-name="Text_20_body" style:list-style-name="EG_20_All_20_nota_20_auto">
      <style:text-properties fo:color="#21409a" loext:opacity="100%" fo:font-size="9pt" style:font-size-asian="10.5pt"/>
    </style:style>
    <style:style style:name="Contents_20_3" style:display-name="Contents 3" style:family="paragraph" style:parent-style-name="Index" style:class="index" style:master-page-name="">
      <loext:graphic-properties draw:fill="none" draw:fill-color="#729fcf"/>
      <style:paragraph-properties fo:margin-left="1cm" fo:margin-right="1cm" fo:margin-top="0.199cm" fo:margin-bottom="0cm" style:contextual-spacing="false" fo:text-indent="0cm" style:auto-text-indent="false" style:page-number="auto" fo:background-color="transparent" style:shadow="none">
        <style:tab-stops/>
      </style:paragraph-properties>
    </style:style>
    <style:style style:name="Contents_20_4" style:display-name="Contents 4" style:family="paragraph" style:parent-style-name="Index" style:class="index" style:master-page-name="">
      <loext:graphic-properties draw:fill="none" draw:fill-color="#729fcf"/>
      <style:paragraph-properties fo:margin-left="2cm" fo:margin-right="1cm" fo:text-indent="-0.499cm" style:auto-text-indent="false" style:page-number="auto" fo:background-color="transparent" style:shadow="none">
        <style:tab-stops/>
      </style:paragraph-properties>
      <style:text-properties fo:font-size="7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G_20_Apice" style:display-name="EG Apice" style:family="text">
      <style:text-properties style:text-position="super 58%" style:font-size-asian="10.5pt"/>
    </style:style>
    <style:style style:name="EG_20_Pedice" style:display-name="EG Pedice" style:family="text" style:parent-style-name="EG_20_Apice">
      <style:text-properties style:text-position="sub 58%"/>
    </style:style>
    <style:style style:name="Emphasis" style:family="text">
      <style:text-properties fo:font-style="italic" style:font-style-asian="italic" style:font-style-complex="italic"/>
    </style:style>
    <style:style style:name="Drop_20_Caps" style:display-name="Drop Caps" style:family="text" loext:hidden="true" style:hidden="tru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21.001cm" style:rel-width="100%" fo:min-height="0.34cm" text:anchor-type="paragraph" svg:x="0cm" svg:y="0cm" fo:margin-left="0cm" fo:margin-right="0cm" fo:margin-top="0.199cm" fo:margin-bottom="0.4cm" style:protect="none" style:wrap="none" style:vertical-pos="bottom" style:vertical-rel="paragraph-content" style:horizontal-pos="center" style:horizontal-rel="page-content" fo:background-color="transparent" draw:fill="none" draw:fill-color="#729fcf" fo:padding="0cm" fo:border="none" style:shadow="none" draw:shadow-opacity="100%" loext:rel-width-rel="paragraph">
        <style:columns fo:column-count="1" fo:column-gap="0cm"/>
      </style:graphic-properties>
    </style:style>
    <style:style style:name="Graphics" style:family="graphic">
      <style:graphic-properties svg:width="16.002cm" style:rel-width="100%" fo:min-height="0.041cm" text:anchor-type="paragraph" svg:x="0cm" svg:y="0cm" fo:margin-top="0cm" fo:margin-bottom="0.199cm" style:wrap="dynamic" style:number-wrapped-paragraphs="no-limit" style:wrap-contour="false" style:vertical-pos="top" style:vertical-rel="paragraph" style:horizontal-pos="center" style:horizontal-rel="paragraph" fo:background-color="transparent" draw:fill="none" draw:fill-color="#729fcf" fo:padding="0cm" fo:border="none" style:shadow="none" draw:shadow-opacity="100%" loext:rel-width-rel="paragraph">
        <style:columns fo:column-count="1" fo:column-gap="0cm"/>
      </style:graphic-properties>
    </style:style>
    <style:style style:name="Formula" style:family="graphic">
      <style:graphic-properties text:anchor-type="as-char" svg:y="0cm" fo:margin-left="0cm" fo:margin-right="0cm" fo:margin-top="0cm" fo:margin-bottom="0cm" style:wrap="parallel" style:number-wrapped-paragraphs="no-limit" style:wrap-contour="false" style:vertical-pos="middle" style:vertical-rel="text"/>
    </style:style>
    <style:style style:name="EG_20_Cornice" style:display-name="EG Cornice" style:family="graphic" style:parent-style-name="Frame">
      <style:graphic-properties svg:width="16cm" fo:min-height="0.499cm" svg:x="0cm" svg:y="0.646cm" fo:margin-left="0cm" fo:margin-right="0cm" fo:margin-top="0.199cm" fo:margin-bottom="0.4cm" style:protect="size" style:wrap="none" style:vertical-pos="bottom" style:vertical-rel="paragraph-content" style:horizontal-pos="center" style:horizontal-rel="paragraph" fo:background-color="transparent" draw:fill="none" draw:fill-color="#729fcf" fo:padding="0cm" fo:border="none" style:shadow="none" draw:shadow-opacity="100%">
        <style:columns fo:column-count="1" fo:column-gap="0cm"/>
      </style:graphic-properties>
    </style:style>
    <style:style style:name="EG_20_Immagini" style:display-name="EG Immagini" style:family="graphic" style:parent-style-name="Graphics">
      <style:graphic-properties svg:width="16cm" fo:min-height="0.499cm" fo:margin-left="0cm" fo:margin-right="0cm" fo:margin-top="0cm" fo:margin-bottom="0.199cm" style:wrap="dynamic" style:number-wrapped-paragraphs="no-limit" style:wrap-contour="false" fo:background-color="transparent" draw:fill="none" draw:fill-color="#729fcf" fo:padding="0cm" fo:border="none" style:shadow="none" draw:shadow-opacity="100%"/>
    </style:style>
    <text:outline-style style:name="Outline">
      <text:outline-level-style text:level="1" style:num-prefix="Sezione " style:num-format="A" text:start-value="22">
        <style:list-level-properties text:list-level-position-and-space-mode="label-alignment">
          <style:list-level-label-alignment text:label-followed-by="listtab" text:list-tab-stop-position="4.001cm" fo:text-indent="-4.001cm" fo:margin-left="4.001cm"/>
        </style:list-level-properties>
      </text:outline-level-style>
      <text:outline-level-style text:level="2" style:num-prefix="Capitolo " style:num-format="1" text:start-value="14" text:display-levels="2">
        <style:list-level-properties text:list-level-position-and-space-mode="label-alignment">
          <style:list-level-label-alignment text:label-followed-by="listtab" text:list-tab-stop-position="4.001cm" fo:text-indent="-4.001cm" fo:margin-left="4.001cm"/>
        </style:list-level-properties>
      </text:outline-level-style>
      <text:outline-level-style text:level="3" style:num-format="1" text:display-levels="3">
        <style:list-level-properties text:list-level-position-and-space-mode="label-alignment">
          <style:list-level-label-alignment text:label-followed-by="listtab" text:list-tab-stop-position="3cm" fo:text-indent="-3cm" fo:margin-left="3cm"/>
        </style:list-level-properties>
      </text:outline-level-style>
      <text:outline-level-style text:level="4" style:num-format="1" text:display-levels="4">
        <style:list-level-properties text:list-level-position-and-space-mode="label-alignment">
          <style:list-level-label-alignment text:label-followed-by="listtab" text:list-tab-stop-position="3cm" fo:text-indent="-3cm" fo:margin-left="3cm"/>
        </style:list-level-properties>
      </text:outline-level-style>
      <text:outline-level-style text:level="5" style:num-format="1" text:display-levels="5">
        <style:list-level-properties text:list-level-position-and-space-mode="label-alignment">
          <style:list-level-label-alignment text:label-followed-by="listtab" text:list-tab-stop-position="3cm" fo:text-indent="-3cm" fo:margin-left="3cm"/>
        </style:list-level-properties>
      </text:outline-level-style>
      <text:outline-level-style text:level="6" style:num-format="1" text:display-levels="6">
        <style:list-level-properties text:list-level-position-and-space-mode="label-alignment">
          <style:list-level-label-alignment text:label-followed-by="listtab" text:list-tab-stop-position="3cm" fo:text-indent="-3cm" fo:margin-left="3cm"/>
        </style:list-level-properties>
      </text:outline-level-style>
      <text:outline-level-style text:level="7" style:num-format="1" text:display-levels="7">
        <style:list-level-properties text:list-level-position-and-space-mode="label-alignment">
          <style:list-level-label-alignment text:label-followed-by="listtab" text:list-tab-stop-position="3cm" fo:text-indent="-3cm" fo:margin-left="3cm"/>
        </style:list-level-properties>
      </text:outline-level-style>
      <text:outline-level-style text:level="8" style:num-format="1" text:display-levels="8">
        <style:list-level-properties text:list-level-position-and-space-mode="label-alignment">
          <style:list-level-label-alignment text:label-followed-by="listtab" text:list-tab-stop-position="3cm" fo:text-indent="-3cm" fo:margin-left="3cm"/>
        </style:list-level-properties>
      </text:outline-level-style>
      <text:outline-level-style text:level="9" style:num-format="1" text:display-levels="9">
        <style:list-level-properties text:list-level-position-and-space-mode="label-alignment">
          <style:list-level-label-alignment text:label-followed-by="listtab" text:list-tab-stop-position="3cm" fo:text-indent="-3cm" fo:margin-left="3cm"/>
        </style:list-level-properties>
      </text:outline-level-style>
      <text:outline-level-style text:level="10" style:num-format="1" text:display-levels="10">
        <style:list-level-properties text:list-level-position-and-space-mode="label-alignment">
          <style:list-level-label-alignment text:label-followed-by="listtab" text:list-tab-stop-position="3cm" fo:text-indent="-3cm" fo:margin-left="3cm"/>
        </style:list-level-properties>
      </text:outline-level-style>
    </text:outline-style>
    <text:list-style style:name="EG_20_All_20_commi" style:display-name="EG All commi">
      <text:list-level-style-number text:level="1" text:style-name="Numbering_20_Symbols" style:num-suffix="." style:num-format="1">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4.001cm" fo:text-indent="-0.201cm" fo:margin-left="4.001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4.5cm" fo:text-indent="-0.199cm" fo:margin-left="4.5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5.001cm" fo:text-indent="-0.201cm" fo:margin-left="5.001cm"/>
        </style:list-level-properties>
      </text:list-level-style-number>
      <text:list-level-style-number text:level="5" text:style-name="Numbering_20_Symbols" style:num-suffix="." style:num-format="a">
        <style:list-level-properties text:list-level-position-and-space-mode="label-alignment" fo:text-align="end">
          <style:list-level-label-alignment text:label-followed-by="listtab" text:list-tab-stop-position="5.5cm" fo:text-indent="-0.199cm" fo:margin-left="5.5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001cm" fo:text-indent="-0.201cm" fo:margin-left="6.001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6.5cm" fo:text-indent="-0.199cm" fo:margin-left="6.5cm"/>
        </style:list-level-properties>
      </text:list-level-style-number>
      <text:list-level-style-number text:level="8" text:style-name="Numbering_20_Symbols" style:num-suffix="." style:num-format="a">
        <style:list-level-properties text:list-level-position-and-space-mode="label-alignment" fo:text-align="end">
          <style:list-level-label-alignment text:label-followed-by="listtab" text:list-tab-stop-position="7.001cm" fo:text-indent="-0.201cm" fo:margin-left="7.001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7.5cm" fo:text-indent="-0.199cm" fo:margin-left="7.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7.999cm" fo:text-indent="-0.199cm" fo:margin-left="7.999cm"/>
        </style:list-level-properties>
      </text:list-level-style-number>
    </text:list-style>
    <text:list-style style:name="EG_20_Elenco_20_semplice" style:display-name="EG Elenco semplice">
      <text:list-level-style-bullet text:level="1" text:style-name="Bullet_20_Symbols" text:bullet-char="●">
        <style:list-level-properties text:list-level-position-and-space-mode="label-alignment" fo:text-align="end">
          <style:list-level-label-alignment text:label-followed-by="listtab" text:list-tab-stop-position="0.7cm" fo:text-indent="-0.201cm" fo:margin-left="0.7cm"/>
        </style:list-level-properties>
        <style:text-properties fo:font-family="'Liberation Sans'" style:font-style-name="Regular" style:font-family-generic="swiss"/>
      </text:list-level-style-bullet>
      <text:list-level-style-bullet text:level="2" text:style-name="Bullet_20_Symbols" text:bullet-char="○">
        <style:list-level-properties text:list-level-position-and-space-mode="label-alignment" fo:text-align="end">
          <style:list-level-label-alignment text:label-followed-by="listtab" text:list-tab-stop-position="1.199cm" fo:text-indent="-0.199cm" fo:margin-left="1.199cm"/>
        </style:list-level-properties>
        <style:text-properties fo:font-family="'Liberation Sans'" style:font-style-name="Regular" style:font-family-generic="swiss"/>
      </text:list-level-style-bullet>
      <text:list-level-style-bullet text:level="3" text:style-name="Bullet_20_Symbols" text:bullet-char="●">
        <style:list-level-properties text:list-level-position-and-space-mode="label-alignment" fo:text-align="end">
          <style:list-level-label-alignment text:label-followed-by="listtab" text:list-tab-stop-position="1.7cm" fo:text-indent="-0.201cm" fo:margin-left="1.7cm"/>
        </style:list-level-properties>
        <style:text-properties fo:font-family="'Liberation Sans'" style:font-style-name="Regular" style:font-family-generic="swiss"/>
      </text:list-level-style-bullet>
      <text:list-level-style-bullet text:level="4" text:style-name="Bullet_20_Symbols" text:bullet-char="○">
        <style:list-level-properties text:list-level-position-and-space-mode="label-alignment" fo:text-align="end">
          <style:list-level-label-alignment text:label-followed-by="listtab" text:list-tab-stop-position="2.2cm" fo:text-indent="-0.199cm" fo:margin-left="2.2cm"/>
        </style:list-level-properties>
        <style:text-properties fo:font-family="'Liberation Sans'" style:font-style-name="Regular" style:font-family-generic="swiss"/>
      </text:list-level-style-bullet>
      <text:list-level-style-bullet text:level="5" text:style-name="Bullet_20_Symbols" text:bullet-char="●">
        <style:list-level-properties text:list-level-position-and-space-mode="label-alignment" fo:text-align="end">
          <style:list-level-label-alignment text:label-followed-by="listtab" text:list-tab-stop-position="2.701cm" fo:text-indent="-0.201cm" fo:margin-left="2.701cm"/>
        </style:list-level-properties>
        <style:text-properties fo:font-family="'Liberation Sans'" style:font-style-name="Regular" style:font-family-generic="swiss"/>
      </text:list-level-style-bullet>
      <text:list-level-style-bullet text:level="6" text:style-name="Bullet_20_Symbols" text:bullet-char="○">
        <style:list-level-properties text:list-level-position-and-space-mode="label-alignment" fo:text-align="end">
          <style:list-level-label-alignment text:label-followed-by="listtab" text:list-tab-stop-position="3.2cm" fo:text-indent="-0.199cm" fo:margin-left="3.2cm"/>
        </style:list-level-properties>
        <style:text-properties fo:font-family="'Liberation Sans'" style:font-style-name="Regular" style:font-family-generic="swiss"/>
      </text:list-level-style-bullet>
      <text:list-level-style-bullet text:level="7" text:style-name="Bullet_20_Symbols" text:bullet-char="●">
        <style:list-level-properties text:list-level-position-and-space-mode="label-alignment" fo:text-align="end">
          <style:list-level-label-alignment text:label-followed-by="listtab" text:list-tab-stop-position="3.701cm" fo:text-indent="-0.201cm" fo:margin-left="3.701cm"/>
        </style:list-level-properties>
        <style:text-properties fo:font-family="'Liberation Sans'" style:font-style-name="Regular" style:font-family-generic="swiss"/>
      </text:list-level-style-bullet>
      <text:list-level-style-bullet text:level="8" text:style-name="Bullet_20_Symbols" text:bullet-char="○">
        <style:list-level-properties text:list-level-position-and-space-mode="label-alignment" fo:text-align="end">
          <style:list-level-label-alignment text:label-followed-by="listtab" text:list-tab-stop-position="4.2cm" fo:text-indent="-0.199cm" fo:margin-left="4.2cm"/>
        </style:list-level-properties>
        <style:text-properties fo:font-family="'Liberation Sans'" style:font-style-name="Regular" style:font-family-generic="swiss"/>
      </text:list-level-style-bullet>
      <text:list-level-style-bullet text:level="9" text:style-name="Bullet_20_Symbols" text:bullet-char="●">
        <style:list-level-properties text:list-level-position-and-space-mode="label-alignment" fo:text-align="end">
          <style:list-level-label-alignment text:label-followed-by="listtab" text:list-tab-stop-position="4.701cm" fo:text-indent="-0.201cm" fo:margin-left="4.701cm"/>
        </style:list-level-properties>
        <style:text-properties fo:font-family="'Liberation Sans'" style:font-style-name="Regular" style:font-family-generic="swiss"/>
      </text:list-level-style-bullet>
      <text:list-level-style-bullet text:level="10" text:style-name="Bullet_20_Symbols" text:bullet-char="○">
        <style:list-level-properties text:list-level-position-and-space-mode="label-alignment" fo:text-align="end">
          <style:list-level-label-alignment text:label-followed-by="listtab" text:list-tab-stop-position="5.2cm" fo:text-indent="-0.199cm" fo:margin-left="5.2cm"/>
        </style:list-level-properties>
        <style:text-properties fo:font-family="'Liberation Sans'" style:font-style-name="Regular" style:font-family-generic="swiss"/>
      </text:list-level-style-bullet>
    </text:list-style>
    <text:list-style style:name="EG_20_All_20_elenco" style:display-name="EG All elenco">
      <text:list-level-style-bullet text:level="1" text:style-name="Bullet_20_Symbols" text:bullet-char="●">
        <style:list-level-properties text:list-level-position-and-space-mode="label-alignment" fo:text-align="end">
          <style:list-level-label-alignment text:label-followed-by="listtab" text:list-tab-stop-position="4.001cm" fo:text-indent="-0.201cm" fo:margin-left="4.001cm"/>
        </style:list-level-properties>
        <style:text-properties fo:font-family="'Liberation Serif'" style:font-style-name="Regular" style:font-family-generic="roman"/>
      </text:list-level-style-bullet>
      <text:list-level-style-bullet text:level="2" text:style-name="Bullet_20_Symbols" text:bullet-char="○">
        <style:list-level-properties text:list-level-position-and-space-mode="label-alignment" fo:text-align="end">
          <style:list-level-label-alignment text:label-followed-by="listtab" text:list-tab-stop-position="4.5cm" fo:text-indent="-0.199cm" fo:margin-left="4.5cm"/>
        </style:list-level-properties>
        <style:text-properties fo:font-family="'Liberation Serif'" style:font-style-name="Regular" style:font-family-generic="roman"/>
      </text:list-level-style-bullet>
      <text:list-level-style-bullet text:level="3" text:style-name="Bullet_20_Symbols" text:bullet-char="●">
        <style:list-level-properties text:list-level-position-and-space-mode="label-alignment" fo:text-align="end">
          <style:list-level-label-alignment text:label-followed-by="listtab" text:list-tab-stop-position="5.001cm" fo:text-indent="-0.201cm" fo:margin-left="5.001cm"/>
        </style:list-level-properties>
        <style:text-properties fo:font-family="'Liberation Serif'" style:font-style-name="Regular" style:font-family-generic="roman"/>
      </text:list-level-style-bullet>
      <text:list-level-style-bullet text:level="4" text:style-name="Bullet_20_Symbols" text:bullet-char="●">
        <style:list-level-properties text:list-level-position-and-space-mode="label-alignment" fo:text-align="end">
          <style:list-level-label-alignment text:label-followed-by="listtab" text:list-tab-stop-position="5.5cm" fo:text-indent="-0.199cm" fo:margin-left="5.5cm"/>
        </style:list-level-properties>
        <style:text-properties fo:font-family="'Liberation Serif'" style:font-style-name="Regular" style:font-family-generic="roman"/>
      </text:list-level-style-bullet>
      <text:list-level-style-bullet text:level="5" text:style-name="Bullet_20_Symbols" text:bullet-char="○">
        <style:list-level-properties text:list-level-position-and-space-mode="label-alignment" fo:text-align="end">
          <style:list-level-label-alignment text:label-followed-by="listtab" text:list-tab-stop-position="6.001cm" fo:text-indent="-0.201cm" fo:margin-left="6.001cm"/>
        </style:list-level-properties>
        <style:text-properties fo:font-family="'Liberation Serif'" style:font-style-name="Regular" style:font-family-generic="roman"/>
      </text:list-level-style-bullet>
      <text:list-level-style-bullet text:level="6" text:style-name="Bullet_20_Symbols" text:bullet-char="●">
        <style:list-level-properties text:list-level-position-and-space-mode="label-alignment" fo:text-align="end">
          <style:list-level-label-alignment text:label-followed-by="listtab" text:list-tab-stop-position="6.5cm" fo:text-indent="-0.199cm" fo:margin-left="6.5cm"/>
        </style:list-level-properties>
        <style:text-properties fo:font-family="'Liberation Serif'" style:font-style-name="Regular" style:font-family-generic="roman"/>
      </text:list-level-style-bullet>
      <text:list-level-style-bullet text:level="7" text:style-name="Bullet_20_Symbols" text:bullet-char="○">
        <style:list-level-properties text:list-level-position-and-space-mode="label-alignment" fo:text-align="end">
          <style:list-level-label-alignment text:label-followed-by="listtab" text:list-tab-stop-position="7.001cm" fo:text-indent="-0.201cm" fo:margin-left="7.001cm"/>
        </style:list-level-properties>
        <style:text-properties fo:font-family="'Liberation Serif'" style:font-style-name="Regular" style:font-family-generic="roman"/>
      </text:list-level-style-bullet>
      <text:list-level-style-bullet text:level="8" text:style-name="Bullet_20_Symbols" text:bullet-char="●">
        <style:list-level-properties text:list-level-position-and-space-mode="label-alignment" fo:text-align="end">
          <style:list-level-label-alignment text:label-followed-by="listtab" text:list-tab-stop-position="7.5cm" fo:text-indent="-0.199cm" fo:margin-left="7.5cm"/>
        </style:list-level-properties>
        <style:text-properties fo:font-family="'Liberation Serif'" style:font-style-name="Regular" style:font-family-generic="roman"/>
      </text:list-level-style-bullet>
      <text:list-level-style-bullet text:level="9" text:style-name="Bullet_20_Symbols" text:bullet-char="○">
        <style:list-level-properties text:list-level-position-and-space-mode="label-alignment" fo:text-align="end">
          <style:list-level-label-alignment text:label-followed-by="listtab" text:list-tab-stop-position="7.999cm" fo:text-indent="-0.199cm" fo:margin-left="7.999cm"/>
        </style:list-level-properties>
        <style:text-properties fo:font-family="'Liberation Serif'" style:font-style-name="Regular" style:font-family-generic="roman"/>
      </text:list-level-style-bullet>
      <text:list-level-style-bullet text:level="10" text:style-name="Bullet_20_Symbols" text:bullet-char="●">
        <style:list-level-properties text:list-level-position-and-space-mode="label-alignment" fo:text-align="end">
          <style:list-level-label-alignment text:label-followed-by="listtab" text:list-tab-stop-position="8.5cm" fo:text-indent="-0.199cm" fo:margin-left="8.5cm"/>
        </style:list-level-properties>
        <style:text-properties fo:font-family="'Liberation Serif'" style:font-style-name="Regular" style:font-family-generic="roman"/>
      </text:list-level-style-bullet>
    </text:list-style>
    <text:list-style style:name="EG_20_All_20_nota_20_auto" style:display-name="EG All nota auto">
      <text:list-level-style-number text:level="1"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3"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4"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5"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6"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7"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8"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9"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10"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EG_20_Sezione_20_etichetta">
      <style:paragraph-properties fo:break-before="page"/>
      <style:text-properties officeooo:rsid="00dee732" officeooo:paragraph-rsid="00f71338"/>
    </style:style>
    <style:page-layout style:name="Mpm1">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51pt solid #000000" fo:border-bottom="none" fo:border-left="none" fo:border-right="none" fo:padding="0.049cm" style:shadow="none" fo:background-color="transparent" style:dynamic-spacing="false" draw:fill="none" draw:fill-color="#729fcf"/>
      </style:footer-style>
    </style:page-layout>
    <style:page-layout style:name="Mpm10"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5.001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499cm" fo:margin-right="2.499cm" fo:border="none" fo:padding="0cm" style:shadow="none" fo:background-color="#dddddd" style:writing-mode="lr-tb" style:layout-grid-color="#c0c0c0" style:layout-grid-lines="20" style:layout-grid-base-height="0.706cm" style:layout-grid-ruby-height="0.353cm" style:layout-grid-mode="none" style:layout-grid-ruby-below="false" style:layout-grid-print="false" style:layout-grid-display="false" draw:fill="solid" draw:fill-color="#dddddd" draw:opacity="100%"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2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page-layout>
    <style:style style:name="Mdp1" style:family="drawing-page">
      <style:drawing-page-properties draw:fill="none" draw:fill-color="#729fcf"/>
    </style:style>
    <style:style style:name="Mdp2" style:family="drawing-page">
      <style:drawing-page-properties draw:fill="solid" draw:fill-color="#dddddd" draw:opacity="100%" draw:background-size="full"/>
    </style:style>
  </office:automatic-styles>
  <office:master-styles>
    <style:master-page style:name="Standard" style:page-layout-name="Mpm1" draw:style-name="Mdp1"/>
    <style:master-page style:name="Envelope" loext:hidden="true" style:hidden="true" style:page-layout-name="Mpm2">
      <style:header>
        <text:p text:style-name="Header"/>
      </style:header>
    </style:master-page>
    <style:master-page style:name="HTML" loext:hidden="true" style:hidden="true" style:page-layout-name="Mpm3">
      <style:header>
        <text:p text:style-name="Header"/>
      </style:header>
    </style:master-page>
    <style:master-page style:name="First_20_Page" style:display-name="First Page" style:page-layout-name="Mpm1" draw:style-name="Mdp1" style:next-style-name="EG_20_Sezioni"/>
    <style:master-page style:name="Left_20_Page" loext:hidden="true" style:hidden="true" style:display-name="Left Page" style:page-layout-name="Mpm4" style:next-style-name="Right_20_Page">
      <style:header>
        <text:p text:style-name="Header"/>
      </style:header>
    </style:master-page>
    <style:master-page style:name="Right_20_Page" loext:hidden="true" style:hidden="true" style:display-name="Right Page" style:page-layout-name="Mpm5" style:next-style-name="Left_20_Page">
      <style:header>
        <text:p text:style-name="Header"/>
      </style:header>
    </style:master-page>
    <style:master-page style:name="Index" loext:hidden="true" style:hidden="true" style:page-layout-name="Mpm6">
      <style:header>
        <text:p text:style-name="Header"/>
      </style:header>
    </style:master-page>
    <style:master-page style:name="Footnote" loext:hidden="true" style:hidden="true" style:page-layout-name="Mpm7">
      <style:header>
        <text:p text:style-name="Header"/>
      </style:header>
    </style:master-page>
    <style:master-page style:name="Endnote" loext:hidden="true" style:hidden="true" style:page-layout-name="Mpm7">
      <style:header>
        <text:p text:style-name="Header"/>
      </style:header>
    </style:master-page>
    <style:master-page style:name="Landscape" loext:hidden="true" style:hidden="true" style:page-layout-name="Mpm8">
      <style:header>
        <text:p text:style-name="Header"/>
      </style:header>
    </style:master-page>
    <style:master-page style:name="EG_20_Capitoli" style:display-name="EG Capitoli" style:page-layout-name="Mpm9" draw:style-name="Mdp1">
      <style:footer>
        <text:p text:style-name="Footer"><text:chapter text:display="number" text:outline-level="2">Capitolo V.14</text:chapter><text:s/><text:chapter text:display="name" text:outline-level="2">Chiusure d’ambito degli edifici civili</text:chapter><text:tab/>Pagina <text:chapter text:display="plain-number" text:outline-level="2">V.14</text:chapter>-<text:page-number text:select-page="current">10</text:page-number></text:p>
      </style:footer>
    </style:master-page>
    <style:master-page style:name="EG_20_Sezioni" style:display-name="EG Sezioni" style:page-layout-name="Mpm10" draw:style-name="Mdp1"/>
    <style:master-page style:name="EG_20_Ultima" style:display-name="EG Ultima" style:page-layout-name="Mpm11" draw:style-name="Mdp2"/>
    <style:master-page style:name="EG_20_Capitoli_20_prima" style:display-name="EG Capitoli prima" style:page-layout-name="Mpm12" draw:style-name="Mdp1" style:next-style-name="EG_20_Capitoli">
      <style:header>
        <text:p text:style-name="MP1"><text:chapter text:display="name" text:outline-level="1">Chiusure d’ambito degli edifici civili</text:chapt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6-26T07:02:13.061342206</meta:creation-date>
    <meta:editing-duration>PT5H5M29S</meta:editing-duration>
    <meta:editing-cycles>64</meta:editing-cycles>
    <meta:generator>LibreOffice/7.1.4.2$Linux_X86_64 LibreOffice_project/10$Build-2</meta:generator>
    <dc:title>modello_codicepi_14</dc:title>
    <dc:date>2021-06-29T13:22:22.017355118</dc:date>
    <meta:document-statistic meta:table-count="2" meta:image-count="0" meta:object-count="0" meta:page-count="10" meta:paragraph-count="161" meta:word-count="2976" meta:character-count="19720" meta:non-whitespace-character-count="17003"/>
    <meta:template xlink:type="simple" xlink:actuate="onRequest" xlink:title="modello_codicepi_14" xlink:href="../../../../../Modelli/modello_codicepi_14.ott" meta:date="2020-06-26T07:02:12.562125670"/>
  </office:meta>
</office:document-meta>
</file>